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12.64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8.054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113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Phone Number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5" office:value-type="string" calcext:value-type="string">
            <text:p>Grid Ref</text:p>
          </table:table-cell>
          <table:table-cell table:style-name="ce6" office:value-type="string" calcext:value-type="string">
            <text:p>OS Map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Abney Camping Barn</text:p>
          </table:table-cell>
          <table:table-cell office:value-type="string" calcext:value-type="string">
            <text:p>Ivy House Farm, Abney, Hathersage, Hope Val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32 1AH</text:p>
          </table:table-cell>
          <table:table-cell office:value-type="string" calcext:value-type="string">
            <text:p>0800 0191 700</text:p>
          </table:table-cell>
          <table:table-cell office:value-type="float" office:value="53.315165" calcext:value-type="float">
            <text:p>53.315165</text:p>
          </table:table-cell>
          <table:table-cell office:value-type="float" office:value="-1.70354" calcext:value-type="float">
            <text:p>-1.703540</text:p>
          </table:table-cell>
          <table:table-cell office:value-type="string" calcext:value-type="string">
            <text:p>SK 198 79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abney-camping-bar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Alstonefield</text:p>
          </table:table-cell>
          <table:table-cell office:value-type="string" calcext:value-type="string">
            <text:p>Gypsy Lane, Alstonefiel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2FZ</text:p>
          </table:table-cell>
          <table:table-cell office:value-type="string" calcext:value-type="string">
            <text:p>01335 310206</text:p>
          </table:table-cell>
          <table:table-cell office:value-type="float" office:value="53.099043" calcext:value-type="float">
            <text:p>53.099043</text:p>
          </table:table-cell>
          <table:table-cell office:value-type="float" office:value="-1.7987" calcext:value-type="float">
            <text:p>-1.798700</text:p>
          </table:table-cell>
          <table:table-cell office:value-type="string" calcext:value-type="string">
            <text:p>SK 136 558</text:p>
          </table:table-cell>
          <table:table-cell office:value-type="float" office:value="119" calcext:value-type="float">
            <text:p>1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lstonefield@yha.org.uk</text:p>
          </table:table-cell>
          <table:table-cell office:value-type="string" calcext:value-type="string">
            <text:p>http://www.yha.org.uk/hostel/alstonefield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Alstonefield Camping Barn</text:p>
          </table:table-cell>
          <table:table-cell office:value-type="string" calcext:value-type="string">
            <text:p>Gateham Grange, Alstonefield, Ashbourne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2FT</text:p>
          </table:table-cell>
          <table:table-cell office:value-type="string" calcext:value-type="string">
            <text:p>0800 0191700</text:p>
          </table:table-cell>
          <table:table-cell office:value-type="float" office:value="53.10883" calcext:value-type="float">
            <text:p>53.108830</text:p>
          </table:table-cell>
          <table:table-cell office:value-type="float" office:value="-1.8145" calcext:value-type="float">
            <text:p>-1.814500</text:p>
          </table:table-cell>
          <table:table-cell office:value-type="string" calcext:value-type="string">
            <text:p>SK 125 56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alstonefield-camping-bar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Birchover Camping Barn</text:p>
          </table:table-cell>
          <table:table-cell office:value-type="string" calcext:value-type="string">
            <text:p>Barn Farm, Birchover, Matlock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4 2BL</text:p>
          </table:table-cell>
          <table:table-cell office:value-type="string" calcext:value-type="string">
            <text:p>0800 0191700</text:p>
          </table:table-cell>
          <table:table-cell office:value-type="float" office:value="53.15704" calcext:value-type="float">
            <text:p>53.157040</text:p>
          </table:table-cell>
          <table:table-cell office:value-type="float" office:value="-1.64002" calcext:value-type="float">
            <text:p>-1.640020</text:p>
          </table:table-cell>
          <table:table-cell office:value-type="string" calcext:value-type="string">
            <text:p>SK 242 62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birchover-camping-bar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Bretton</text:p>
          </table:table-cell>
          <table:table-cell office:value-type="string" calcext:value-type="string">
            <text:p>Bretton, nr Eyam, Hope Valley, Sheffiel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32 5QD</text:p>
          </table:table-cell>
          <table:table-cell office:value-type="string" calcext:value-type="string">
            <text:p>0845 371 9626</text:p>
          </table:table-cell>
          <table:table-cell office:value-type="float" office:value="53.298809" calcext:value-type="float">
            <text:p>53.298809</text:p>
          </table:table-cell>
          <table:table-cell office:value-type="float" office:value="-1.700928" calcext:value-type="float">
            <text:p>-1.700928</text:p>
          </table:table-cell>
          <table:table-cell office:value-type="string" calcext:value-type="string">
            <text:p>SK 200 780</text:p>
          </table:table-cell>
          <table:table-cell office:value-type="float" office:value="119" calcext:value-type="float">
            <text:p>11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bretton@yha.org.uk</text:p>
          </table:table-cell>
          <table:table-cell office:value-type="string" calcext:value-type="string">
            <text:p>http://www.yha.org.uk/hostel/bretto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Castleton Losehill Hall</text:p>
          </table:table-cell>
          <table:table-cell office:value-type="string" calcext:value-type="string">
            <text:p>Castleton, Hope Val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33 8WB</text:p>
          </table:table-cell>
          <table:table-cell office:value-type="string" calcext:value-type="string">
            <text:p>0845 371 9628</text:p>
          </table:table-cell>
          <table:table-cell office:value-type="float" office:value="53.351139" calcext:value-type="float">
            <text:p>53.351139</text:p>
          </table:table-cell>
          <table:table-cell office:value-type="float" office:value="-1.7709569" calcext:value-type="float">
            <text:p>-1.770957</text:p>
          </table:table-cell>
          <table:table-cell office:value-type="string" calcext:value-type="string">
            <text:p>SK 153 838</text:p>
          </table:table-cell>
          <table:table-cell office:value-type="float" office:value="110" calcext:value-type="float">
            <text:p>11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castleton@yha.org.uk</text:p>
          </table:table-cell>
          <table:table-cell office:value-type="string" calcext:value-type="string">
            <text:p>http://www.yha.org.uk/hostel/castleton-losehill-hall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Crowden</text:p>
          </table:table-cell>
          <table:table-cell office:value-type="string" calcext:value-type="string">
            <text:p>Crowden-in-Longdendale, Glossop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1HZ</text:p>
          </table:table-cell>
          <table:table-cell office:value-type="string" calcext:value-type="string">
            <text:p>0845 371 9113</text:p>
          </table:table-cell>
          <table:table-cell office:value-type="float" office:value="53.492696" calcext:value-type="float">
            <text:p>53.492696</text:p>
          </table:table-cell>
          <table:table-cell office:value-type="float" office:value="-1.89642" calcext:value-type="float">
            <text:p>-1.896420</text:p>
          </table:table-cell>
          <table:table-cell office:value-type="string" calcext:value-type="string">
            <text:p>SK 070 996</text:p>
          </table:table-cell>
          <table:table-cell office:value-type="float" office:value="110" calcext:value-type="float">
            <text:p>1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rowden@yha.org.uk</text:p>
          </table:table-cell>
          <table:table-cell office:value-type="string" calcext:value-type="string">
            <text:p>http://www.yha.org.uk/hostel/crowde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Edale</text:p>
          </table:table-cell>
          <table:table-cell office:value-type="string" calcext:value-type="string">
            <text:p>Rowland Cote, Nether Booth, Edale, Hope Val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33 7ZH</text:p>
          </table:table-cell>
          <table:table-cell office:value-type="string" calcext:value-type="string">
            <text:p>0845 371 9514</text:p>
          </table:table-cell>
          <table:table-cell office:value-type="float" office:value="53.376148" calcext:value-type="float">
            <text:p>53.376148</text:p>
          </table:table-cell>
          <table:table-cell office:value-type="float" office:value="-1.791024" calcext:value-type="float">
            <text:p>-1.791024</text:p>
          </table:table-cell>
          <table:table-cell office:value-type="string" calcext:value-type="string">
            <text:p>SK 140 866</text:p>
          </table:table-cell>
          <table:table-cell office:value-type="float" office:value="110" calcext:value-type="float">
            <text:p>11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edale@yha.org.uk</text:p>
          </table:table-cell>
          <table:table-cell office:value-type="string" calcext:value-type="string">
            <text:p>http://www.yha.org.uk/hostel/edale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Edale Camping Barn</text:p>
          </table:table-cell>
          <table:table-cell office:value-type="string" calcext:value-type="string">
            <text:p>Cotefield Farm, Ollersbrook, Edale, Hope Val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33 7ZG</text:p>
          </table:table-cell>
          <table:table-cell office:value-type="string" calcext:value-type="string">
            <text:p>0800 0191700</text:p>
          </table:table-cell>
          <table:table-cell office:value-type="float" office:value="53.36964" calcext:value-type="float">
            <text:p>53.369640</text:p>
          </table:table-cell>
          <table:table-cell office:value-type="float" office:value="-1.79904" calcext:value-type="float">
            <text:p>-1.799040</text:p>
          </table:table-cell>
          <table:table-cell office:value-type="string" calcext:value-type="string">
            <text:p>SK 135 85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edale-camping-bar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Eyam</text:p>
          </table:table-cell>
          <table:table-cell office:value-type="string" calcext:value-type="string">
            <text:p>Hawkhill Road, Eyam, Hope Val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32 5QP</text:p>
          </table:table-cell>
          <table:table-cell office:value-type="string" calcext:value-type="string">
            <text:p>0845 371 9738</text:p>
          </table:table-cell>
          <table:table-cell office:value-type="float" office:value="53.289222" calcext:value-type="float">
            <text:p>53.289222</text:p>
          </table:table-cell>
          <table:table-cell office:value-type="float" office:value="-1.672672" calcext:value-type="float">
            <text:p>-1.672672</text:p>
          </table:table-cell>
          <table:table-cell office:value-type="string" calcext:value-type="string">
            <text:p>SK 219 770</text:p>
          </table:table-cell>
          <table:table-cell office:value-type="float" office:value="119" calcext:value-type="float">
            <text:p>11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yam@yha.org.uk</text:p>
          </table:table-cell>
          <table:table-cell office:value-type="string" calcext:value-type="string">
            <text:p>http://www.yha.org.uk/hostel/eyam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Hartington Hall</text:p>
          </table:table-cell>
          <table:table-cell office:value-type="string" calcext:value-type="string">
            <text:p>Hall Bank, Hartington, Buxton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7 0AT</text:p>
          </table:table-cell>
          <table:table-cell office:value-type="string" calcext:value-type="string">
            <text:p>0845 371 9740</text:p>
          </table:table-cell>
          <table:table-cell office:value-type="float" office:value="53.140123" calcext:value-type="float">
            <text:p>53.140123</text:p>
          </table:table-cell>
          <table:table-cell office:value-type="float" office:value="-1.804622" calcext:value-type="float">
            <text:p>-1.804622</text:p>
          </table:table-cell>
          <table:table-cell office:value-type="string" calcext:value-type="string">
            <text:p>SK 132 603</text:p>
          </table:table-cell>
          <table:table-cell office:value-type="float" office:value="119" calcext:value-type="float">
            <text:p>119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artington@yha.org.uk</text:p>
          </table:table-cell>
          <table:table-cell office:value-type="string" calcext:value-type="string">
            <text:p>http://www.yha.org.uk/hostel/hartingto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Hathersage</text:p>
          </table:table-cell>
          <table:table-cell office:value-type="string" calcext:value-type="string">
            <text:p>Castleton Road, Hathersage, Hope Val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32 1EH</text:p>
          </table:table-cell>
          <table:table-cell office:value-type="string" calcext:value-type="string">
            <text:p>0845 371 9021</text:p>
          </table:table-cell>
          <table:table-cell office:value-type="float" office:value="53.329896" calcext:value-type="float">
            <text:p>53.329896</text:p>
          </table:table-cell>
          <table:table-cell office:value-type="float" office:value="-1.658796" calcext:value-type="float">
            <text:p>-1.658796</text:p>
          </table:table-cell>
          <table:table-cell office:value-type="string" calcext:value-type="string">
            <text:p>SK 228 815</text:p>
          </table:table-cell>
          <table:table-cell office:value-type="float" office:value="110" calcext:value-type="float">
            <text:p>11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thersage@yha.org.uk</text:p>
          </table:table-cell>
          <table:table-cell office:value-type="string" calcext:value-type="string">
            <text:p>http://www.yha.org.uk/hostel/hathersage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Ravenstor</text:p>
          </table:table-cell>
          <table:table-cell office:value-type="string" calcext:value-type="string">
            <text:p>Millers Dale, Buxton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7 8SS</text:p>
          </table:table-cell>
          <table:table-cell office:value-type="string" calcext:value-type="string">
            <text:p>0845 371 9655</text:p>
          </table:table-cell>
          <table:table-cell office:value-type="float" office:value="53.256286" calcext:value-type="float">
            <text:p>53.256286</text:p>
          </table:table-cell>
          <table:table-cell office:value-type="float" office:value="-1.772844" calcext:value-type="float">
            <text:p>-1.772844</text:p>
          </table:table-cell>
          <table:table-cell office:value-type="string" calcext:value-type="string">
            <text:p>SK 153 733</text:p>
          </table:table-cell>
          <table:table-cell office:value-type="float" office:value="119" calcext:value-type="float">
            <text:p>11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ravenstor@yha.org.uk</text:p>
          </table:table-cell>
          <table:table-cell office:value-type="string" calcext:value-type="string">
            <text:p>http://www.yha.org.uk/hostel/ravenstor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Sherwood Forest</text:p>
          </table:table-cell>
          <table:table-cell office:value-type="string" calcext:value-type="string">
            <text:p>Forest Corner, Edwinstowe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21 9RN</text:p>
          </table:table-cell>
          <table:table-cell office:value-type="string" calcext:value-type="string">
            <text:p>0845 371 9139</text:p>
          </table:table-cell>
          <table:table-cell office:value-type="float" office:value="53.197656" calcext:value-type="float">
            <text:p>53.197656</text:p>
          </table:table-cell>
          <table:table-cell office:value-type="float" office:value="-1.067374" calcext:value-type="float">
            <text:p>-1.067374</text:p>
          </table:table-cell>
          <table:table-cell office:value-type="string" calcext:value-type="string">
            <text:p>SK 624 671</text:p>
          </table:table-cell>
          <table:table-cell office:value-type="float" office:value="120" calcext:value-type="float">
            <text:p>12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herwood@yha.org.uk</text:p>
          </table:table-cell>
          <table:table-cell office:value-type="string" calcext:value-type="string">
            <text:p>http://www.yha.org.uk/hostel/sherwood-forest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Taddington Camping Barn</text:p>
          </table:table-cell>
          <table:table-cell office:value-type="string" calcext:value-type="string">
            <text:p>The Woodlands, Main Road, Taddington, Nr. Buxton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7 9UD</text:p>
          </table:table-cell>
          <table:table-cell office:value-type="string" calcext:value-type="string">
            <text:p>0800 0191 700</text:p>
          </table:table-cell>
          <table:table-cell office:value-type="float" office:value="53.23589" calcext:value-type="float">
            <text:p>53.235890</text:p>
          </table:table-cell>
          <table:table-cell office:value-type="float" office:value="-1.78414" calcext:value-type="float">
            <text:p>-1.784140</text:p>
          </table:table-cell>
          <table:table-cell office:value-type="string" calcext:value-type="string">
            <text:p>SK 145 71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taddington-camping-barn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Thurlby</text:p>
          </table:table-cell>
          <table:table-cell office:value-type="string" calcext:value-type="string">
            <text:p>16 High Street, Thurlby, Bourne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10 0EE</text:p>
          </table:table-cell>
          <table:table-cell office:value-type="string" calcext:value-type="string">
            <text:p>0845 371 9046</text:p>
          </table:table-cell>
          <table:table-cell office:value-type="float" office:value="52.738278" calcext:value-type="float">
            <text:p>52.738278</text:p>
          </table:table-cell>
          <table:table-cell office:value-type="float" office:value="-0.371507" calcext:value-type="float">
            <text:p>-0.371507</text:p>
          </table:table-cell>
          <table:table-cell office:value-type="string" calcext:value-type="string">
            <text:p>TF 100 169</text:p>
          </table:table-cell>
          <table:table-cell office:value-type="float" office:value="130" calcext:value-type="float">
            <text:p>13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hurlby@yha.org.uk</text:p>
          </table:table-cell>
          <table:table-cell office:value-type="string" calcext:value-type="string">
            <text:p>http://www.yha.org.uk/hostel/thurlby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Woody's Top</text:p>
          </table:table-cell>
          <table:table-cell office:value-type="string" calcext:value-type="string">
            <text:p>Ruckland, Louth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LN11 8RQ</text:p>
          </table:table-cell>
          <table:table-cell office:value-type="string" calcext:value-type="string">
            <text:p>0845 371 9546</text:p>
          </table:table-cell>
          <table:table-cell office:value-type="float" office:value="53.28456" calcext:value-type="float">
            <text:p>53.284560</text:p>
          </table:table-cell>
          <table:table-cell office:value-type="float" office:value="-0.00017" calcext:value-type="float">
            <text:p>-0.000170</text:p>
          </table:table-cell>
          <table:table-cell office:value-type="string" calcext:value-type="string">
            <text:p>TF 334 783</text:p>
          </table:table-cell>
          <table:table-cell office:value-type="float" office:value="122" calcext:value-type="float">
            <text:p>12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oodystop@yha.org.uk</text:p>
          </table:table-cell>
          <table:table-cell office:value-type="string" calcext:value-type="string">
            <text:p>http://www.yha.org.uk/hostel/woodys-top</text:p>
          </table:table-cell>
          <table:table-cell/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string" calcext:value-type="string">
            <text:p>Youlgreave</text:p>
          </table:table-cell>
          <table:table-cell office:value-type="string" calcext:value-type="string">
            <text:p>Fountain Square, Youlgreave, near Bakewell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45 1UR</text:p>
          </table:table-cell>
          <table:table-cell office:value-type="string" calcext:value-type="string">
            <text:p>0845 371 9151</text:p>
          </table:table-cell>
          <table:table-cell office:value-type="float" office:value="53.174997" calcext:value-type="float">
            <text:p>53.174997</text:p>
          </table:table-cell>
          <table:table-cell office:value-type="float" office:value="-1.68649" calcext:value-type="float">
            <text:p>-1.686490</text:p>
          </table:table-cell>
          <table:table-cell office:value-type="string" calcext:value-type="string">
            <text:p>SK 211 643</text:p>
          </table:table-cell>
          <table:table-cell office:value-type="float" office:value="119" calcext:value-type="float">
            <text:p>11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youlgreave@yha.org.uk</text:p>
          </table:table-cell>
          <table:table-cell office:value-type="string" calcext:value-type="string">
            <text:p>http://www.yha.org.uk/hostel/youlgreave</text:p>
          </table:table-cell>
          <table:table-cell/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string" calcext:value-type="string">
            <text:p>Blaxhall</text:p>
          </table:table-cell>
          <table:table-cell office:value-type="string" calcext:value-type="string">
            <text:p>The Old School House, Blaxhall, Woodbridge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2 2EA</text:p>
          </table:table-cell>
          <table:table-cell office:value-type="string" calcext:value-type="string">
            <text:p>0845 371 9305</text:p>
          </table:table-cell>
          <table:table-cell office:value-type="float" office:value="52.160675" calcext:value-type="float">
            <text:p>52.160675</text:p>
          </table:table-cell>
          <table:table-cell office:value-type="float" office:value="1.461941" calcext:value-type="float">
            <text:p>1.461941</text:p>
          </table:table-cell>
          <table:table-cell office:value-type="string" calcext:value-type="string">
            <text:p>TM 369 570</text:p>
          </table:table-cell>
          <table:table-cell office:value-type="float" office:value="156" calcext:value-type="float">
            <text:p>15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blaxhall@yha.org.uk</text:p>
          </table:table-cell>
          <table:table-cell office:value-type="string" calcext:value-type="string">
            <text:p>http://www.yha.org.uk/hostel/blaxhall</text:p>
          </table:table-cell>
          <table:table-cell/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97 Tenison Road, Cambridge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1 2DN</text:p>
          </table:table-cell>
          <table:table-cell office:value-type="string" calcext:value-type="string">
            <text:p>0845 371 9728</text:p>
          </table:table-cell>
          <table:table-cell office:value-type="float" office:value="52.196688" calcext:value-type="float">
            <text:p>52.196688</text:p>
          </table:table-cell>
          <table:table-cell office:value-type="float" office:value="0.135516" calcext:value-type="float">
            <text:p>0.135516</text:p>
          </table:table-cell>
          <table:table-cell office:value-type="string" calcext:value-type="string">
            <text:p>TL 461 575</text:p>
          </table:table-cell>
          <table:table-cell office:value-type="float" office:value="154" calcext:value-type="float">
            <text:p>15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cambridge@yha.org.uk</text:p>
          </table:table-cell>
          <table:table-cell office:value-type="string" calcext:value-type="string">
            <text:p>http://www.yha.org.uk/hostel/cambridge</text:p>
          </table:table-cell>
          <table:table-cell/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string" calcext:value-type="string">
            <text:p>Hunstanton</text:p>
          </table:table-cell>
          <table:table-cell office:value-type="string" calcext:value-type="string">
            <text:p>15 Avenue Road, Hunstanton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PE36 5BW</text:p>
          </table:table-cell>
          <table:table-cell office:value-type="string" calcext:value-type="string">
            <text:p>01485 532061</text:p>
          </table:table-cell>
          <table:table-cell office:value-type="float" office:value="52.936991" calcext:value-type="float">
            <text:p>52.936991</text:p>
          </table:table-cell>
          <table:table-cell office:value-type="float" office:value="0.488189" calcext:value-type="float">
            <text:p>0.488189</text:p>
          </table:table-cell>
          <table:table-cell office:value-type="string" calcext:value-type="string">
            <text:p>TF 673 40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hunstanton@yha.org.uk</text:p>
          </table:table-cell>
          <table:table-cell office:value-type="string" calcext:value-type="string">
            <text:p>http://www.yha.org.uk/hostel/hunstanton</text:p>
          </table:table-cell>
          <table:table-cell/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string" calcext:value-type="string">
            <text:p>Sheringham</text:p>
          </table:table-cell>
          <table:table-cell office:value-type="string" calcext:value-type="string">
            <text:p>1 Cremer's Drift, Sheringham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6 8HX</text:p>
          </table:table-cell>
          <table:table-cell office:value-type="string" calcext:value-type="string">
            <text:p>0845 371 9040</text:p>
          </table:table-cell>
          <table:table-cell office:value-type="float" office:value="52.939587" calcext:value-type="float">
            <text:p>52.939587</text:p>
          </table:table-cell>
          <table:table-cell office:value-type="float" office:value="1.212643" calcext:value-type="float">
            <text:p>1.212643</text:p>
          </table:table-cell>
          <table:table-cell office:value-type="string" calcext:value-type="string">
            <text:p>TG 160 429</text:p>
          </table:table-cell>
          <table:table-cell office:value-type="float" office:value="133" calcext:value-type="float">
            <text:p>13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heringham@yha.org.uk</text:p>
          </table:table-cell>
          <table:table-cell office:value-type="string" calcext:value-type="string">
            <text:p>http://www.yha.org.uk/hostel/sheringham</text:p>
          </table:table-cell>
          <table:table-cell/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string" calcext:value-type="string">
            <text:p>Stour Valley Bunkhouse</text:p>
          </table:table-cell>
          <table:table-cell office:value-type="string" calcext:value-type="string">
            <text:p>Brantham Hall, The Chase, Brantham, Nr Manningtee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1 1PT</text:p>
          </table:table-cell>
          <table:table-cell office:value-type="string" calcext:value-type="string">
            <text:p>01473 327090</text:p>
          </table:table-cell>
          <table:table-cell office:value-type="float" office:value="51.963318" calcext:value-type="float">
            <text:p>51.963318</text:p>
          </table:table-cell>
          <table:table-cell office:value-type="float" office:value="1.083875" calcext:value-type="float">
            <text:p>1.083875</text:p>
          </table:table-cell>
          <table:table-cell office:value-type="string" calcext:value-type="string">
            <text:p>TM 120 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stourvalley@yha.org.uk</text:p>
          </table:table-cell>
          <table:table-cell office:value-type="string" calcext:value-type="string">
            <text:p>http://www.yha.org.uk/hostel/stour-valley-bunkhouse</text:p>
          </table:table-cell>
          <table:table-cell/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string" calcext:value-type="string">
            <text:p>Wells-next-the-Sea</text:p>
          </table:table-cell>
          <table:table-cell office:value-type="string" calcext:value-type="string">
            <text:p>Church Plain, Wells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3 1EQ</text:p>
          </table:table-cell>
          <table:table-cell office:value-type="string" calcext:value-type="string">
            <text:p>0845 371 9544</text:p>
          </table:table-cell>
          <table:table-cell office:value-type="float" office:value="52.951649" calcext:value-type="float">
            <text:p>52.951649</text:p>
          </table:table-cell>
          <table:table-cell office:value-type="float" office:value="0.853195" calcext:value-type="float">
            <text:p>0.853195</text:p>
          </table:table-cell>
          <table:table-cell office:value-type="string" calcext:value-type="string">
            <text:p>TF 918 432</text:p>
          </table:table-cell>
          <table:table-cell office:value-type="float" office:value="132" calcext:value-type="float">
            <text:p>13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wellsnorfolk@yha.org.uk</text:p>
          </table:table-cell>
          <table:table-cell office:value-type="string" calcext:value-type="string">
            <text:p>http://www.yha.org.uk/hostel/wells-next-sea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All Stretton Bunkhouse</text:p>
          </table:table-cell>
          <table:table-cell office:value-type="string" calcext:value-type="string">
            <text:p>Meadow Green, Batch Valley, All Stret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6 6JW</text:p>
          </table:table-cell>
          <table:table-cell office:value-type="string" calcext:value-type="string">
            <text:p>01694 722593</text:p>
          </table:table-cell>
          <table:table-cell office:value-type="float" office:value="52.554822" calcext:value-type="float">
            <text:p>52.554822</text:p>
          </table:table-cell>
          <table:table-cell office:value-type="float" office:value="-2.806626" calcext:value-type="float">
            <text:p>-2.806626</text:p>
          </table:table-cell>
          <table:table-cell office:value-type="string" calcext:value-type="string">
            <text:p>SO 454 955</text:p>
          </table:table-cell>
          <table:table-cell office:value-type="float" office:value="137" calcext:value-type="float">
            <text:p>13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fo@allstrettonbunkhouse.co.uk</text:p>
          </table:table-cell>
          <table:table-cell office:value-type="string" calcext:value-type="string">
            <text:p>http://www.yha.org.uk/hostel/all-stretton-bunkhouse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Ratlinghope, Shrewsbury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5 0SP</text:p>
          </table:table-cell>
          <table:table-cell office:value-type="string" calcext:value-type="string">
            <text:p>01588 650656</text:p>
          </table:table-cell>
          <table:table-cell office:value-type="float" office:value="52.56308" calcext:value-type="float">
            <text:p>52.563080</text:p>
          </table:table-cell>
          <table:table-cell office:value-type="float" office:value="-2.89552" calcext:value-type="float">
            <text:p>-2.895520</text:p>
          </table:table-cell>
          <table:table-cell office:value-type="string" calcext:value-type="string">
            <text:p>SO 394 965</text:p>
          </table:table-cell>
          <table:table-cell office:value-type="float" office:value="137" calcext:value-type="float">
            <text:p>137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bridges@yha.org.uk</text:p>
          </table:table-cell>
          <table:table-cell office:value-type="string" calcext:value-type="string">
            <text:p>http://www.yha.org.uk/hostel/bridges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Butterton A Camping Barn</text:p>
          </table:table-cell>
          <table:table-cell office:value-type="string" calcext:value-type="string">
            <text:p>Fenns House, Wetton Road, Butterton, Leek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13 7ST</text:p>
          </table:table-cell>
          <table:table-cell office:value-type="string" calcext:value-type="string">
            <text:p>0800 0191700</text:p>
          </table:table-cell>
          <table:table-cell office:value-type="float" office:value="53.10185" calcext:value-type="float">
            <text:p>53.101850</text:p>
          </table:table-cell>
          <table:table-cell office:value-type="float" office:value="-1.87013" calcext:value-type="float">
            <text:p>-1.870130</text:p>
          </table:table-cell>
          <table:table-cell office:value-type="string" calcext:value-type="string">
            <text:p>SK 088 561</text:p>
          </table:table-cell>
          <table:table-cell office:value-type="string" calcext:value-type="string">
            <text:p>118/11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butterton-camping-barn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Butterton B Camping Barn</text:p>
          </table:table-cell>
          <table:table-cell office:value-type="string" calcext:value-type="string">
            <text:p>Fenns House, Wetton Road, Butterton, Leek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13 7ST</text:p>
          </table:table-cell>
          <table:table-cell office:value-type="string" calcext:value-type="string">
            <text:p>0800 0191700</text:p>
          </table:table-cell>
          <table:table-cell office:value-type="float" office:value="53.1046" calcext:value-type="float">
            <text:p>53.104600</text:p>
          </table:table-cell>
          <table:table-cell office:value-type="float" office:value="-1.87825" calcext:value-type="float">
            <text:p>-1.878250</text:p>
          </table:table-cell>
          <table:table-cell office:value-type="string" calcext:value-type="string">
            <text:p>SK 082 564</text:p>
          </table:table-cell>
          <table:table-cell office:value-type="string" calcext:value-type="string">
            <text:p>118/11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butterton-b-camping-barn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Clun</text:p>
          </table:table-cell>
          <table:table-cell office:value-type="string" calcext:value-type="string">
            <text:p>The Mill, Clun, Craven Arms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7 8NY</text:p>
          </table:table-cell>
          <table:table-cell office:value-type="string" calcext:value-type="string">
            <text:p>0845 371 9112</text:p>
          </table:table-cell>
          <table:table-cell office:value-type="float" office:value="52.424954" calcext:value-type="float">
            <text:p>52.424954</text:p>
          </table:table-cell>
          <table:table-cell office:value-type="float" office:value="-3.025661" calcext:value-type="float">
            <text:p>-3.025661</text:p>
          </table:table-cell>
          <table:table-cell office:value-type="string" calcext:value-type="string">
            <text:p>SO 304 813</text:p>
          </table:table-cell>
          <table:table-cell office:value-type="float" office:value="137" calcext:value-type="float">
            <text:p>137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lunmill@yha.org.uk</text:p>
          </table:table-cell>
          <table:table-cell office:value-type="string" calcext:value-type="string">
            <text:p>http://www.yha.org.uk/hostel/clun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Dimmingsdale</text:p>
          </table:table-cell>
          <table:table-cell office:value-type="string" calcext:value-type="string">
            <text:p>Oakamoor, Stoke-on-Trent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10 3AS</text:p>
          </table:table-cell>
          <table:table-cell office:value-type="string" calcext:value-type="string">
            <text:p>0845 371 9513</text:p>
          </table:table-cell>
          <table:table-cell office:value-type="float" office:value="52.990125" calcext:value-type="float">
            <text:p>52.990125</text:p>
          </table:table-cell>
          <table:table-cell office:value-type="float" office:value="-1.923098" calcext:value-type="float">
            <text:p>-1.923098</text:p>
          </table:table-cell>
          <table:table-cell office:value-type="string" calcext:value-type="string">
            <text:p>SK 053 436</text:p>
          </table:table-cell>
          <table:table-cell office:value-type="float" office:value="119" calcext:value-type="float">
            <text:p>11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dimmingsdale@yha.org.uk</text:p>
          </table:table-cell>
          <table:table-cell office:value-type="string" calcext:value-type="string">
            <text:p>http://www.yha.org.uk/hostel/dimmingsdale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Gradbach</text:p>
          </table:table-cell>
          <table:table-cell office:value-type="string" calcext:value-type="string">
            <text:p>Gradbach, Quarnford, Buxton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7 0SU</text:p>
          </table:table-cell>
          <table:table-cell office:value-type="string" calcext:value-type="string">
            <text:p>0845 371 9118</text:p>
          </table:table-cell>
          <table:table-cell office:value-type="float" office:value="53.191745" calcext:value-type="float">
            <text:p>53.191745</text:p>
          </table:table-cell>
          <table:table-cell office:value-type="float" office:value="-2.010871" calcext:value-type="float">
            <text:p>-2.010871</text:p>
          </table:table-cell>
          <table:table-cell office:value-type="string" calcext:value-type="string">
            <text:p>SJ 994 661</text:p>
          </table:table-cell>
          <table:table-cell office:value-type="float" office:value="118" calcext:value-type="float">
            <text:p>118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radbachmill@yha.org.uk</text:p>
          </table:table-cell>
          <table:table-cell office:value-type="string" calcext:value-type="string">
            <text:p>http://www.yha.org.uk/hostel/gradbach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Ilam Hall</text:p>
          </table:table-cell>
          <table:table-cell office:value-type="string" calcext:value-type="string">
            <text:p>Ilam Hall, Ilam, Ashbourne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2AZ</text:p>
          </table:table-cell>
          <table:table-cell office:value-type="string" calcext:value-type="string">
            <text:p>0845 371 9023</text:p>
          </table:table-cell>
          <table:table-cell office:value-type="float" office:value="53.053087" calcext:value-type="float">
            <text:p>53.053087</text:p>
          </table:table-cell>
          <table:table-cell office:value-type="float" office:value="-1.805223" calcext:value-type="float">
            <text:p>-1.805223</text:p>
          </table:table-cell>
          <table:table-cell office:value-type="string" calcext:value-type="string">
            <text:p>SK 132 507</text:p>
          </table:table-cell>
          <table:table-cell office:value-type="float" office:value="119" calcext:value-type="float">
            <text:p>11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lam@yha.org.uk</text:p>
          </table:table-cell>
          <table:table-cell office:value-type="string" calcext:value-type="string">
            <text:p>http://www.yha.org.uk/hostel/ilam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Ironbridge Coalbrookdale</text:p>
          </table:table-cell>
          <table:table-cell office:value-type="string" calcext:value-type="string">
            <text:p>1 Paradise, Coalbrookdale, Tel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TF8 7NR</text:p>
          </table:table-cell>
          <table:table-cell office:value-type="string" calcext:value-type="string">
            <text:p>0845 371 9325</text:p>
          </table:table-cell>
          <table:table-cell office:value-type="float" office:value="52.635508" calcext:value-type="float">
            <text:p>52.635508</text:p>
          </table:table-cell>
          <table:table-cell office:value-type="float" office:value="-2.488607" calcext:value-type="float">
            <text:p>-2.488607</text:p>
          </table:table-cell>
          <table:table-cell office:value-type="string" calcext:value-type="string">
            <text:p>SJ 670 043</text:p>
          </table:table-cell>
          <table:table-cell office:value-type="float" office:value="127" calcext:value-type="float">
            <text:p>12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oalbrookdale@yha.org.uk</text:p>
          </table:table-cell>
          <table:table-cell office:value-type="string" calcext:value-type="string">
            <text:p>http://www.yha.org.uk/hostel/ironbridge-coalbrookdale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Ironbridge Coalport</text:p>
          </table:table-cell>
          <table:table-cell office:value-type="string" calcext:value-type="string">
            <text:p>John Rose Building, High Street, Coalport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TF8 7HT</text:p>
          </table:table-cell>
          <table:table-cell office:value-type="string" calcext:value-type="string">
            <text:p>0845 371 9325</text:p>
          </table:table-cell>
          <table:table-cell office:value-type="float" office:value="52.618843" calcext:value-type="float">
            <text:p>52.618843</text:p>
          </table:table-cell>
          <table:table-cell office:value-type="float" office:value="-2.450477" calcext:value-type="float">
            <text:p>-2.450477</text:p>
          </table:table-cell>
          <table:table-cell office:value-type="string" calcext:value-type="string">
            <text:p>SJ 696 024</text:p>
          </table:table-cell>
          <table:table-cell office:value-type="float" office:value="127" calcext:value-type="float">
            <text:p>12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oalport@yha.org.uk</text:p>
          </table:table-cell>
          <table:table-cell office:value-type="string" calcext:value-type="string">
            <text:p>http://www.yha.org.uk/hostel/ironbridge-coalport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Kington</text:p>
          </table:table-cell>
          <table:table-cell office:value-type="string" calcext:value-type="string">
            <text:p>Victoria Road, Kington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HR5 3BX</text:p>
          </table:table-cell>
          <table:table-cell office:value-type="string" calcext:value-type="string">
            <text:p>0845 371 9053</text:p>
          </table:table-cell>
          <table:table-cell office:value-type="float" office:value="52.205325" calcext:value-type="float">
            <text:p>52.205325</text:p>
          </table:table-cell>
          <table:table-cell office:value-type="float" office:value="-3.0244" calcext:value-type="float">
            <text:p>-3.024400</text:p>
          </table:table-cell>
          <table:table-cell office:value-type="string" calcext:value-type="string">
            <text:p>SO 301 568</text:p>
          </table:table-cell>
          <table:table-cell office:value-type="float" office:value="148" calcext:value-type="float">
            <text:p>14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kington@yha.org.uk</text:p>
          </table:table-cell>
          <table:table-cell office:value-type="string" calcext:value-type="string">
            <text:p>http://www.yha.org.uk/hostel/kington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The Old Priory, Leominster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HR6 8EQ</text:p>
          </table:table-cell>
          <table:table-cell office:value-type="string" calcext:value-type="string">
            <text:p>0845 371 9127</text:p>
          </table:table-cell>
          <table:table-cell office:value-type="float" office:value="52.2299" calcext:value-type="float">
            <text:p>52.229900</text:p>
          </table:table-cell>
          <table:table-cell office:value-type="float" office:value="-2.7361" calcext:value-type="float">
            <text:p>-2.736100</text:p>
          </table:table-cell>
          <table:table-cell office:value-type="string" calcext:value-type="string">
            <text:p>SO 498 593</text:p>
          </table:table-cell>
          <table:table-cell office:value-type="float" office:value="149" calcext:value-type="float">
            <text:p>14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ominster@yha.org.uk</text:p>
          </table:table-cell>
          <table:table-cell office:value-type="string" calcext:value-type="string">
            <text:p>http://www.yha.org.uk/hostel/leominster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Nab End Camping Barn</text:p>
          </table:table-cell>
          <table:table-cell office:value-type="string" calcext:value-type="string">
            <text:p>Nab End Farm, Hollinsclough, Longnor, Buxton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7 0RJ</text:p>
          </table:table-cell>
          <table:table-cell office:value-type="string" calcext:value-type="string">
            <text:p>0800 0191 700</text:p>
          </table:table-cell>
          <table:table-cell office:value-type="float" office:value="53.19298" calcext:value-type="float">
            <text:p>53.192980</text:p>
          </table:table-cell>
          <table:table-cell office:value-type="float" office:value="-1.88747" calcext:value-type="float">
            <text:p>-1.887470</text:p>
          </table:table-cell>
          <table:table-cell office:value-type="string" calcext:value-type="string">
            <text:p>SK 076 66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nab-end-camping-barn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48 Bath Lane, Moira, Swadlincote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2 6BD</text:p>
          </table:table-cell>
          <table:table-cell office:value-type="string" calcext:value-type="string">
            <text:p>0845 371 9672</text:p>
          </table:table-cell>
          <table:table-cell office:value-type="float" office:value="52.737864" calcext:value-type="float">
            <text:p>52.737864</text:p>
          </table:table-cell>
          <table:table-cell office:value-type="float" office:value="-1.548793" calcext:value-type="float">
            <text:p>-1.548793</text:p>
          </table:table-cell>
          <table:table-cell office:value-type="string" calcext:value-type="string">
            <text:p>SK 306 157</text:p>
          </table:table-cell>
          <table:table-cell office:value-type="float" office:value="128" calcext:value-type="float">
            <text:p>1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forest@yha.org.uk</text:p>
          </table:table-cell>
          <table:table-cell office:value-type="string" calcext:value-type="string">
            <text:p>http://www.yha.org.uk/hostel/national-forest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Sheen Bunkhouse</text:p>
          </table:table-cell>
          <table:table-cell office:value-type="string" calcext:value-type="string">
            <text:p>Peakstones, Sheen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7 0ES</text:p>
          </table:table-cell>
          <table:table-cell office:value-type="string" calcext:value-type="string">
            <text:p>0845 371 9539</text:p>
          </table:table-cell>
          <table:table-cell office:value-type="float" office:value="53.149206" calcext:value-type="float">
            <text:p>53.149206</text:p>
          </table:table-cell>
          <table:table-cell office:value-type="float" office:value="-1.832359" calcext:value-type="float">
            <text:p>-1.832359</text:p>
          </table:table-cell>
          <table:table-cell office:value-type="string" calcext:value-type="string">
            <text:p>SK 113 61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sheen@yha.org.uk</text:p>
          </table:table-cell>
          <table:table-cell office:value-type="string" calcext:value-type="string">
            <text:p>http://www.yha.org.uk/hostel/sheen-bunkhouse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Hemmingford House, Alveston, Stratford-upon-Av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7 7RG</text:p>
          </table:table-cell>
          <table:table-cell office:value-type="string" calcext:value-type="string">
            <text:p>0845 371 9661</text:p>
          </table:table-cell>
          <table:table-cell office:value-type="float" office:value="52.203665" calcext:value-type="float">
            <text:p>52.203665</text:p>
          </table:table-cell>
          <table:table-cell office:value-type="float" office:value="-1.663415" calcext:value-type="float">
            <text:p>-1.663415</text:p>
          </table:table-cell>
          <table:table-cell office:value-type="string" calcext:value-type="string">
            <text:p>SP 231 562</text:p>
          </table:table-cell>
          <table:table-cell office:value-type="float" office:value="151" calcext:value-type="float">
            <text:p>15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ratford@yha.org.uk</text:p>
          </table:table-cell>
          <table:table-cell office:value-type="string" calcext:value-type="string">
            <text:p>http://www.yha.org.uk/hostel/stratford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Underbank Camping Barn</text:p>
          </table:table-cell>
          <table:table-cell office:value-type="string" calcext:value-type="string">
            <text:p>Blaze Farm, Wildboarclough, Macclesfield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K11 0BL</text:p>
          </table:table-cell>
          <table:table-cell office:value-type="string" calcext:value-type="string">
            <text:p>0800 0191 700</text:p>
          </table:table-cell>
          <table:table-cell office:value-type="float" office:value="53.20711" calcext:value-type="float">
            <text:p>53.207110</text:p>
          </table:table-cell>
          <table:table-cell office:value-type="float" office:value="-2.0415" calcext:value-type="float">
            <text:p>-2.041500</text:p>
          </table:table-cell>
          <table:table-cell office:value-type="string" calcext:value-type="string">
            <text:p>SJ 973 67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underbank-camping-barn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Wilderhope Manor</text:p>
          </table:table-cell>
          <table:table-cell office:value-type="string" calcext:value-type="string">
            <text:p>Longville in the Dale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TF13 6EG</text:p>
          </table:table-cell>
          <table:table-cell office:value-type="string" calcext:value-type="string">
            <text:p>0845 371 9149</text:p>
          </table:table-cell>
          <table:table-cell office:value-type="float" office:value="52.531842" calcext:value-type="float">
            <text:p>52.531842</text:p>
          </table:table-cell>
          <table:table-cell office:value-type="float" office:value="-2.671818" calcext:value-type="float">
            <text:p>-2.671818</text:p>
          </table:table-cell>
          <table:table-cell office:value-type="string" calcext:value-type="string">
            <text:p>SO 545 929</text:p>
          </table:table-cell>
          <table:table-cell office:value-type="float" office:value="137" calcext:value-type="float">
            <text:p>13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wilderhope@yha.org.uk</text:p>
          </table:table-cell>
          <table:table-cell office:value-type="string" calcext:value-type="string">
            <text:p>http://www.yha.org.uk/hostel/wilderhope</text:p>
          </table:table-cell>
          <table:table-cell/>
        </table:table-row>
        <table:table-row table:style-name="ro1">
          <table:table-cell office:value-type="string" calcext:value-type="string">
            <text:p>Heart of England</text:p>
          </table:table-cell>
          <table:table-cell office:value-type="string" calcext:value-type="string">
            <text:p>Wye Valley</text:p>
          </table:table-cell>
          <table:table-cell office:value-type="string" calcext:value-type="string">
            <text:p>Near Goodrich, Ross-on-Wye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HR9 6JJ</text:p>
          </table:table-cell>
          <table:table-cell office:value-type="string" calcext:value-type="string">
            <text:p>0845 371 9666</text:p>
          </table:table-cell>
          <table:table-cell office:value-type="float" office:value="51.856629" calcext:value-type="float">
            <text:p>51.856629</text:p>
          </table:table-cell>
          <table:table-cell office:value-type="float" office:value="-2.594785" calcext:value-type="float">
            <text:p>-2.594785</text:p>
          </table:table-cell>
          <table:table-cell office:value-type="string" calcext:value-type="string">
            <text:p>SO 591 177</text:p>
          </table:table-cell>
          <table:table-cell table:number-columns-repeated="2"/>
          <table:table-cell office:value-type="string" calcext:value-type="string">
            <text:p>welshbicknor@yha.org.uk</text:p>
          </table:table-cell>
          <table:table-cell office:value-type="string" calcext:value-type="string">
            <text:p>http://www.yha.org.uk/hostel/wye-valley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Central</text:p>
          </table:table-cell>
          <table:table-cell office:value-type="string" calcext:value-type="string">
            <text:p>104 Bolsover Street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EN8 9AJ</text:p>
          </table:table-cell>
          <table:table-cell office:value-type="string" calcext:value-type="string">
            <text:p>0845 371 9057</text:p>
          </table:table-cell>
          <table:table-cell office:value-type="float" office:value="51.521335" calcext:value-type="float">
            <text:p>51.521335</text:p>
          </table:table-cell>
          <table:table-cell office:value-type="float" office:value="-0.142441" calcext:value-type="float">
            <text:p>-0.142441</text:p>
          </table:table-cell>
          <table:table-cell office:value-type="string" calcext:value-type="string">
            <text:p>TQ 290 819</text:p>
          </table:table-cell>
          <table:table-cell office:value-type="float" office:value="177" calcext:value-type="float">
            <text:p>17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evalley@yha.org.uk</text:p>
          </table:table-cell>
          <table:table-cell office:value-type="string" calcext:value-type="string">
            <text:p>http://www.yha.org.uk/hostel/london-central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Earls Court</text:p>
          </table:table-cell>
          <table:table-cell office:value-type="string" calcext:value-type="string">
            <text:p>38 Bolton Gardens, Earl's Cour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1W 5NU</text:p>
          </table:table-cell>
          <table:table-cell office:value-type="string" calcext:value-type="string">
            <text:p>0845 371 9154</text:p>
          </table:table-cell>
          <table:table-cell office:value-type="float" office:value="51.490384" calcext:value-type="float">
            <text:p>51.490384</text:p>
          </table:table-cell>
          <table:table-cell office:value-type="float" office:value="-0.189243" calcext:value-type="float">
            <text:p>-0.189243</text:p>
          </table:table-cell>
          <table:table-cell office:value-type="string" calcext:value-type="string">
            <text:p>TQ 258 784</text:p>
          </table:table-cell>
          <table:table-cell office:value-type="float" office:value="176" calcext:value-type="float">
            <text:p>17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ndoncentral@yha.org.uk</text:p>
          </table:table-cell>
          <table:table-cell office:value-type="string" calcext:value-type="string">
            <text:p>http://www.yha.org.uk/hostel/london-earls-court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Holland Park</text:p>
          </table:table-cell>
          <table:table-cell office:value-type="string" calcext:value-type="string">
            <text:p>Holland Park, Holland Walk, Kensingto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W5 0AQ</text:p>
          </table:table-cell>
          <table:table-cell office:value-type="string" calcext:value-type="string">
            <text:p>0845 371 9114</text:p>
          </table:table-cell>
          <table:table-cell office:value-type="float" office:value="51.50263" calcext:value-type="float">
            <text:p>51.502630</text:p>
          </table:table-cell>
          <table:table-cell office:value-type="float" office:value="-0.201388" calcext:value-type="float">
            <text:p>-0.201388</text:p>
          </table:table-cell>
          <table:table-cell office:value-type="string" calcext:value-type="string">
            <text:p>TQ 249 797</text:p>
          </table:table-cell>
          <table:table-cell office:value-type="float" office:value="176" calcext:value-type="float">
            <text:p>17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earlscourt@yha.org.uk</text:p>
          </table:table-cell>
          <table:table-cell office:value-type="string" calcext:value-type="string">
            <text:p>http://www.yha.org.uk/hostel/london-holland-park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Lee Valley</text:p>
          </table:table-cell>
          <table:table-cell office:value-type="string" calcext:value-type="string">
            <text:p>Windmill Lane, Cheshun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8 7QU</text:p>
          </table:table-cell>
          <table:table-cell office:value-type="string" calcext:value-type="string">
            <text:p>0845 371 9122</text:p>
          </table:table-cell>
          <table:table-cell office:value-type="float" office:value="51.704035" calcext:value-type="float">
            <text:p>51.704035</text:p>
          </table:table-cell>
          <table:table-cell office:value-type="float" office:value="-0.022321" calcext:value-type="float">
            <text:p>-0.022321</text:p>
          </table:table-cell>
          <table:table-cell office:value-type="string" calcext:value-type="string">
            <text:p>TL 368 024</text:p>
          </table:table-cell>
          <table:table-cell office:value-type="float" office:value="166" calcext:value-type="float">
            <text:p>16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hollandpark@yha.org.uk</text:p>
          </table:table-cell>
          <table:table-cell office:value-type="string" calcext:value-type="string">
            <text:p>http://www.yha.org.uk/hostel/london-lee-valley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Oxford Street</text:p>
          </table:table-cell>
          <table:table-cell office:value-type="string" calcext:value-type="string">
            <text:p>14 Noel Stree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1F 8GJ</text:p>
          </table:table-cell>
          <table:table-cell office:value-type="string" calcext:value-type="string">
            <text:p>0845 371 9133</text:p>
          </table:table-cell>
          <table:table-cell office:value-type="float" office:value="51.514819" calcext:value-type="float">
            <text:p>51.514819</text:p>
          </table:table-cell>
          <table:table-cell office:value-type="float" office:value="-0.136818" calcext:value-type="float">
            <text:p>-0.136818</text:p>
          </table:table-cell>
          <table:table-cell office:value-type="string" calcext:value-type="string">
            <text:p>TQ 294 812</text:p>
          </table:table-cell>
          <table:table-cell office:value-type="float" office:value="176" calcext:value-type="float">
            <text:p>176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oxfordst@yha.org.uk</text:p>
          </table:table-cell>
          <table:table-cell office:value-type="string" calcext:value-type="string">
            <text:p>http://www.yha.org.uk/hostel/london-oxford-street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St Pancras</text:p>
          </table:table-cell>
          <table:table-cell office:value-type="string" calcext:value-type="string">
            <text:p>79-81 Euston Roa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W1 2QE</text:p>
          </table:table-cell>
          <table:table-cell office:value-type="string" calcext:value-type="string">
            <text:p>0845 371 9344</text:p>
          </table:table-cell>
          <table:table-cell office:value-type="float" office:value="51.528809" calcext:value-type="float">
            <text:p>51.528809</text:p>
          </table:table-cell>
          <table:table-cell office:value-type="float" office:value="-0.126498" calcext:value-type="float">
            <text:p>-0.126498</text:p>
          </table:table-cell>
          <table:table-cell office:value-type="string" calcext:value-type="string">
            <text:p>TQ 301 828</text:p>
          </table:table-cell>
          <table:table-cell office:value-type="float" office:value="176" calcext:value-type="float">
            <text:p>17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pancras@yha.org.uk</text:p>
          </table:table-cell>
          <table:table-cell office:value-type="string" calcext:value-type="string">
            <text:p>http://www.yha.org.uk/hostel/london-st-pancras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St Pauls</text:p>
          </table:table-cell>
          <table:table-cell office:value-type="string" calcext:value-type="string">
            <text:p>St Pauls, 36 Carter Lan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C4V 5AB</text:p>
          </table:table-cell>
          <table:table-cell office:value-type="string" calcext:value-type="string">
            <text:p>0845 371 9012</text:p>
          </table:table-cell>
          <table:table-cell office:value-type="float" office:value="51.513109" calcext:value-type="float">
            <text:p>51.513109</text:p>
          </table:table-cell>
          <table:table-cell office:value-type="float" office:value="-0.100406" calcext:value-type="float">
            <text:p>-0.100406</text:p>
          </table:table-cell>
          <table:table-cell office:value-type="string" calcext:value-type="string">
            <text:p>TQ 319 811</text:p>
          </table:table-cell>
          <table:table-cell office:value-type="float" office:value="176" calcext:value-type="float">
            <text:p>17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tpauls@yha.org.uk</text:p>
          </table:table-cell>
          <table:table-cell office:value-type="string" calcext:value-type="string">
            <text:p>http://www.yha.org.uk/hostel/london-st-pauls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 Thameside</text:p>
          </table:table-cell>
          <table:table-cell office:value-type="string" calcext:value-type="string">
            <text:p>20 Salter Road, Rotherhith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E16 5PR</text:p>
          </table:table-cell>
          <table:table-cell office:value-type="string" calcext:value-type="string">
            <text:p>0845 371 9756</text:p>
          </table:table-cell>
          <table:table-cell office:value-type="float" office:value="51.50437" calcext:value-type="float">
            <text:p>51.504370</text:p>
          </table:table-cell>
          <table:table-cell office:value-type="float" office:value="-0.04637" calcext:value-type="float">
            <text:p>-0.046370</text:p>
          </table:table-cell>
          <table:table-cell office:value-type="string" calcext:value-type="string">
            <text:p>TQ 357 802</text:p>
          </table:table-cell>
          <table:table-cell office:value-type="float" office:value="177" calcext:value-type="float">
            <text:p>177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hameside@yha.org.uk</text:p>
          </table:table-cell>
          <table:table-cell office:value-type="string" calcext:value-type="string">
            <text:p>http://www.yha.org.uk/hostel/london-thameside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Alnwick</text:p>
          </table:table-cell>
          <table:table-cell office:value-type="string" calcext:value-type="string">
            <text:p>38 Green Batt, Alnwick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66 1TU</text:p>
          </table:table-cell>
          <table:table-cell office:value-type="string" calcext:value-type="string">
            <text:p>01665 660800</text:p>
          </table:table-cell>
          <table:table-cell office:value-type="float" office:value="55.411739" calcext:value-type="float">
            <text:p>55.411739</text:p>
          </table:table-cell>
          <table:table-cell office:value-type="float" office:value="-1.706076" calcext:value-type="float">
            <text:p>-1.706076</text:p>
          </table:table-cell>
          <table:table-cell office:value-type="string" calcext:value-type="string">
            <text:p>NU 187 13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lnwick@yha.org.uk</text:p>
          </table:table-cell>
          <table:table-cell office:value-type="string" calcext:value-type="string">
            <text:p>http://www.yha.org.uk/hostel/alnwick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Bellingham Bunkhouse</text:p>
          </table:table-cell>
          <table:table-cell office:value-type="string" calcext:value-type="string">
            <text:p>Demesne Farm, Bellingham, Hex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S</text:p>
          </table:table-cell>
          <table:table-cell office:value-type="string" calcext:value-type="string">
            <text:p>01434 220258</text:p>
          </table:table-cell>
          <table:table-cell office:value-type="float" office:value="55.143627" calcext:value-type="float">
            <text:p>55.143627</text:p>
          </table:table-cell>
          <table:table-cell office:value-type="float" office:value="-2.252522" calcext:value-type="float">
            <text:p>-2.252522</text:p>
          </table:table-cell>
          <table:table-cell office:value-type="string" calcext:value-type="string">
            <text:p>NY 840 833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ellingham@yha.org.uk</text:p>
          </table:table-cell>
          <table:table-cell office:value-type="string" calcext:value-type="string">
            <text:p>http://www.yha.org.uk/hostel/bellingham-bunkhouse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Berwick</text:p>
          </table:table-cell>
          <table:table-cell office:value-type="string" calcext:value-type="string">
            <text:p>Dewars Lane Granary, Dewars Lane, Berwick-Upon-Tweed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TD15 1HJ</text:p>
          </table:table-cell>
          <table:table-cell office:value-type="string" calcext:value-type="string">
            <text:p>0845 371 9676</text:p>
          </table:table-cell>
          <table:table-cell office:value-type="float" office:value="55.768011" calcext:value-type="float">
            <text:p>55.768011</text:p>
          </table:table-cell>
          <table:table-cell office:value-type="float" office:value="-2.0046994" calcext:value-type="float">
            <text:p>-2.004699</text:p>
          </table:table-cell>
          <table:table-cell office:value-type="string" calcext:value-type="string">
            <text:p>NT 998 527</text:p>
          </table:table-cell>
          <table:table-cell office:value-type="float" office:value="75" calcext:value-type="float">
            <text:p>7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rwick@yha.org.uk</text:p>
          </table:table-cell>
          <table:table-cell office:value-type="string" calcext:value-type="string">
            <text:p>http://www.yha.org.uk/hostel/berwick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Blackton Grange</text:p>
          </table:table-cell>
          <table:table-cell office:value-type="string" calcext:value-type="string">
            <text:p>Balderhead, Romaldkirk, Barnard Castl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UP</text:p>
          </table:table-cell>
          <table:table-cell office:value-type="string" calcext:value-type="string">
            <text:p>01833 650629</text:p>
          </table:table-cell>
          <table:table-cell office:value-type="float" office:value="54.55699" calcext:value-type="float">
            <text:p>54.556990</text:p>
          </table:table-cell>
          <table:table-cell office:value-type="float" office:value="-2.10784" calcext:value-type="float">
            <text:p>-2.107840</text:p>
          </table:table-cell>
          <table:table-cell office:value-type="string" calcext:value-type="string">
            <text:p>NY 931 18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baldersdale@yha.org.uk</text:p>
          </table:table-cell>
          <table:table-cell office:value-type="string" calcext:value-type="string">
            <text:p>http://www.yha.org.uk/hostel/blackton-grange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Byrness</text:p>
          </table:table-cell>
          <table:table-cell office:value-type="string" calcext:value-type="string">
            <text:p>7 Otterburn Green, Byrness Village, Near Otterburn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19 1TS</text:p>
          </table:table-cell>
          <table:table-cell office:value-type="string" calcext:value-type="string">
            <text:p>01830 520425</text:p>
          </table:table-cell>
          <table:table-cell office:value-type="float" office:value="55.3181" calcext:value-type="float">
            <text:p>55.318100</text:p>
          </table:table-cell>
          <table:table-cell office:value-type="float" office:value="-2.3727" calcext:value-type="float">
            <text:p>-2.372700</text:p>
          </table:table-cell>
          <table:table-cell office:value-type="string" calcext:value-type="string">
            <text:p>NT 764 027</text:p>
          </table:table-cell>
          <table:table-cell office:value-type="float" office:value="90" calcext:value-type="float">
            <text:p>9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byrness@yha.org.uk</text:p>
          </table:table-cell>
          <table:table-cell office:value-type="string" calcext:value-type="string">
            <text:p>http://www.yha.org.uk/hostel/byrness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t Chad's College, 18 North Bailey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1 3RH</text:p>
          </table:table-cell>
          <table:table-cell office:value-type="string" calcext:value-type="string">
            <text:p>0191 3343358</text:p>
          </table:table-cell>
          <table:table-cell office:value-type="float" office:value="54.7732" calcext:value-type="float">
            <text:p>54.773200</text:p>
          </table:table-cell>
          <table:table-cell office:value-type="float" office:value="-1.5746" calcext:value-type="float">
            <text:p>-1.574600</text:p>
          </table:table-cell>
          <table:table-cell office:value-type="string" calcext:value-type="string">
            <text:p>NZ 275 42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durham@yha.org.uk</text:p>
          </table:table-cell>
          <table:table-cell office:value-type="string" calcext:value-type="string">
            <text:p>http://www.yha.org.uk/hostel/durham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Edmundbyers</text:p>
          </table:table-cell>
          <table:table-cell office:value-type="string" calcext:value-type="string">
            <text:p>Low House, Edmundbyers, Consett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8 9NL</text:p>
          </table:table-cell>
          <table:table-cell office:value-type="string" calcext:value-type="string">
            <text:p>0845 371 9633</text:p>
          </table:table-cell>
          <table:table-cell office:value-type="float" office:value="54.845396" calcext:value-type="float">
            <text:p>54.845396</text:p>
          </table:table-cell>
          <table:table-cell office:value-type="float" office:value="-1.973816" calcext:value-type="float">
            <text:p>-1.973816</text:p>
          </table:table-cell>
          <table:table-cell office:value-type="string" calcext:value-type="string">
            <text:p>NZ 018 501</text:p>
          </table:table-cell>
          <table:table-cell office:value-type="float" office:value="87" calcext:value-type="float">
            <text:p>8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edmundbyers@yha.org.uk</text:p>
          </table:table-cell>
          <table:table-cell office:value-type="string" calcext:value-type="string">
            <text:p>http://www.yha.org.uk/hostel/edmundbyers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Holwick Camping Barn</text:p>
          </table:table-cell>
          <table:table-cell office:value-type="string" calcext:value-type="string">
            <text:p>Low Way Farm, Holwick, Middleton In Teesdale, Barnard Castl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0NJ</text:p>
          </table:table-cell>
          <table:table-cell office:value-type="string" calcext:value-type="string">
            <text:p>0800 0191 700</text:p>
          </table:table-cell>
          <table:table-cell office:value-type="float" office:value="54.63815" calcext:value-type="float">
            <text:p>54.638150</text:p>
          </table:table-cell>
          <table:table-cell office:value-type="float" office:value="-2.1354" calcext:value-type="float">
            <text:p>-2.135400</text:p>
          </table:table-cell>
          <table:table-cell office:value-type="string" calcext:value-type="string">
            <text:p>NY 914 27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holwick-camping-barn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Kielder</text:p>
          </table:table-cell>
          <table:table-cell office:value-type="string" calcext:value-type="string">
            <text:p>Butteryhaugh, Kielder Village, Hex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1HQ</text:p>
          </table:table-cell>
          <table:table-cell office:value-type="string" calcext:value-type="string">
            <text:p>0845 371 9126</text:p>
          </table:table-cell>
          <table:table-cell office:value-type="float" office:value="55.231858" calcext:value-type="float">
            <text:p>55.231858</text:p>
          </table:table-cell>
          <table:table-cell office:value-type="float" office:value="-2.579525" calcext:value-type="float">
            <text:p>-2.579525</text:p>
          </table:table-cell>
          <table:table-cell office:value-type="string" calcext:value-type="string">
            <text:p>NY 632 932</text:p>
          </table:table-cell>
          <table:table-cell office:value-type="float" office:value="80" calcext:value-type="float">
            <text:p>8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kielder@yha.org.uk</text:p>
          </table:table-cell>
          <table:table-cell office:value-type="string" calcext:value-type="string">
            <text:p>http://www.yha.org.uk/hostel/kielder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Langdon Beck</text:p>
          </table:table-cell>
          <table:table-cell office:value-type="string" calcext:value-type="string">
            <text:p>Forest-in-Teesdale, Barnard Castl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0XN</text:p>
          </table:table-cell>
          <table:table-cell office:value-type="string" calcext:value-type="string">
            <text:p>0845 371 9027</text:p>
          </table:table-cell>
          <table:table-cell office:value-type="float" office:value="54.6692" calcext:value-type="float">
            <text:p>54.669200</text:p>
          </table:table-cell>
          <table:table-cell office:value-type="float" office:value="-2.218251" calcext:value-type="float">
            <text:p>-2.218251</text:p>
          </table:table-cell>
          <table:table-cell office:value-type="string" calcext:value-type="string">
            <text:p>NY 860 305</text:p>
          </table:table-cell>
          <table:table-cell office:value-type="float" office:value="91" calcext:value-type="float">
            <text:p>9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langdonbeck@yha.org.uk</text:p>
          </table:table-cell>
          <table:table-cell office:value-type="string" calcext:value-type="string">
            <text:p>http://www.yha.org.uk/hostel/langdon-beck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Mounthooley Bunkhouse</text:p>
          </table:table-cell>
          <table:table-cell office:value-type="string" calcext:value-type="string">
            <text:p>College Valley, Kirk Newton, Wooler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71 6TX</text:p>
          </table:table-cell>
          <table:table-cell office:value-type="string" calcext:value-type="string">
            <text:p>01668 216358</text:p>
          </table:table-cell>
          <table:table-cell office:value-type="float" office:value="55.496771" calcext:value-type="float">
            <text:p>55.496771</text:p>
          </table:table-cell>
          <table:table-cell office:value-type="float" office:value="-2.189125" calcext:value-type="float">
            <text:p>-2.189125</text:p>
          </table:table-cell>
          <table:table-cell office:value-type="string" calcext:value-type="string">
            <text:p>NT 882 226</text:p>
          </table:table-cell>
          <table:table-cell office:value-type="string" calcext:value-type="string">
            <text:p>74/75</text:p>
          </table:table-cell>
          <table:table-cell/>
          <table:table-cell office:value-type="string" calcext:value-type="string">
            <text:p>mounthooley@yha.org.uk</text:p>
          </table:table-cell>
          <table:table-cell office:value-type="string" calcext:value-type="string">
            <text:p>http://www.yha.org.uk/hostel/mounthooley-bunkhouse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Ninebanks</text:p>
          </table:table-cell>
          <table:table-cell office:value-type="string" calcext:value-type="string">
            <text:p>Orchard House, Mohope, Ninebanks, Hex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7 8DQ</text:p>
          </table:table-cell>
          <table:table-cell office:value-type="string" calcext:value-type="string">
            <text:p>0845 371 9533</text:p>
          </table:table-cell>
          <table:table-cell office:value-type="float" office:value="54.856792" calcext:value-type="float">
            <text:p>54.856792</text:p>
          </table:table-cell>
          <table:table-cell office:value-type="float" office:value="-2.357281" calcext:value-type="float">
            <text:p>-2.357281</text:p>
          </table:table-cell>
          <table:table-cell office:value-type="string" calcext:value-type="string">
            <text:p>NY 772 514</text:p>
          </table:table-cell>
          <table:table-cell office:value-type="float" office:value="86" calcext:value-type="float">
            <text:p>8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inebanks@yha.org.uk</text:p>
          </table:table-cell>
          <table:table-cell office:value-type="string" calcext:value-type="string">
            <text:p>http://www.yha.org.uk/hostel/ninebanks</text:p>
          </table:table-cell>
          <table:table-cell/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Once Brewed</text:p>
          </table:table-cell>
          <table:table-cell office:value-type="string" calcext:value-type="string">
            <text:p>Military Road, Bardon Mill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7 7AN</text:p>
          </table:table-cell>
          <table:table-cell office:value-type="string" calcext:value-type="string">
            <text:p>0845 371 9753</text:p>
          </table:table-cell>
          <table:table-cell office:value-type="float" office:value="54.996081" calcext:value-type="float">
            <text:p>54.996081</text:p>
          </table:table-cell>
          <table:table-cell office:value-type="float" office:value="-2.388306" calcext:value-type="float">
            <text:p>-2.388306</text:p>
          </table:table-cell>
          <table:table-cell office:value-type="string" calcext:value-type="string">
            <text:p>NY 753 669</text:p>
          </table:table-cell>
          <table:table-cell office:value-type="float" office:value="86" calcext:value-type="float">
            <text:p>8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oncebrewed@yha.org.uk</text:p>
          </table:table-cell>
          <table:table-cell office:value-type="string" calcext:value-type="string">
            <text:p>http://www.yha.org.uk/hostel/once-brewed</text:p>
          </table:table-cell>
          <table:table-cell office:value-type="string" calcext:value-type="string">
            <text:p>Roman Wall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Wooler</text:p>
          </table:table-cell>
          <table:table-cell office:value-type="string" calcext:value-type="string">
            <text:p>30 Cheviot Street, Wooler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71 6LW</text:p>
          </table:table-cell>
          <table:table-cell office:value-type="string" calcext:value-type="string">
            <text:p>0845 371 9668</text:p>
          </table:table-cell>
          <table:table-cell office:value-type="float" office:value="55.543716" calcext:value-type="float">
            <text:p>55.543716</text:p>
          </table:table-cell>
          <table:table-cell office:value-type="float" office:value="-2.015297" calcext:value-type="float">
            <text:p>-2.015297</text:p>
          </table:table-cell>
          <table:table-cell office:value-type="string" calcext:value-type="string">
            <text:p>NT 991 278</text:p>
          </table:table-cell>
          <table:table-cell office:value-type="float" office:value="75" calcext:value-type="float">
            <text:p>75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wooler@yha.org.uk</text:p>
          </table:table-cell>
          <table:table-cell office:value-type="string" calcext:value-type="string">
            <text:p>http://www.yha.org.uk/hostel/wooler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The Firs, Alsto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9 3RW</text:p>
          </table:table-cell>
          <table:table-cell office:value-type="string" calcext:value-type="string">
            <text:p>01434 381509</text:p>
          </table:table-cell>
          <table:table-cell office:value-type="float" office:value="54.808934" calcext:value-type="float">
            <text:p>54.808934</text:p>
          </table:table-cell>
          <table:table-cell office:value-type="float" office:value="-2.441886" calcext:value-type="float">
            <text:p>-2.441886</text:p>
          </table:table-cell>
          <table:table-cell office:value-type="string" calcext:value-type="string">
            <text:p>NY 717 461</text:p>
          </table:table-cell>
          <table:table-cell office:value-type="float" office:value="86" calcext:value-type="float">
            <text:p>86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alston@yha.org.uk</text:p>
          </table:table-cell>
          <table:table-cell office:value-type="string" calcext:value-type="string">
            <text:p>http://www.yha.org.uk/hostel/alsto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Ambleside</text:p>
          </table:table-cell>
          <table:table-cell office:value-type="string" calcext:value-type="string">
            <text:p>Waterhead, Amble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2 0EU</text:p>
          </table:table-cell>
          <table:table-cell office:value-type="string" calcext:value-type="string">
            <text:p>0845 371 9620</text:p>
          </table:table-cell>
          <table:table-cell office:value-type="float" office:value="54.41917" calcext:value-type="float">
            <text:p>54.419170</text:p>
          </table:table-cell>
          <table:table-cell office:value-type="float" office:value="-2.961813" calcext:value-type="float">
            <text:p>-2.961813</text:p>
          </table:table-cell>
          <table:table-cell office:value-type="string" calcext:value-type="string">
            <text:p>NY 377 031</text:p>
          </table:table-cell>
          <table:table-cell office:value-type="float" office:value="90" calcext:value-type="float">
            <text:p>9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mbleside@yha.org.uk</text:p>
          </table:table-cell>
          <table:table-cell office:value-type="string" calcext:value-type="string">
            <text:p>http://www.yha.org.uk/hostel/amblesid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Arnside</text:p>
          </table:table-cell>
          <table:table-cell office:value-type="string" calcext:value-type="string">
            <text:p>Redhills Road, Arn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5 0AT</text:p>
          </table:table-cell>
          <table:table-cell office:value-type="string" calcext:value-type="string">
            <text:p>0845 371 9722</text:p>
          </table:table-cell>
          <table:table-cell office:value-type="float" office:value="54.197938" calcext:value-type="float">
            <text:p>54.197938</text:p>
          </table:table-cell>
          <table:table-cell office:value-type="float" office:value="-2.84191" calcext:value-type="float">
            <text:p>-2.841910</text:p>
          </table:table-cell>
          <table:table-cell office:value-type="string" calcext:value-type="string">
            <text:p>SD 452 783</text:p>
          </table:table-cell>
          <table:table-cell office:value-type="float" office:value="97" calcext:value-type="float">
            <text:p>9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rnside@yha.org.uk</text:p>
          </table:table-cell>
          <table:table-cell office:value-type="string" calcext:value-type="string">
            <text:p>http://www.yha.org.uk/hostel/arnsid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Black Sail</text:p>
          </table:table-cell>
          <table:table-cell office:value-type="string" calcext:value-type="string">
            <text:p>Black Sail Hut, Ennerdale, Cleator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23 3AY</text:p>
          </table:table-cell>
          <table:table-cell office:value-type="string" calcext:value-type="string">
            <text:p>0845 371 9680</text:p>
          </table:table-cell>
          <table:table-cell office:value-type="float" office:value="54.500346" calcext:value-type="float">
            <text:p>54.500346</text:p>
          </table:table-cell>
          <table:table-cell office:value-type="float" office:value="-3.244845" calcext:value-type="float">
            <text:p>-3.244845</text:p>
          </table:table-cell>
          <table:table-cell office:value-type="string" calcext:value-type="string">
            <text:p>NY 195 124</text:p>
          </table:table-cell>
          <table:table-cell office:value-type="float" office:value="89" calcext:value-type="float">
            <text:p>8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blacksail@yha.org.uk</text:p>
          </table:table-cell>
          <table:table-cell office:value-type="string" calcext:value-type="string">
            <text:p>http://www.yha.org.uk/hostel/black-sail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Borrowdale</text:p>
          </table:table-cell>
          <table:table-cell office:value-type="string" calcext:value-type="string">
            <text:p>Longthwaite, Borrowdale, Keswic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2 5XE</text:p>
          </table:table-cell>
          <table:table-cell office:value-type="string" calcext:value-type="string">
            <text:p>0845 371 9624</text:p>
          </table:table-cell>
          <table:table-cell office:value-type="float" office:value="54.51876" calcext:value-type="float">
            <text:p>54.518760</text:p>
          </table:table-cell>
          <table:table-cell office:value-type="float" office:value="-3.15039" calcext:value-type="float">
            <text:p>-3.150390</text:p>
          </table:table-cell>
          <table:table-cell office:value-type="string" calcext:value-type="string">
            <text:p>NY 256 143</text:p>
          </table:table-cell>
          <table:table-cell office:value-type="string" calcext:value-type="string">
            <text:p>89/90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borrowdale@yha.org.uk</text:p>
          </table:table-cell>
          <table:table-cell office:value-type="string" calcext:value-type="string">
            <text:p>http://www.yha.org.uk/hostel/borrowdal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Buttermere</text:p>
          </table:table-cell>
          <table:table-cell office:value-type="string" calcext:value-type="string">
            <text:p>Buttermere, Cockermouth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3 9XA</text:p>
          </table:table-cell>
          <table:table-cell office:value-type="string" calcext:value-type="string">
            <text:p>0845 371 9508</text:p>
          </table:table-cell>
          <table:table-cell office:value-type="float" office:value="54.540418" calcext:value-type="float">
            <text:p>54.540418</text:p>
          </table:table-cell>
          <table:table-cell office:value-type="float" office:value="-3.271598" calcext:value-type="float">
            <text:p>-3.271598</text:p>
          </table:table-cell>
          <table:table-cell office:value-type="string" calcext:value-type="string">
            <text:p>NY 178 169</text:p>
          </table:table-cell>
          <table:table-cell office:value-type="float" office:value="89" calcext:value-type="float">
            <text:p>8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buttermere@yha.org.uk</text:p>
          </table:table-cell>
          <table:table-cell office:value-type="string" calcext:value-type="string">
            <text:p>http://www.yha.org.uk/hostel/buttermer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Caldbeck Bunkhouse</text:p>
          </table:table-cell>
          <table:table-cell office:value-type="string" calcext:value-type="string">
            <text:p>Fellside Centre, Fellside, Wigto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7 8HA</text:p>
          </table:table-cell>
          <table:table-cell office:value-type="string" calcext:value-type="string">
            <text:p>01768 812280</text:p>
          </table:table-cell>
          <table:table-cell office:value-type="float" office:value="54.72806" calcext:value-type="float">
            <text:p>54.728060</text:p>
          </table:table-cell>
          <table:table-cell office:value-type="float" office:value="-3.08065" calcext:value-type="float">
            <text:p>-3.080650</text:p>
          </table:table-cell>
          <table:table-cell office:value-type="string" calcext:value-type="string">
            <text:p>NY 305 3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aldbeck@yha.org.uk</text:p>
          </table:table-cell>
          <table:table-cell office:value-type="string" calcext:value-type="string">
            <text:p>http://www.yha.org.uk/hostel/caldbeck-bunkhous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Old Brewery Residences, Bridge Lane, Caldewgat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2 5SR</text:p>
          </table:table-cell>
          <table:table-cell office:value-type="string" calcext:value-type="string">
            <text:p>0845 371 9510</text:p>
          </table:table-cell>
          <table:table-cell office:value-type="float" office:value="54.895728" calcext:value-type="float">
            <text:p>54.895728</text:p>
          </table:table-cell>
          <table:table-cell office:value-type="float" office:value="-2.94509" calcext:value-type="float">
            <text:p>-2.945090</text:p>
          </table:table-cell>
          <table:table-cell office:value-type="string" calcext:value-type="string">
            <text:p>NY 395 561</text:p>
          </table:table-cell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arlisle@yha.org.uk</text:p>
          </table:table-cell>
          <table:table-cell office:value-type="string" calcext:value-type="string">
            <text:p>http://www.yha.org.uk/hostel/carlisl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Chipping Camping Barn</text:p>
          </table:table-cell>
          <table:table-cell office:value-type="string" calcext:value-type="string">
            <text:p>Clark House Farm, Chipping, Nr Preston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3 2GQ</text:p>
          </table:table-cell>
          <table:table-cell office:value-type="string" calcext:value-type="string">
            <text:p>0800 019100</text:p>
          </table:table-cell>
          <table:table-cell office:value-type="float" office:value="53.88665" calcext:value-type="float">
            <text:p>53.886650</text:p>
          </table:table-cell>
          <table:table-cell office:value-type="float" office:value="-2.58482" calcext:value-type="float">
            <text:p>-2.584820</text:p>
          </table:table-cell>
          <table:table-cell office:value-type="string" calcext:value-type="string">
            <text:p>SD 617 43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chipping-camping-bar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Cockermouth</text:p>
          </table:table-cell>
          <table:table-cell office:value-type="string" calcext:value-type="string">
            <text:p>Double Mills, Cockermouth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3 0DS</text:p>
          </table:table-cell>
          <table:table-cell office:value-type="string" calcext:value-type="string">
            <text:p>0845 371 9313</text:p>
          </table:table-cell>
          <table:table-cell office:value-type="float" office:value="54.656128" calcext:value-type="float">
            <text:p>54.656128</text:p>
          </table:table-cell>
          <table:table-cell office:value-type="float" office:value="-3.367444" calcext:value-type="float">
            <text:p>-3.367444</text:p>
          </table:table-cell>
          <table:table-cell office:value-type="string" calcext:value-type="string">
            <text:p>NY 119 299</text:p>
          </table:table-cell>
          <table:table-cell office:value-type="float" office:value="89" calcext:value-type="float">
            <text:p>8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cockermouth@yha.org.uk</text:p>
          </table:table-cell>
          <table:table-cell office:value-type="string" calcext:value-type="string">
            <text:p>http://www.yha.org.uk/hostel/cockermouth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Coniston Coppermines</text:p>
          </table:table-cell>
          <table:table-cell office:value-type="string" calcext:value-type="string">
            <text:p>Conisto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1 8HP</text:p>
          </table:table-cell>
          <table:table-cell office:value-type="string" calcext:value-type="string">
            <text:p>0845 371 9630</text:p>
          </table:table-cell>
          <table:table-cell office:value-type="float" office:value="54.377599" calcext:value-type="float">
            <text:p>54.377599</text:p>
          </table:table-cell>
          <table:table-cell office:value-type="float" office:value="-3.095299" calcext:value-type="float">
            <text:p>-3.095299</text:p>
          </table:table-cell>
          <table:table-cell office:value-type="string" calcext:value-type="string">
            <text:p>SD 290 986</text:p>
          </table:table-cell>
          <table:table-cell office:value-type="float" office:value="96" calcext:value-type="float">
            <text:p>96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coppermines@yha.org.uk</text:p>
          </table:table-cell>
          <table:table-cell office:value-type="string" calcext:value-type="string">
            <text:p>http://www.yha.org.uk/hostel/coniston-coppermines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Coniston Holly How</text:p>
          </table:table-cell>
          <table:table-cell office:value-type="string" calcext:value-type="string">
            <text:p>Holly How, Far End, Conisto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1 8DD</text:p>
          </table:table-cell>
          <table:table-cell office:value-type="string" calcext:value-type="string">
            <text:p>0845 371 9511</text:p>
          </table:table-cell>
          <table:table-cell office:value-type="float" office:value="54.37331" calcext:value-type="float">
            <text:p>54.373310</text:p>
          </table:table-cell>
          <table:table-cell office:value-type="float" office:value="-3.0756" calcext:value-type="float">
            <text:p>-3.075600</text:p>
          </table:table-cell>
          <table:table-cell office:value-type="string" calcext:value-type="string">
            <text:p>SD 302 981</text:p>
          </table:table-cell>
          <table:table-cell office:value-type="float" office:value="96" calcext:value-type="float">
            <text:p>96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istonhh@yha.org.uk</text:p>
          </table:table-cell>
          <table:table-cell office:value-type="string" calcext:value-type="string">
            <text:p>http://www.yha.org.uk/hostel/coniston-holly-how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Downham Camping Barn</text:p>
          </table:table-cell>
          <table:table-cell office:value-type="string" calcext:value-type="string">
            <text:p>c/o West Lane Farmhouse, Downham, Clitheroe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7 4BS</text:p>
          </table:table-cell>
          <table:table-cell office:value-type="string" calcext:value-type="string">
            <text:p>0800 0191700</text:p>
          </table:table-cell>
          <table:table-cell office:value-type="float" office:value="53.89589" calcext:value-type="float">
            <text:p>53.895890</text:p>
          </table:table-cell>
          <table:table-cell office:value-type="float" office:value="-2.31393" calcext:value-type="float">
            <text:p>-2.313930</text:p>
          </table:table-cell>
          <table:table-cell office:value-type="string" calcext:value-type="string">
            <text:p>SD 795 44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downham-camping-bar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Dufton</text:p>
          </table:table-cell>
          <table:table-cell office:value-type="string" calcext:value-type="string">
            <text:p>Dufton, Appleby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6 6DB</text:p>
          </table:table-cell>
          <table:table-cell office:value-type="string" calcext:value-type="string">
            <text:p>0845 371 9734</text:p>
          </table:table-cell>
          <table:table-cell office:value-type="float" office:value="54.619877" calcext:value-type="float">
            <text:p>54.619877</text:p>
          </table:table-cell>
          <table:table-cell office:value-type="float" office:value="-2.484206" calcext:value-type="float">
            <text:p>-2.484206</text:p>
          </table:table-cell>
          <table:table-cell office:value-type="string" calcext:value-type="string">
            <text:p>NY 688 251</text:p>
          </table:table-cell>
          <table:table-cell office:value-type="float" office:value="91" calcext:value-type="float">
            <text:p>9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ufton@yha.org.uk</text:p>
          </table:table-cell>
          <table:table-cell office:value-type="string" calcext:value-type="string">
            <text:p>http://www.yha.org.uk/hostel/dufto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Elterwater</text:p>
          </table:table-cell>
          <table:table-cell office:value-type="string" calcext:value-type="string">
            <text:p>Elterwater, Amble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2 9HX</text:p>
          </table:table-cell>
          <table:table-cell office:value-type="string" calcext:value-type="string">
            <text:p>0845 371 9017</text:p>
          </table:table-cell>
          <table:table-cell office:value-type="float" office:value="54.432958" calcext:value-type="float">
            <text:p>54.432958</text:p>
          </table:table-cell>
          <table:table-cell office:value-type="float" office:value="-3.038527" calcext:value-type="float">
            <text:p>-3.038527</text:p>
          </table:table-cell>
          <table:table-cell office:value-type="string" calcext:value-type="string">
            <text:p>NY 327 047</text:p>
          </table:table-cell>
          <table:table-cell office:value-type="float" office:value="90" calcext:value-type="float">
            <text:p>90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elterwater@yha.org.uk</text:p>
          </table:table-cell>
          <table:table-cell office:value-type="string" calcext:value-type="string">
            <text:p>http://www.yha.org.uk/hostel/elterwater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Ennerdale</text:p>
          </table:table-cell>
          <table:table-cell office:value-type="string" calcext:value-type="string">
            <text:p>Cat Crag, Ennerdale, Cleator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23 3AX</text:p>
          </table:table-cell>
          <table:table-cell office:value-type="string" calcext:value-type="string">
            <text:p>0845 371 9116</text:p>
          </table:table-cell>
          <table:table-cell office:value-type="float" office:value="54.514804" calcext:value-type="float">
            <text:p>54.514804</text:p>
          </table:table-cell>
          <table:table-cell office:value-type="float" office:value="-3.326677" calcext:value-type="float">
            <text:p>-3.326677</text:p>
          </table:table-cell>
          <table:table-cell office:value-type="string" calcext:value-type="string">
            <text:p>NY 142 141</text:p>
          </table:table-cell>
          <table:table-cell office:value-type="float" office:value="89" calcext:value-type="float">
            <text:p>8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nnerdale@yha.org.uk</text:p>
          </table:table-cell>
          <table:table-cell office:value-type="string" calcext:value-type="string">
            <text:p>http://www.yha.org.uk/hostel/ennerdal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Eskdale</text:p>
          </table:table-cell>
          <table:table-cell office:value-type="string" calcext:value-type="string">
            <text:p>Boot, Holmroo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9 1TH</text:p>
          </table:table-cell>
          <table:table-cell office:value-type="string" calcext:value-type="string">
            <text:p>0845 371 9317</text:p>
          </table:table-cell>
          <table:table-cell office:value-type="float" office:value="54.3989" calcext:value-type="float">
            <text:p>54.398900</text:p>
          </table:table-cell>
          <table:table-cell office:value-type="float" office:value="-3.2413" calcext:value-type="float">
            <text:p>-3.241300</text:p>
          </table:table-cell>
          <table:table-cell office:value-type="string" calcext:value-type="string">
            <text:p>NY 195 011</text:p>
          </table:table-cell>
          <table:table-cell office:value-type="float" office:value="89" calcext:value-type="float">
            <text:p>8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eskdale@yha.org.uk</text:p>
          </table:table-cell>
          <table:table-cell office:value-type="string" calcext:value-type="string">
            <text:p>http://www.yha.org.uk/hostel/eskdal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Grasmere Butharlyp Howe</text:p>
          </table:table-cell>
          <table:table-cell office:value-type="string" calcext:value-type="string">
            <text:p>Easedale Road, Grasmer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2 9QG</text:p>
          </table:table-cell>
          <table:table-cell office:value-type="string" calcext:value-type="string">
            <text:p>0845 371 9319</text:p>
          </table:table-cell>
          <table:table-cell office:value-type="float" office:value="54.4622" calcext:value-type="float">
            <text:p>54.462200</text:p>
          </table:table-cell>
          <table:table-cell office:value-type="float" office:value="-3.024655" calcext:value-type="float">
            <text:p>-3.024655</text:p>
          </table:table-cell>
          <table:table-cell office:value-type="string" calcext:value-type="string">
            <text:p>NY 337 079</text:p>
          </table:table-cell>
          <table:table-cell office:value-type="float" office:value="90" calcext:value-type="float">
            <text:p>9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grasmere@yha.org.uk</text:p>
          </table:table-cell>
          <table:table-cell office:value-type="string" calcext:value-type="string">
            <text:p>http://www.yha.org.uk/hostel/grasmere-butharlyp-howe</text:p>
          </table:table-cell>
          <table:table-cell office:value-type="string" calcext:value-type="string">
            <text:p>Butterlip How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Hawkshead</text:p>
          </table:table-cell>
          <table:table-cell office:value-type="string" calcext:value-type="string">
            <text:p>Hawkshead, Amble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2 0QD</text:p>
          </table:table-cell>
          <table:table-cell office:value-type="string" calcext:value-type="string">
            <text:p>0845 371 9321</text:p>
          </table:table-cell>
          <table:table-cell office:value-type="float" office:value="54.361697" calcext:value-type="float">
            <text:p>54.361697</text:p>
          </table:table-cell>
          <table:table-cell office:value-type="float" office:value="-2.994753" calcext:value-type="float">
            <text:p>-2.994753</text:p>
          </table:table-cell>
          <table:table-cell office:value-type="string" calcext:value-type="string">
            <text:p>SD 355 967</text:p>
          </table:table-cell>
          <table:table-cell office:value-type="float" office:value="96" calcext:value-type="float">
            <text:p>9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awkshead@yha.org.uk</text:p>
          </table:table-cell>
          <table:table-cell office:value-type="string" calcext:value-type="string">
            <text:p>http://www.yha.org.uk/hostel/hawkshead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Hawse End Bunkhouse</text:p>
          </table:table-cell>
          <table:table-cell office:value-type="string" calcext:value-type="string">
            <text:p>Hawse End Cottage, Portinscale, Keswic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2 5UE</text:p>
          </table:table-cell>
          <table:table-cell office:value-type="string" calcext:value-type="string">
            <text:p>01768 812280</text:p>
          </table:table-cell>
          <table:table-cell office:value-type="float" office:value="54.579" calcext:value-type="float">
            <text:p>54.579000</text:p>
          </table:table-cell>
          <table:table-cell office:value-type="float" office:value="-3.16153" calcext:value-type="float">
            <text:p>-3.161530</text:p>
          </table:table-cell>
          <table:table-cell office:value-type="string" calcext:value-type="string">
            <text:p>NY 250 2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awesend@yha.org.uk</text:p>
          </table:table-cell>
          <table:table-cell office:value-type="string" calcext:value-type="string">
            <text:p>http://www.yha.org.uk/hostel/hawse-end-bunkhous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Helvellyn</text:p>
          </table:table-cell>
          <table:table-cell office:value-type="string" calcext:value-type="string">
            <text:p>Greenside, Glenridding, Penrith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1 0QR</text:p>
          </table:table-cell>
          <table:table-cell office:value-type="string" calcext:value-type="string">
            <text:p>0845 371 9742</text:p>
          </table:table-cell>
          <table:table-cell office:value-type="float" office:value="54.547756" calcext:value-type="float">
            <text:p>54.547756</text:p>
          </table:table-cell>
          <table:table-cell office:value-type="float" office:value="-2.981393" calcext:value-type="float">
            <text:p>-2.981393</text:p>
          </table:table-cell>
          <table:table-cell office:value-type="string" calcext:value-type="string">
            <text:p>NY 366 174</text:p>
          </table:table-cell>
          <table:table-cell office:value-type="float" office:value="90" calcext:value-type="float">
            <text:p>9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elvellyn@yha.org.uk</text:p>
          </table:table-cell>
          <table:table-cell office:value-type="string" calcext:value-type="string">
            <text:p>http://www.yha.org.uk/hostel/helvelly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High Gillerthwaite Camping Barn</text:p>
          </table:table-cell>
          <table:table-cell office:value-type="string" calcext:value-type="string">
            <text:p>High Gillerthwaite, Ennerda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23 3AX</text:p>
          </table:table-cell>
          <table:table-cell office:value-type="string" calcext:value-type="string">
            <text:p>0800 0191 700</text:p>
          </table:table-cell>
          <table:table-cell office:value-type="float" office:value="54.51482" calcext:value-type="float">
            <text:p>54.514820</text:p>
          </table:table-cell>
          <table:table-cell office:value-type="float" office:value="-3.32669" calcext:value-type="float">
            <text:p>-3.326690</text:p>
          </table:table-cell>
          <table:table-cell office:value-type="string" calcext:value-type="string">
            <text:p>NY 142 1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high-gillerthwaite-camping-bar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Honister Hause</text:p>
          </table:table-cell>
          <table:table-cell office:value-type="string" calcext:value-type="string">
            <text:p>Seatoller, Keswic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2 5XN</text:p>
          </table:table-cell>
          <table:table-cell office:value-type="string" calcext:value-type="string">
            <text:p>0845 371 9522</text:p>
          </table:table-cell>
          <table:table-cell office:value-type="float" office:value="54.511433" calcext:value-type="float">
            <text:p>54.511433</text:p>
          </table:table-cell>
          <table:table-cell office:value-type="float" office:value="-3.197834" calcext:value-type="float">
            <text:p>-3.197834</text:p>
          </table:table-cell>
          <table:table-cell office:value-type="string" calcext:value-type="string">
            <text:p>NY 225 136</text:p>
          </table:table-cell>
          <table:table-cell office:value-type="float" office:value="89" calcext:value-type="float">
            <text:p>8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onister@yha.org.uk</text:p>
          </table:table-cell>
          <table:table-cell office:value-type="string" calcext:value-type="string">
            <text:p>http://www.yha.org.uk/hostel/honister-haus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Keswick</text:p>
          </table:table-cell>
          <table:table-cell office:value-type="string" calcext:value-type="string">
            <text:p>Station Road, Keswic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2 5LH</text:p>
          </table:table-cell>
          <table:table-cell office:value-type="string" calcext:value-type="string">
            <text:p>0845 371 9746</text:p>
          </table:table-cell>
          <table:table-cell office:value-type="float" office:value="54.602104" calcext:value-type="float">
            <text:p>54.602104</text:p>
          </table:table-cell>
          <table:table-cell office:value-type="float" office:value="-3.13502" calcext:value-type="float">
            <text:p>-3.135020</text:p>
          </table:table-cell>
          <table:table-cell office:value-type="string" calcext:value-type="string">
            <text:p>NY 268 236</text:p>
          </table:table-cell>
          <table:table-cell office:value-type="float" office:value="89" calcext:value-type="float">
            <text:p>8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keswick@yha.org.uk</text:p>
          </table:table-cell>
          <table:table-cell office:value-type="string" calcext:value-type="string">
            <text:p>http://www.yha.org.uk/hostel/keswick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King's House, Slaidburn</text:p>
          </table:table-cell>
          <table:table-cell office:value-type="string" calcext:value-type="string">
            <text:p>King's House, Slaidburn, Clitheroe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7 3ER</text:p>
          </table:table-cell>
          <table:table-cell office:value-type="string" calcext:value-type="string">
            <text:p>0845 371 9343</text:p>
          </table:table-cell>
          <table:table-cell office:value-type="float" office:value="53.966417" calcext:value-type="float">
            <text:p>53.966417</text:p>
          </table:table-cell>
          <table:table-cell office:value-type="float" office:value="-2.441575" calcext:value-type="float">
            <text:p>-2.441575</text:p>
          </table:table-cell>
          <table:table-cell office:value-type="string" calcext:value-type="string">
            <text:p>SD 711 524</text:p>
          </table:table-cell>
          <table:table-cell office:value-type="float" office:value="103" calcext:value-type="float">
            <text:p>103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laidburn@yha.org.uk</text:p>
          </table:table-cell>
          <table:table-cell office:value-type="string" calcext:value-type="string">
            <text:p>http://www.yha.org.uk/hostel/slaidbur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Langdale</text:p>
          </table:table-cell>
          <table:table-cell office:value-type="string" calcext:value-type="string">
            <text:p>High Close, Loughrigg, Amble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2 9HJ</text:p>
          </table:table-cell>
          <table:table-cell office:value-type="string" calcext:value-type="string">
            <text:p>0845 371 9748</text:p>
          </table:table-cell>
          <table:table-cell office:value-type="float" office:value="54.43857" calcext:value-type="float">
            <text:p>54.438570</text:p>
          </table:table-cell>
          <table:table-cell office:value-type="float" office:value="-3.02148" calcext:value-type="float">
            <text:p>-3.021480</text:p>
          </table:table-cell>
          <table:table-cell office:value-type="string" calcext:value-type="string">
            <text:p>NY 338 053</text:p>
          </table:table-cell>
          <table:table-cell office:value-type="float" office:value="90" calcext:value-type="float">
            <text:p>9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angdale@yha.org.uk</text:p>
          </table:table-cell>
          <table:table-cell office:value-type="string" calcext:value-type="string">
            <text:p>http://www.yha.org.uk/hostel/langdal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25 Tabley Street, off Wapping, Liverpool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1 8EE</text:p>
          </table:table-cell>
          <table:table-cell office:value-type="string" calcext:value-type="string">
            <text:p>0845 371 9527</text:p>
          </table:table-cell>
          <table:table-cell office:value-type="float" office:value="53.398" calcext:value-type="float">
            <text:p>53.398000</text:p>
          </table:table-cell>
          <table:table-cell office:value-type="float" office:value="-2.9863" calcext:value-type="float">
            <text:p>-2.986300</text:p>
          </table:table-cell>
          <table:table-cell office:value-type="string" calcext:value-type="string">
            <text:p>SJ 345 895</text:p>
          </table:table-cell>
          <table:table-cell office:value-type="float" office:value="108" calcext:value-type="float">
            <text:p>10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iverpool@yha.org.uk</text:p>
          </table:table-cell>
          <table:table-cell office:value-type="string" calcext:value-type="string">
            <text:p>http://www.yha.org.uk/hostel/liverpool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Potato Wharf, Castlefield, Manchester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M3 4NB</text:p>
          </table:table-cell>
          <table:table-cell office:value-type="string" calcext:value-type="string">
            <text:p>0845 371 9647</text:p>
          </table:table-cell>
          <table:table-cell office:value-type="float" office:value="53.475618" calcext:value-type="float">
            <text:p>53.475618</text:p>
          </table:table-cell>
          <table:table-cell office:value-type="float" office:value="-2.257352" calcext:value-type="float">
            <text:p>-2.257352</text:p>
          </table:table-cell>
          <table:table-cell office:value-type="string" calcext:value-type="string">
            <text:p>SJ 830 977</text:p>
          </table:table-cell>
          <table:table-cell office:value-type="float" office:value="109" calcext:value-type="float">
            <text:p>10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anchester@yha.org.uk</text:p>
          </table:table-cell>
          <table:table-cell office:value-type="string" calcext:value-type="string">
            <text:p>http://www.yha.org.uk/hostel/manchester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Patterdale</text:p>
          </table:table-cell>
          <table:table-cell office:value-type="string" calcext:value-type="string">
            <text:p>Patterdale, Penrith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1 0NW</text:p>
          </table:table-cell>
          <table:table-cell office:value-type="string" calcext:value-type="string">
            <text:p>0845 371 9337</text:p>
          </table:table-cell>
          <table:table-cell office:value-type="float" office:value="54.532633" calcext:value-type="float">
            <text:p>54.532633</text:p>
          </table:table-cell>
          <table:table-cell office:value-type="float" office:value="-2.930458" calcext:value-type="float">
            <text:p>-2.930458</text:p>
          </table:table-cell>
          <table:table-cell office:value-type="string" calcext:value-type="string">
            <text:p>NY 399 157</text:p>
          </table:table-cell>
          <table:table-cell office:value-type="float" office:value="90" calcext:value-type="float">
            <text:p>9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atterdale@yha.org.uk</text:p>
          </table:table-cell>
          <table:table-cell office:value-type="string" calcext:value-type="string">
            <text:p>http://www.yha.org.uk/hostel/patterdal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Skiddaw Bunkhouse</text:p>
          </table:table-cell>
          <table:table-cell office:value-type="string" calcext:value-type="string">
            <text:p>Bassenthwaite, Keswic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2 4QX</text:p>
          </table:table-cell>
          <table:table-cell office:value-type="string" calcext:value-type="string">
            <text:p>07747 174293</text:p>
          </table:table-cell>
          <table:table-cell office:value-type="float" office:value="54.652016" calcext:value-type="float">
            <text:p>54.652016</text:p>
          </table:table-cell>
          <table:table-cell office:value-type="float" office:value="-3.106266" calcext:value-type="float">
            <text:p>-3.106266</text:p>
          </table:table-cell>
          <table:table-cell office:value-type="string" calcext:value-type="string">
            <text:p>NY 287 291</text:p>
          </table:table-cell>
          <table:table-cell office:value-type="float" office:value="89" calcext:value-type="float">
            <text:p>8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kiddaw@yha.org.uk</text:p>
          </table:table-cell>
          <table:table-cell office:value-type="string" calcext:value-type="string">
            <text:p>http://www.yha.org.uk/hostel/skiddaw-bunkhouse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Trawden Camping Barn</text:p>
          </table:table-cell>
          <table:table-cell office:value-type="string" calcext:value-type="string">
            <text:p>Middle Beardshaw Farm, Burnley Road, Trawden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8 8PP</text:p>
          </table:table-cell>
          <table:table-cell office:value-type="string" calcext:value-type="string">
            <text:p>0800 0191 700</text:p>
          </table:table-cell>
          <table:table-cell office:value-type="float" office:value="53.839507" calcext:value-type="float">
            <text:p>53.839507</text:p>
          </table:table-cell>
          <table:table-cell office:value-type="float" office:value="-2.14617" calcext:value-type="float">
            <text:p>-2.146170</text:p>
          </table:table-cell>
          <table:table-cell office:value-type="string" calcext:value-type="string">
            <text:p>SD 905 38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trawden-camping-barn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Wastwater</text:p>
          </table:table-cell>
          <table:table-cell office:value-type="string" calcext:value-type="string">
            <text:p>Wasdale Hall, Wasdale, Seasca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20 1ET</text:p>
          </table:table-cell>
          <table:table-cell office:value-type="string" calcext:value-type="string">
            <text:p>0845 371 9350</text:p>
          </table:table-cell>
          <table:table-cell office:value-type="float" office:value="54.428558" calcext:value-type="float">
            <text:p>54.428558</text:p>
          </table:table-cell>
          <table:table-cell office:value-type="float" office:value="-3.319706" calcext:value-type="float">
            <text:p>-3.319706</text:p>
          </table:table-cell>
          <table:table-cell office:value-type="string" calcext:value-type="string">
            <text:p>NY 145 045</text:p>
          </table:table-cell>
          <table:table-cell office:value-type="float" office:value="89" calcext:value-type="float">
            <text:p>89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wastwater@yha.org.uk</text:p>
          </table:table-cell>
          <table:table-cell office:value-type="string" calcext:value-type="string">
            <text:p>http://www.yha.org.uk/hostel/wastwater</text:p>
          </table:table-cell>
          <table:table-cell/>
        </table:table-row>
        <table:table-row table:style-name="ro1">
          <table:table-cell office:value-type="string" calcext:value-type="string">
            <text:p>North West</text:p>
          </table:table-cell>
          <table:table-cell office:value-type="string" calcext:value-type="string">
            <text:p>Windermere</text:p>
          </table:table-cell>
          <table:table-cell office:value-type="string" calcext:value-type="string">
            <text:p>Bridge Lane, Troutbeck, Windermer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23 1LA</text:p>
          </table:table-cell>
          <table:table-cell office:value-type="string" calcext:value-type="string">
            <text:p>0845 371 9352</text:p>
          </table:table-cell>
          <table:table-cell office:value-type="float" office:value="54.403862" calcext:value-type="float">
            <text:p>54.403862</text:p>
          </table:table-cell>
          <table:table-cell office:value-type="float" office:value="-2.917495" calcext:value-type="float">
            <text:p>-2.917495</text:p>
          </table:table-cell>
          <table:table-cell office:value-type="string" calcext:value-type="string">
            <text:p>NY 405 013</text:p>
          </table:table-cell>
          <table:table-cell office:value-type="float" office:value="90" calcext:value-type="float">
            <text:p>9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windermere@yha.org.uk</text:p>
          </table:table-cell>
          <table:table-cell office:value-type="string" calcext:value-type="string">
            <text:p>http://www.yha.org.uk/hostel/windermere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8 Queen's Road Aberdeen</text:p>
          </table:table-cell>
          <table:table-cell/>
          <table:table-cell office:value-type="string" calcext:value-type="string">
            <text:p>AB15 4ZT</text:p>
          </table:table-cell>
          <table:table-cell office:value-type="string" calcext:value-type="string">
            <text:p>01224 646988</text:p>
          </table:table-cell>
          <table:table-cell office:value-type="float" office:value="57.14255" calcext:value-type="float">
            <text:p>57.142550</text:p>
          </table:table-cell>
          <table:table-cell office:value-type="float" office:value="-2.13095" calcext:value-type="float">
            <text:p>-2.130950</text:p>
          </table:table-cell>
          <table:table-cell office:value-type="string" calcext:value-type="string">
            <text:p>NJ 922057</text:p>
          </table:table-cell>
          <table:table-cell table:number-columns-repeated="2"/>
          <table:table-cell office:value-type="string" calcext:value-type="string">
            <text:p>aberdeen@syha.org.uk</text:p>
          </table:table-cell>
          <table:table-cell office:value-type="string" calcext:value-type="string">
            <text:p>http://www.syha.org.uk/hostels-in-scotland/highlands/aberdeen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Achininver</text:p>
          </table:table-cell>
          <table:table-cell office:value-type="string" calcext:value-type="string">
            <text:p>Achiltibuie Ullapool</text:p>
          </table:table-cell>
          <table:table-cell/>
          <table:table-cell office:value-type="string" calcext:value-type="string">
            <text:p>IV26 2YL</text:p>
          </table:table-cell>
          <table:table-cell office:value-type="string" calcext:value-type="string">
            <text:p>01854 622482</text:p>
          </table:table-cell>
          <table:table-cell office:value-type="float" office:value="57.99692" calcext:value-type="float">
            <text:p>57.996920</text:p>
          </table:table-cell>
          <table:table-cell office:value-type="float" office:value="-5.31353" calcext:value-type="float">
            <text:p>-5.313530</text:p>
          </table:table-cell>
          <table:table-cell office:value-type="string" calcext:value-type="string">
            <text:p>NC 043057</text:p>
          </table:table-cell>
          <table:table-cell table:number-columns-repeated="2"/>
          <table:table-cell office:value-type="string" calcext:value-type="string">
            <text:p>achininver@syha.org.uk</text:p>
          </table:table-cell>
          <table:table-cell office:value-type="string" calcext:value-type="string">
            <text:p>http://www.syha.org.uk/hostels-in-scotland/highlands/achininver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Achmelvich Beach</text:p>
          </table:table-cell>
          <table:table-cell office:value-type="string" calcext:value-type="string">
            <text:p>Recharn Lairg</text:p>
          </table:table-cell>
          <table:table-cell/>
          <table:table-cell office:value-type="string" calcext:value-type="string">
            <text:p>IV27 4JB</text:p>
          </table:table-cell>
          <table:table-cell office:value-type="string" calcext:value-type="string">
            <text:p>01571 844480</text:p>
          </table:table-cell>
          <table:table-cell office:value-type="float" office:value="58.169703" calcext:value-type="float">
            <text:p>58.169703</text:p>
          </table:table-cell>
          <table:table-cell office:value-type="float" office:value="-5.300662" calcext:value-type="float">
            <text:p>-5.300662</text:p>
          </table:table-cell>
          <table:table-cell office:value-type="string" calcext:value-type="string">
            <text:p>NC 060248</text:p>
          </table:table-cell>
          <table:table-cell table:number-columns-repeated="2"/>
          <table:table-cell office:value-type="string" calcext:value-type="string">
            <text:p>achmelvich@syha.org.uk</text:p>
          </table:table-cell>
          <table:table-cell office:value-type="string" calcext:value-type="string">
            <text:p>http://www.syha.org.uk/hostels-in-scotland/highlands/achmelvich-beach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Applecross</text:p>
          </table:table-cell>
          <table:table-cell office:value-type="string" calcext:value-type="string">
            <text:p>Hartfield House Applecross</text:p>
          </table:table-cell>
          <table:table-cell/>
          <table:table-cell office:value-type="string" calcext:value-type="string">
            <text:p>IV54 8ND</text:p>
          </table:table-cell>
          <table:table-cell office:value-type="string" calcext:value-type="string">
            <text:p>01520 744 333</text:p>
          </table:table-cell>
          <table:table-cell office:value-type="float" office:value="57.44487" calcext:value-type="float">
            <text:p>57.444870</text:p>
          </table:table-cell>
          <table:table-cell office:value-type="float" office:value="-5.81331" calcext:value-type="float">
            <text:p>-5.813310</text:p>
          </table:table-cell>
          <table:table-cell office:value-type="string" calcext:value-type="string">
            <text:p>NG 713458</text:p>
          </table:table-cell>
          <table:table-cell table:number-columns-repeated="2"/>
          <table:table-cell office:value-type="string" calcext:value-type="string">
            <text:p>info@hartfieldhouse.org.uk</text:p>
          </table:table-cell>
          <table:table-cell office:value-type="string" calcext:value-type="string">
            <text:p>http://www.syha.org.uk/hostels-in-scotland/highlands/applecros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Aviemore</text:p>
          </table:table-cell>
          <table:table-cell office:value-type="string" calcext:value-type="string">
            <text:p>25 Grampian Road Aviemore</text:p>
          </table:table-cell>
          <table:table-cell/>
          <table:table-cell office:value-type="string" calcext:value-type="string">
            <text:p>PH22 1PR</text:p>
          </table:table-cell>
          <table:table-cell office:value-type="string" calcext:value-type="string">
            <text:p>01479 810345</text:p>
          </table:table-cell>
          <table:table-cell office:value-type="float" office:value="57.18429" calcext:value-type="float">
            <text:p>57.184290</text:p>
          </table:table-cell>
          <table:table-cell office:value-type="float" office:value="-3.83296" calcext:value-type="float">
            <text:p>-3.832960</text:p>
          </table:table-cell>
          <table:table-cell office:value-type="string" calcext:value-type="string">
            <text:p>NH 893119</text:p>
          </table:table-cell>
          <table:table-cell table:number-columns-repeated="2"/>
          <table:table-cell office:value-type="string" calcext:value-type="string">
            <text:p>aviemore@syha.org.uk</text:p>
          </table:table-cell>
          <table:table-cell office:value-type="string" calcext:value-type="string">
            <text:p>http://www.syha.org.uk/hostels-in-scotland/highlands/aviemor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Braemar</text:p>
          </table:table-cell>
          <table:table-cell office:value-type="string" calcext:value-type="string">
            <text:p>Corrie Feragie 21 Glenshee Road</text:p>
          </table:table-cell>
          <table:table-cell/>
          <table:table-cell office:value-type="string" calcext:value-type="string">
            <text:p>AB35 5YQ</text:p>
          </table:table-cell>
          <table:table-cell office:value-type="string" calcext:value-type="string">
            <text:p>01339 741659</text:p>
          </table:table-cell>
          <table:table-cell office:value-type="float" office:value="57.002457" calcext:value-type="float">
            <text:p>57.002457</text:p>
          </table:table-cell>
          <table:table-cell office:value-type="float" office:value="-3.392552" calcext:value-type="float">
            <text:p>-3.392552</text:p>
          </table:table-cell>
          <table:table-cell office:value-type="string" calcext:value-type="string">
            <text:p>NO 155910</text:p>
          </table:table-cell>
          <table:table-cell table:number-columns-repeated="2"/>
          <table:table-cell office:value-type="string" calcext:value-type="string">
            <text:p>braemar@syha.org.uk</text:p>
          </table:table-cell>
          <table:table-cell office:value-type="string" calcext:value-type="string">
            <text:p>http://www.syha.org.uk/hostels-in-scotland/highlands/braemar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Cairngorm Lodge</text:p>
          </table:table-cell>
          <table:table-cell office:value-type="string" calcext:value-type="string">
            <text:p>Glenmore Aviemore</text:p>
          </table:table-cell>
          <table:table-cell/>
          <table:table-cell office:value-type="string" calcext:value-type="string">
            <text:p>PH22 1QY</text:p>
          </table:table-cell>
          <table:table-cell office:value-type="string" calcext:value-type="string">
            <text:p>01479 861238</text:p>
          </table:table-cell>
          <table:table-cell office:value-type="float" office:value="57.16799" calcext:value-type="float">
            <text:p>57.167990</text:p>
          </table:table-cell>
          <table:table-cell office:value-type="float" office:value="-3.69429" calcext:value-type="float">
            <text:p>-3.694290</text:p>
          </table:table-cell>
          <table:table-cell office:value-type="string" calcext:value-type="string">
            <text:p>NH 976098</text:p>
          </table:table-cell>
          <table:table-cell table:number-columns-repeated="2"/>
          <table:table-cell office:value-type="string" calcext:value-type="string">
            <text:p>cairngormlodge@syha.org.uk</text:p>
          </table:table-cell>
          <table:table-cell office:value-type="string" calcext:value-type="string">
            <text:p>http://www.syha.org.uk/hostels-in-scotland/highlands/cairngorm-lodg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Carrbridge</text:p>
          </table:table-cell>
          <table:table-cell office:value-type="string" calcext:value-type="string">
            <text:p>Slochd Carrbridge</text:p>
          </table:table-cell>
          <table:table-cell/>
          <table:table-cell office:value-type="string" calcext:value-type="string">
            <text:p>PH23 3AY</text:p>
          </table:table-cell>
          <table:table-cell office:value-type="string" calcext:value-type="string">
            <text:p>01479 841 666</text:p>
          </table:table-cell>
          <table:table-cell office:value-type="float" office:value="57.29021" calcext:value-type="float">
            <text:p>57.290210</text:p>
          </table:table-cell>
          <table:table-cell office:value-type="float" office:value="-3.9129" calcext:value-type="float">
            <text:p>-3.912900</text:p>
          </table:table-cell>
          <table:table-cell office:value-type="string" calcext:value-type="string">
            <text:p>NH 848238</text:p>
          </table:table-cell>
          <table:table-cell table:number-columns-repeated="2"/>
          <table:table-cell office:value-type="string" calcext:value-type="string">
            <text:p>slochd666@aol.com</text:p>
          </table:table-cell>
          <table:table-cell office:value-type="string" calcext:value-type="string">
            <text:p>http://www.syha.org.uk/hostels-in-scotland/highlands/carrbridg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Crianlarich</text:p>
          </table:table-cell>
          <table:table-cell office:value-type="string" calcext:value-type="string">
            <text:p>Station Road Crianlarich</text:p>
          </table:table-cell>
          <table:table-cell/>
          <table:table-cell office:value-type="string" calcext:value-type="string">
            <text:p>FK20 8QN</text:p>
          </table:table-cell>
          <table:table-cell office:value-type="string" calcext:value-type="string">
            <text:p>01838 300260</text:p>
          </table:table-cell>
          <table:table-cell office:value-type="float" office:value="56.39188" calcext:value-type="float">
            <text:p>56.391880</text:p>
          </table:table-cell>
          <table:table-cell office:value-type="float" office:value="-4.61672" calcext:value-type="float">
            <text:p>-4.616720</text:p>
          </table:table-cell>
          <table:table-cell office:value-type="string" calcext:value-type="string">
            <text:p>NN 386253</text:p>
          </table:table-cell>
          <table:table-cell table:number-columns-repeated="2"/>
          <table:table-cell office:value-type="string" calcext:value-type="string">
            <text:p>crianlarich@syha.org.uk</text:p>
          </table:table-cell>
          <table:table-cell office:value-type="string" calcext:value-type="string">
            <text:p>http://www.syha.org.uk/hostels-in-scotland/highlands/crianlarich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Drumnadrochit</text:p>
          </table:table-cell>
          <table:table-cell office:value-type="string" calcext:value-type="string">
            <text:p>Loch Ness Backpackers Coiltie Farmhouse</text:p>
          </table:table-cell>
          <table:table-cell/>
          <table:table-cell office:value-type="string" calcext:value-type="string">
            <text:p>IV63 6UN</text:p>
          </table:table-cell>
          <table:table-cell office:value-type="string" calcext:value-type="string">
            <text:p>0845 293 73 73</text:p>
          </table:table-cell>
          <table:table-cell office:value-type="float" office:value="57.32787" calcext:value-type="float">
            <text:p>57.327870</text:p>
          </table:table-cell>
          <table:table-cell office:value-type="float" office:value="-4.47373" calcext:value-type="float">
            <text:p>-4.473730</text:p>
          </table:table-cell>
          <table:table-cell office:value-type="string" calcext:value-type="string">
            <text:p>NH 512291</text:p>
          </table:table-cell>
          <table:table-cell table:number-columns-repeated="2"/>
          <table:table-cell office:value-type="string" calcext:value-type="string">
            <text:p>info@lochness-backpackers.com</text:p>
          </table:table-cell>
          <table:table-cell office:value-type="string" calcext:value-type="string">
            <text:p>http://www.syha.org.uk/hostels-in-scotland/highlands/drumnadrochit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Dunkeld - Jessie Mac's</text:p>
          </table:table-cell>
          <table:table-cell office:value-type="string" calcext:value-type="string">
            <text:p>Jessie Mac's Murthly Terrace</text:p>
          </table:table-cell>
          <table:table-cell/>
          <table:table-cell office:value-type="string" calcext:value-type="string">
            <text:p>PH8 0BG</text:p>
          </table:table-cell>
          <table:table-cell office:value-type="string" calcext:value-type="string">
            <text:p>01350 727 324</text:p>
          </table:table-cell>
          <table:table-cell office:value-type="float" office:value="56.55864" calcext:value-type="float">
            <text:p>56.558640</text:p>
          </table:table-cell>
          <table:table-cell office:value-type="float" office:value="-3.57664" calcext:value-type="float">
            <text:p>-3.576640</text:p>
          </table:table-cell>
          <table:table-cell office:value-type="string" calcext:value-type="string">
            <text:p>NO 032419</text:p>
          </table:table-cell>
          <table:table-cell table:number-columns-repeated="2"/>
          <table:table-cell office:value-type="string" calcext:value-type="string">
            <text:p>info@jessiemacs.co.uk</text:p>
          </table:table-cell>
          <table:table-cell office:value-type="string" calcext:value-type="string">
            <text:p>http://www.syha.org.uk/hostels-in-scotland/highlands/dunkeld-jessie-mac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Durness</text:p>
          </table:table-cell>
          <table:table-cell office:value-type="string" calcext:value-type="string">
            <text:p>Smoo Lairg</text:p>
          </table:table-cell>
          <table:table-cell/>
          <table:table-cell office:value-type="string" calcext:value-type="string">
            <text:p>IV27 4QA</text:p>
          </table:table-cell>
          <table:table-cell office:value-type="string" calcext:value-type="string">
            <text:p>01971 511264</text:p>
          </table:table-cell>
          <table:table-cell office:value-type="float" office:value="58.564013" calcext:value-type="float">
            <text:p>58.564013</text:p>
          </table:table-cell>
          <table:table-cell office:value-type="float" office:value="-4.722012" calcext:value-type="float">
            <text:p>-4.722012</text:p>
          </table:table-cell>
          <table:table-cell office:value-type="string" calcext:value-type="string">
            <text:p>NC 418672</text:p>
          </table:table-cell>
          <table:table-cell table:number-columns-repeated="2"/>
          <table:table-cell office:value-type="string" calcext:value-type="string">
            <text:p>durness@syha.org.uk</text:p>
          </table:table-cell>
          <table:table-cell office:value-type="string" calcext:value-type="string">
            <text:p>http://www.syha.org.uk/hostels-in-scotland/highlands/durnes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Fort Augustus</text:p>
          </table:table-cell>
          <table:table-cell office:value-type="string" calcext:value-type="string">
            <text:p>Morag's Lodge Bunoich Brae</text:p>
          </table:table-cell>
          <table:table-cell/>
          <table:table-cell office:value-type="string" calcext:value-type="string">
            <text:p>PH32 4DG</text:p>
          </table:table-cell>
          <table:table-cell office:value-type="string" calcext:value-type="string">
            <text:p>0845 293 73 73</text:p>
          </table:table-cell>
          <table:table-cell office:value-type="float" office:value="57.14818" calcext:value-type="float">
            <text:p>57.148180</text:p>
          </table:table-cell>
          <table:table-cell office:value-type="float" office:value="-4.68185" calcext:value-type="float">
            <text:p>-4.681850</text:p>
          </table:table-cell>
          <table:table-cell office:value-type="string" calcext:value-type="string">
            <text:p>NH 379096</text:p>
          </table:table-cell>
          <table:table-cell table:number-columns-repeated="2"/>
          <table:table-cell office:value-type="string" calcext:value-type="string">
            <text:p>infor@moragslodge.com</text:p>
          </table:table-cell>
          <table:table-cell office:value-type="string" calcext:value-type="string">
            <text:p>http://www.syha.org.uk/hostels-in-scotland/highlands/fort-augustu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Gairloch Carn Dearg</text:p>
          </table:table-cell>
          <table:table-cell office:value-type="string" calcext:value-type="string">
            <text:p>Gairloch Ross-shire</text:p>
          </table:table-cell>
          <table:table-cell/>
          <table:table-cell office:value-type="string" calcext:value-type="string">
            <text:p>IV21 2DJ</text:p>
          </table:table-cell>
          <table:table-cell office:value-type="string" calcext:value-type="string">
            <text:p>01445 712219</text:p>
          </table:table-cell>
          <table:table-cell office:value-type="float" office:value="57.73243" calcext:value-type="float">
            <text:p>57.732430</text:p>
          </table:table-cell>
          <table:table-cell office:value-type="float" office:value="-5.75902" calcext:value-type="float">
            <text:p>-5.759020</text:p>
          </table:table-cell>
          <table:table-cell office:value-type="string" calcext:value-type="string">
            <text:p>NG 763776</text:p>
          </table:table-cell>
          <table:table-cell table:number-columns-repeated="2"/>
          <table:table-cell office:value-type="string" calcext:value-type="string">
            <text:p>carndearg@syha.org.uk</text:p>
          </table:table-cell>
          <table:table-cell office:value-type="string" calcext:value-type="string">
            <text:p>http://www.syha.org.uk/hostels-in-scotland/highlands/gairloch-carn-dearg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Glen Affric</text:p>
          </table:table-cell>
          <table:table-cell office:value-type="string" calcext:value-type="string">
            <text:p>Allt Beithe Glen Affric</text:p>
          </table:table-cell>
          <table:table-cell/>
          <table:table-cell office:value-type="string" calcext:value-type="string">
            <text:p>IV4 7ND</text:p>
          </table:table-cell>
          <table:table-cell office:value-type="string" calcext:value-type="string">
            <text:p>0845 293 7373</text:p>
          </table:table-cell>
          <table:table-cell office:value-type="float" office:value="57.3887" calcext:value-type="float">
            <text:p>57.388700</text:p>
          </table:table-cell>
          <table:table-cell office:value-type="float" office:value="-4.67968" calcext:value-type="float">
            <text:p>-4.679680</text:p>
          </table:table-cell>
          <table:table-cell office:value-type="string" calcext:value-type="string">
            <text:p>NH 390363</text:p>
          </table:table-cell>
          <table:table-cell table:number-columns-repeated="2"/>
          <table:table-cell office:value-type="string" calcext:value-type="string">
            <text:p>reservations@syha.org.uk</text:p>
          </table:table-cell>
          <table:table-cell office:value-type="string" calcext:value-type="string">
            <text:p>http://www.syha.org.uk/hostels-in-scotland/highlands/glen-affric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Glen Nevis</text:p>
          </table:table-cell>
          <table:table-cell office:value-type="string" calcext:value-type="string">
            <text:p>Glen Nevis Fort William</text:p>
          </table:table-cell>
          <table:table-cell/>
          <table:table-cell office:value-type="string" calcext:value-type="string">
            <text:p>PH33 6SY</text:p>
          </table:table-cell>
          <table:table-cell office:value-type="string" calcext:value-type="string">
            <text:p>01397 702336</text:p>
          </table:table-cell>
          <table:table-cell office:value-type="float" office:value="56.79978" calcext:value-type="float">
            <text:p>56.799780</text:p>
          </table:table-cell>
          <table:table-cell office:value-type="float" office:value="-5.06759" calcext:value-type="float">
            <text:p>-5.067590</text:p>
          </table:table-cell>
          <table:table-cell office:value-type="string" calcext:value-type="string">
            <text:p>NN 128718</text:p>
          </table:table-cell>
          <table:table-cell table:number-columns-repeated="2"/>
          <table:table-cell office:value-type="string" calcext:value-type="string">
            <text:p>glen.nevis@syha.org.uk</text:p>
          </table:table-cell>
          <table:table-cell office:value-type="string" calcext:value-type="string">
            <text:p>http://www.syha.org.uk/hostels-in-scotland/highlands/glen-nevi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Glen Urquhart</text:p>
          </table:table-cell>
          <table:table-cell office:value-type="string" calcext:value-type="string">
            <text:p>Bearnock Country Centre Glen Urquhart</text:p>
          </table:table-cell>
          <table:table-cell/>
          <table:table-cell office:value-type="string" calcext:value-type="string">
            <text:p>IV63 6TN</text:p>
          </table:table-cell>
          <table:table-cell office:value-type="string" calcext:value-type="string">
            <text:p>07780 60 30 45</text:p>
          </table:table-cell>
          <table:table-cell office:value-type="float" office:value="57.33669" calcext:value-type="float">
            <text:p>57.336690</text:p>
          </table:table-cell>
          <table:table-cell office:value-type="float" office:value="-4.62701" calcext:value-type="float">
            <text:p>-4.627010</text:p>
          </table:table-cell>
          <table:table-cell office:value-type="string" calcext:value-type="string">
            <text:p>NH 420304</text:p>
          </table:table-cell>
          <table:table-cell table:number-columns-repeated="2"/>
          <table:table-cell office:value-type="string" calcext:value-type="string">
            <text:p>info@bcclochnesshostel.co.uk</text:p>
          </table:table-cell>
          <table:table-cell office:value-type="string" calcext:value-type="string">
            <text:p>http://www.syha.org.uk/hostels-in-scotland/highlands/glen-urquhart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Glencoe</text:p>
          </table:table-cell>
          <table:table-cell office:value-type="string" calcext:value-type="string">
            <text:p>Glencoe Ballachulish</text:p>
          </table:table-cell>
          <table:table-cell/>
          <table:table-cell office:value-type="string" calcext:value-type="string">
            <text:p>PH49 4HX</text:p>
          </table:table-cell>
          <table:table-cell office:value-type="string" calcext:value-type="string">
            <text:p>01855 811219</text:p>
          </table:table-cell>
          <table:table-cell office:value-type="float" office:value="56.672222" calcext:value-type="float">
            <text:p>56.672222</text:p>
          </table:table-cell>
          <table:table-cell office:value-type="float" office:value="-5.073774" calcext:value-type="float">
            <text:p>-5.073774</text:p>
          </table:table-cell>
          <table:table-cell office:value-type="string" calcext:value-type="string">
            <text:p>NN 118576</text:p>
          </table:table-cell>
          <table:table-cell table:number-columns-repeated="2"/>
          <table:table-cell office:value-type="string" calcext:value-type="string">
            <text:p>glencoe@syha.org.uk</text:p>
          </table:table-cell>
          <table:table-cell office:value-type="string" calcext:value-type="string">
            <text:p>http://www.syha.org.uk/hostels-in-scotland/highlands/glenco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Grantown-on-Spey</text:p>
          </table:table-cell>
          <table:table-cell office:value-type="string" calcext:value-type="string">
            <text:p>Ardenbeg Bunkhouse Grant Road</text:p>
          </table:table-cell>
          <table:table-cell/>
          <table:table-cell office:value-type="string" calcext:value-type="string">
            <text:p>PH26 3LD</text:p>
          </table:table-cell>
          <table:table-cell office:value-type="string" calcext:value-type="string">
            <text:p>0845 293 73 73</text:p>
          </table:table-cell>
          <table:table-cell office:value-type="float" office:value="57.33038" calcext:value-type="float">
            <text:p>57.330380</text:p>
          </table:table-cell>
          <table:table-cell office:value-type="float" office:value="-3.61148" calcext:value-type="float">
            <text:p>-3.611480</text:p>
          </table:table-cell>
          <table:table-cell office:value-type="string" calcext:value-type="string">
            <text:p>NJ 031278</text:p>
          </table:table-cell>
          <table:table-cell table:number-columns-repeated="2"/>
          <table:table-cell office:value-type="string" calcext:value-type="string">
            <text:p>enquiries@ardenbeg.co.uk</text:p>
          </table:table-cell>
          <table:table-cell office:value-type="string" calcext:value-type="string">
            <text:p>http://www.syha.org.uk/hostels-in-scotland/highlands/grantown-on-spey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Helmsdale</text:p>
          </table:table-cell>
          <table:table-cell office:value-type="string" calcext:value-type="string">
            <text:p>Helmsdale Sutherland</text:p>
          </table:table-cell>
          <table:table-cell/>
          <table:table-cell office:value-type="string" calcext:value-type="string">
            <text:p>KW8 6JR</text:p>
          </table:table-cell>
          <table:table-cell office:value-type="string" calcext:value-type="string">
            <text:p>01431 821636</text:p>
          </table:table-cell>
          <table:table-cell office:value-type="float" office:value="58.11725" calcext:value-type="float">
            <text:p>58.117250</text:p>
          </table:table-cell>
          <table:table-cell office:value-type="float" office:value="-3.649" calcext:value-type="float">
            <text:p>-3.649000</text:p>
          </table:table-cell>
          <table:table-cell office:value-type="string" calcext:value-type="string">
            <text:p>ND 030154</text:p>
          </table:table-cell>
          <table:table-cell table:number-columns-repeated="2"/>
          <table:table-cell office:value-type="string" calcext:value-type="string">
            <text:p>irene.drummond@btinternet.com</text:p>
          </table:table-cell>
          <table:table-cell office:value-type="string" calcext:value-type="string">
            <text:p>http://www.syha.org.uk/hostels-in-scotland/highlands/helmsdal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Invergarry Lodge</text:p>
          </table:table-cell>
          <table:table-cell office:value-type="string" calcext:value-type="string">
            <text:p>Mandally Road Invergarry</text:p>
          </table:table-cell>
          <table:table-cell/>
          <table:table-cell office:value-type="string" calcext:value-type="string">
            <text:p>PH35 4HP</text:p>
          </table:table-cell>
          <table:table-cell office:value-type="string" calcext:value-type="string">
            <text:p>0845 293 73 73</text:p>
          </table:table-cell>
          <table:table-cell office:value-type="float" office:value="57.06703" calcext:value-type="float">
            <text:p>57.067030</text:p>
          </table:table-cell>
          <table:table-cell office:value-type="float" office:value="-4.80091" calcext:value-type="float">
            <text:p>-4.800910</text:p>
          </table:table-cell>
          <table:table-cell office:value-type="string" calcext:value-type="string">
            <text:p>NH 303008</text:p>
          </table:table-cell>
          <table:table-cell table:number-columns-repeated="2"/>
          <table:table-cell office:value-type="string" calcext:value-type="string">
            <text:p>mail@invergarrylodge.co.uk</text:p>
          </table:table-cell>
          <table:table-cell office:value-type="string" calcext:value-type="string">
            <text:p>http://www.syha.org.uk/hostels-in-scotland/highlands/invergarry-lodg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Inverness</text:p>
          </table:table-cell>
          <table:table-cell office:value-type="string" calcext:value-type="string">
            <text:p>Victoria Drive Inverness</text:p>
          </table:table-cell>
          <table:table-cell/>
          <table:table-cell office:value-type="string" calcext:value-type="string">
            <text:p>IV2 3QB</text:p>
          </table:table-cell>
          <table:table-cell office:value-type="string" calcext:value-type="string">
            <text:p>01463 231771</text:p>
          </table:table-cell>
          <table:table-cell office:value-type="float" office:value="57.48034" calcext:value-type="float">
            <text:p>57.480340</text:p>
          </table:table-cell>
          <table:table-cell office:value-type="float" office:value="-4.21251" calcext:value-type="float">
            <text:p>-4.212510</text:p>
          </table:table-cell>
          <table:table-cell office:value-type="string" calcext:value-type="string">
            <text:p>NH 674455</text:p>
          </table:table-cell>
          <table:table-cell table:number-columns-repeated="2"/>
          <table:table-cell office:value-type="string" calcext:value-type="string">
            <text:p>inverness@syha.org.uk</text:p>
          </table:table-cell>
          <table:table-cell office:value-type="string" calcext:value-type="string">
            <text:p>http://www.syha.org.uk/hostels-in-scotland/highlands/invernes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Inverness Hillview House</text:p>
          </table:table-cell>
          <table:table-cell office:value-type="string" calcext:value-type="string">
            <text:p>24 Merlewood Road Inverness</text:p>
          </table:table-cell>
          <table:table-cell/>
          <table:table-cell office:value-type="string" calcext:value-type="string">
            <text:p>IV2 4NL</text:p>
          </table:table-cell>
          <table:table-cell table:style-name="ce2" office:value-type="string" calcext:value-type="string">
            <text:p>7581111200</text:p>
          </table:table-cell>
          <table:table-cell office:value-type="float" office:value="57.46301" calcext:value-type="float">
            <text:p>57.463010</text:p>
          </table:table-cell>
          <table:table-cell office:value-type="float" office:value="-4.22329" calcext:value-type="float">
            <text:p>-4.223290</text:p>
          </table:table-cell>
          <table:table-cell office:value-type="string" calcext:value-type="string">
            <text:p>NH 667436</text:p>
          </table:table-cell>
          <table:table-cell table:number-columns-repeated="2"/>
          <table:table-cell office:value-type="string" calcext:value-type="string">
            <text:p>info@invernesshostel.co.uk</text:p>
          </table:table-cell>
          <table:table-cell office:value-type="string" calcext:value-type="string">
            <text:p>http://www.syha.org.uk/hostels-in-scotland/highlands/inverness-hillview-hous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Kinloss</text:p>
          </table:table-cell>
          <table:table-cell office:value-type="string" calcext:value-type="string">
            <text:p>The Loft East Grange Farm</text:p>
          </table:table-cell>
          <table:table-cell/>
          <table:table-cell office:value-type="string" calcext:value-type="string">
            <text:p>IV36 2UD</text:p>
          </table:table-cell>
          <table:table-cell office:value-type="string" calcext:value-type="string">
            <text:p>01343 850 111</text:p>
          </table:table-cell>
          <table:table-cell office:value-type="float" office:value="57.63379" calcext:value-type="float">
            <text:p>57.633790</text:p>
          </table:table-cell>
          <table:table-cell office:value-type="float" office:value="-3.52529" calcext:value-type="float">
            <text:p>-3.525290</text:p>
          </table:table-cell>
          <table:table-cell office:value-type="string" calcext:value-type="string">
            <text:p>NJ 090615</text:p>
          </table:table-cell>
          <table:table-cell table:number-columns-repeated="2"/>
          <table:table-cell office:value-type="string" calcext:value-type="string">
            <text:p>theloft@eastgrange.co.uk</text:p>
          </table:table-cell>
          <table:table-cell office:value-type="string" calcext:value-type="string">
            <text:p>http://www.syha.org.uk/hostels-in-scotland/highlands/kinlos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Loch Ness</text:p>
          </table:table-cell>
          <table:table-cell office:value-type="string" calcext:value-type="string">
            <text:p>Glenmoriston Inverness-shire</text:p>
          </table:table-cell>
          <table:table-cell/>
          <table:table-cell office:value-type="string" calcext:value-type="string">
            <text:p>IV63 7YD</text:p>
          </table:table-cell>
          <table:table-cell office:value-type="string" calcext:value-type="string">
            <text:p>01320 351 274</text:p>
          </table:table-cell>
          <table:table-cell office:value-type="float" office:value="57.23722" calcext:value-type="float">
            <text:p>57.237220</text:p>
          </table:table-cell>
          <table:table-cell office:value-type="float" office:value="-4.55738" calcext:value-type="float">
            <text:p>-4.557380</text:p>
          </table:table-cell>
          <table:table-cell office:value-type="string" calcext:value-type="string">
            <text:p>NH 458192</text:p>
          </table:table-cell>
          <table:table-cell table:number-columns-repeated="2"/>
          <table:table-cell office:value-type="string" calcext:value-type="string">
            <text:p>lochness@syha.org.uk</text:p>
          </table:table-cell>
          <table:table-cell office:value-type="string" calcext:value-type="string">
            <text:p>http://www.syha.org.uk/hostels-in-scotland/highlands/loch-ness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Loch Ossian</text:p>
          </table:table-cell>
          <table:table-cell office:value-type="string" calcext:value-type="string">
            <text:p>Corrour By Fort William</text:p>
          </table:table-cell>
          <table:table-cell/>
          <table:table-cell office:value-type="string" calcext:value-type="string">
            <text:p>PH30 4AA</text:p>
          </table:table-cell>
          <table:table-cell office:value-type="string" calcext:value-type="string">
            <text:p>01397 732207</text:p>
          </table:table-cell>
          <table:table-cell office:value-type="float" office:value="56.79216" calcext:value-type="float">
            <text:p>56.792160</text:p>
          </table:table-cell>
          <table:table-cell office:value-type="float" office:value="-4.60161" calcext:value-type="float">
            <text:p>-4.601610</text:p>
          </table:table-cell>
          <table:table-cell office:value-type="string" calcext:value-type="string">
            <text:p>NN 412698</text:p>
          </table:table-cell>
          <table:table-cell table:number-columns-repeated="2"/>
          <table:table-cell office:value-type="string" calcext:value-type="string">
            <text:p>lochossian@syha.org.uk</text:p>
          </table:table-cell>
          <table:table-cell office:value-type="string" calcext:value-type="string">
            <text:p>http://www.syha.org.uk/hostels-in-scotland/highlands/loch-ossian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Oban</text:p>
          </table:table-cell>
          <table:table-cell office:value-type="string" calcext:value-type="string">
            <text:p>Esplanade Oban</text:p>
          </table:table-cell>
          <table:table-cell/>
          <table:table-cell office:value-type="string" calcext:value-type="string">
            <text:p>PA34 5AF</text:p>
          </table:table-cell>
          <table:table-cell office:value-type="string" calcext:value-type="string">
            <text:p>01631 562025</text:p>
          </table:table-cell>
          <table:table-cell office:value-type="float" office:value="56.42002" calcext:value-type="float">
            <text:p>56.420020</text:p>
          </table:table-cell>
          <table:table-cell office:value-type="float" office:value="-5.48018" calcext:value-type="float">
            <text:p>-5.480180</text:p>
          </table:table-cell>
          <table:table-cell office:value-type="string" calcext:value-type="string">
            <text:p>NM 855307</text:p>
          </table:table-cell>
          <table:table-cell table:number-columns-repeated="2"/>
          <table:table-cell office:value-type="string" calcext:value-type="string">
            <text:p>oban@syha.org.uk</text:p>
          </table:table-cell>
          <table:table-cell office:value-type="string" calcext:value-type="string">
            <text:p>http://www.syha.org.uk/hostels-in-scotland/highlands/oban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Pitlochry</text:p>
          </table:table-cell>
          <table:table-cell office:value-type="string" calcext:value-type="string">
            <text:p>Knockard Road Pitlochry</text:p>
          </table:table-cell>
          <table:table-cell/>
          <table:table-cell office:value-type="string" calcext:value-type="string">
            <text:p>PH16 5HJ</text:p>
          </table:table-cell>
          <table:table-cell office:value-type="string" calcext:value-type="string">
            <text:p>01796 472308</text:p>
          </table:table-cell>
          <table:table-cell office:value-type="float" office:value="56.70588" calcext:value-type="float">
            <text:p>56.705880</text:p>
          </table:table-cell>
          <table:table-cell office:value-type="float" office:value="-3.72932" calcext:value-type="float">
            <text:p>-3.729320</text:p>
          </table:table-cell>
          <table:table-cell office:value-type="string" calcext:value-type="string">
            <text:p>NN 942585</text:p>
          </table:table-cell>
          <table:table-cell table:number-columns-repeated="2"/>
          <table:table-cell office:value-type="string" calcext:value-type="string">
            <text:p>pitlochry@syha.org.uk</text:p>
          </table:table-cell>
          <table:table-cell office:value-type="string" calcext:value-type="string">
            <text:p>http://www.syha.org.uk/hostels-in-scotland/highlands/pitlochry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Prosen</text:p>
          </table:table-cell>
          <table:table-cell office:value-type="string" calcext:value-type="string">
            <text:p>Glenprosen Kirriemuir</text:p>
          </table:table-cell>
          <table:table-cell/>
          <table:table-cell office:value-type="string" calcext:value-type="string">
            <text:p>DD8 4SA</text:p>
          </table:table-cell>
          <table:table-cell office:value-type="string" calcext:value-type="string">
            <text:p>01575 540238</text:p>
          </table:table-cell>
          <table:table-cell office:value-type="float" office:value="56.78307" calcext:value-type="float">
            <text:p>56.783070</text:p>
          </table:table-cell>
          <table:table-cell office:value-type="float" office:value="-3.11472" calcext:value-type="float">
            <text:p>-3.114720</text:p>
          </table:table-cell>
          <table:table-cell office:value-type="string" calcext:value-type="string">
            <text:p>NO 320663</text:p>
          </table:table-cell>
          <table:table-cell table:number-columns-repeated="2"/>
          <table:table-cell office:value-type="string" calcext:value-type="string">
            <text:p>webite@prosenhostel.co.uk</text:p>
          </table:table-cell>
          <table:table-cell office:value-type="string" calcext:value-type="string">
            <text:p>http://www.syha.org.uk/hostels-in-scotland/highlands/prosen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Ratagan</text:p>
          </table:table-cell>
          <table:table-cell office:value-type="string" calcext:value-type="string">
            <text:p>Glenshiel Kyle</text:p>
          </table:table-cell>
          <table:table-cell/>
          <table:table-cell office:value-type="string" calcext:value-type="string">
            <text:p>IV40 8HP</text:p>
          </table:table-cell>
          <table:table-cell office:value-type="string" calcext:value-type="string">
            <text:p>01599 511243</text:p>
          </table:table-cell>
          <table:table-cell office:value-type="float" office:value="57.222597" calcext:value-type="float">
            <text:p>57.222597</text:p>
          </table:table-cell>
          <table:table-cell office:value-type="float" office:value="-5.446377" calcext:value-type="float">
            <text:p>-5.446377</text:p>
          </table:table-cell>
          <table:table-cell office:value-type="string" calcext:value-type="string">
            <text:p>NG 920199</text:p>
          </table:table-cell>
          <table:table-cell table:number-columns-repeated="2"/>
          <table:table-cell office:value-type="string" calcext:value-type="string">
            <text:p>ratagan@syha.org.uk</text:p>
          </table:table-cell>
          <table:table-cell office:value-type="string" calcext:value-type="string">
            <text:p>http://www.syha.org.uk/hostels-in-scotland/highlands/ratagan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Tomintoul</text:p>
          </table:table-cell>
          <table:table-cell office:value-type="string" calcext:value-type="string">
            <text:p>Main Street Tomintoul</text:p>
          </table:table-cell>
          <table:table-cell/>
          <table:table-cell office:value-type="string" calcext:value-type="string">
            <text:p>AB37 9EX</text:p>
          </table:table-cell>
          <table:table-cell office:value-type="string" calcext:value-type="string">
            <text:p>01807 580 364</text:p>
          </table:table-cell>
          <table:table-cell office:value-type="float" office:value="57.2496" calcext:value-type="float">
            <text:p>57.249600</text:p>
          </table:table-cell>
          <table:table-cell office:value-type="float" office:value="-3.37607" calcext:value-type="float">
            <text:p>-3.376070</text:p>
          </table:table-cell>
          <table:table-cell office:value-type="string" calcext:value-type="string">
            <text:p>NJ 171185</text:p>
          </table:table-cell>
          <table:table-cell table:number-columns-repeated="2"/>
          <table:table-cell office:value-type="string" calcext:value-type="string">
            <text:p>info@thesmugglershostel.co.uk</text:p>
          </table:table-cell>
          <table:table-cell office:value-type="string" calcext:value-type="string">
            <text:p>http://www.syha.org.uk/hostels-in-scotland/highlands/tomintoul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Tongue By Lairg</text:p>
          </table:table-cell>
          <table:table-cell/>
          <table:table-cell office:value-type="string" calcext:value-type="string">
            <text:p>IV27 4XH</text:p>
          </table:table-cell>
          <table:table-cell office:value-type="string" calcext:value-type="string">
            <text:p>01847 611789</text:p>
          </table:table-cell>
          <table:table-cell office:value-type="float" office:value="58.492494" calcext:value-type="float">
            <text:p>58.492494</text:p>
          </table:table-cell>
          <table:table-cell office:value-type="float" office:value="-4.427164" calcext:value-type="float">
            <text:p>-4.427164</text:p>
          </table:table-cell>
          <table:table-cell office:value-type="string" calcext:value-type="string">
            <text:p>NC 586586</text:p>
          </table:table-cell>
          <table:table-cell table:number-columns-repeated="2"/>
          <table:table-cell office:value-type="string" calcext:value-type="string">
            <text:p>tongue@syha.org.uk</text:p>
          </table:table-cell>
          <table:table-cell office:value-type="string" calcext:value-type="string">
            <text:p>http://www.syha.org.uk/hostels-in-scotland/highlands/tongue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Torridon</text:p>
          </table:table-cell>
          <table:table-cell office:value-type="string" calcext:value-type="string">
            <text:p>Torridon by Achnasheen</text:p>
          </table:table-cell>
          <table:table-cell/>
          <table:table-cell office:value-type="string" calcext:value-type="string">
            <text:p>IV22 2EZ</text:p>
          </table:table-cell>
          <table:table-cell office:value-type="string" calcext:value-type="string">
            <text:p>01445 791284</text:p>
          </table:table-cell>
          <table:table-cell office:value-type="float" office:value="57.544161" calcext:value-type="float">
            <text:p>57.544161</text:p>
          </table:table-cell>
          <table:table-cell office:value-type="float" office:value="-5.504352" calcext:value-type="float">
            <text:p>-5.504352</text:p>
          </table:table-cell>
          <table:table-cell office:value-type="string" calcext:value-type="string">
            <text:p>NG 904559</text:p>
          </table:table-cell>
          <table:table-cell table:number-columns-repeated="2"/>
          <table:table-cell office:value-type="string" calcext:value-type="string">
            <text:p>torridon@syha.org.uk</text:p>
          </table:table-cell>
          <table:table-cell office:value-type="string" calcext:value-type="string">
            <text:p>http://www.syha.org.uk/hostels-in-scotland/highlands/torridon.aspx</text:p>
          </table:table-cell>
          <table:table-cell/>
        </table:table-row>
        <table:table-row table:style-name="ro1">
          <table:table-cell office:value-type="string" calcext:value-type="string">
            <text:p>Scotland - Highlands</text:p>
          </table:table-cell>
          <table:table-cell office:value-type="string" calcext:value-type="string">
            <text:p>Ullapool</text:p>
          </table:table-cell>
          <table:table-cell office:value-type="string" calcext:value-type="string">
            <text:p>Shore Street Ullapool</text:p>
          </table:table-cell>
          <table:table-cell/>
          <table:table-cell office:value-type="string" calcext:value-type="string">
            <text:p>IV26 2UJ</text:p>
          </table:table-cell>
          <table:table-cell office:value-type="string" calcext:value-type="string">
            <text:p>01854 612 254</text:p>
          </table:table-cell>
          <table:table-cell office:value-type="float" office:value="57.89618" calcext:value-type="float">
            <text:p>57.896180</text:p>
          </table:table-cell>
          <table:table-cell office:value-type="float" office:value="-5.15777" calcext:value-type="float">
            <text:p>-5.157770</text:p>
          </table:table-cell>
          <table:table-cell office:value-type="string" calcext:value-type="string">
            <text:p>NH 129940</text:p>
          </table:table-cell>
          <table:table-cell table:number-columns-repeated="2"/>
          <table:table-cell office:value-type="string" calcext:value-type="string">
            <text:p>ullapool@syha.org.uk</text:p>
          </table:table-cell>
          <table:table-cell office:value-type="string" calcext:value-type="string">
            <text:p>http://www.syha.org.uk/hostels-in-scotland/highlands/ullapool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Berneray</text:p>
          </table:table-cell>
          <table:table-cell office:value-type="string" calcext:value-type="string">
            <text:p>Isle of Berneray North Uist</text:p>
          </table:table-cell>
          <table:table-cell/>
          <table:table-cell office:value-type="string" calcext:value-type="string">
            <text:p>HS6 5BQ</text:p>
          </table:table-cell>
          <table:table-cell office:value-type="string" calcext:value-type="string">
            <text:p>0845 293 73 73</text:p>
          </table:table-cell>
          <table:table-cell office:value-type="float" office:value="57.717334" calcext:value-type="float">
            <text:p>57.717334</text:p>
          </table:table-cell>
          <table:table-cell office:value-type="float" office:value="-7.1538" calcext:value-type="float">
            <text:p>-7.153800</text:p>
          </table:table-cell>
          <table:table-cell office:value-type="string" calcext:value-type="string">
            <text:p>NF 932814</text:p>
          </table:table-cell>
          <table:table-cell table:number-columns-repeated="2"/>
          <table:table-cell office:value-type="string" calcext:value-type="string">
            <text:p>ghht@gatliff.org.uk</text:p>
          </table:table-cell>
          <table:table-cell office:value-type="string" calcext:value-type="string">
            <text:p>http://www.syha.org.uk/hostels-in-scotland/islands/bernera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Birsay</text:p>
          </table:table-cell>
          <table:table-cell office:value-type="string" calcext:value-type="string">
            <text:p>Birsay Outdoor Centre Birsay</text:p>
          </table:table-cell>
          <table:table-cell/>
          <table:table-cell office:value-type="string" calcext:value-type="string">
            <text:p>KW17 2LY</text:p>
          </table:table-cell>
          <table:table-cell office:value-type="string" calcext:value-type="string">
            <text:p>01856 873535</text:p>
          </table:table-cell>
          <table:table-cell office:value-type="float" office:value="59.12497" calcext:value-type="float">
            <text:p>59.124970</text:p>
          </table:table-cell>
          <table:table-cell office:value-type="float" office:value="-3.30167" calcext:value-type="float">
            <text:p>-3.301670</text:p>
          </table:table-cell>
          <table:table-cell office:value-type="string" calcext:value-type="string">
            <text:p>HY 256272</text:p>
          </table:table-cell>
          <table:table-cell table:number-columns-repeated="2"/>
          <table:table-cell office:value-type="string" calcext:value-type="string">
            <text:p>recreation@orkney.gov.uk</text:p>
          </table:table-cell>
          <table:table-cell office:value-type="string" calcext:value-type="string">
            <text:p>http://www.syha.org.uk/hostels-in-scotland/islands/birsa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Broadford</text:p>
          </table:table-cell>
          <table:table-cell office:value-type="string" calcext:value-type="string">
            <text:p>Broadford Isle of Skye</text:p>
          </table:table-cell>
          <table:table-cell/>
          <table:table-cell office:value-type="string" calcext:value-type="string">
            <text:p>IV49 9AA</text:p>
          </table:table-cell>
          <table:table-cell office:value-type="string" calcext:value-type="string">
            <text:p>01471 822442</text:p>
          </table:table-cell>
          <table:table-cell office:value-type="float" office:value="57.246613" calcext:value-type="float">
            <text:p>57.246613</text:p>
          </table:table-cell>
          <table:table-cell office:value-type="float" office:value="-5.911442" calcext:value-type="float">
            <text:p>-5.911442</text:p>
          </table:table-cell>
          <table:table-cell office:value-type="string" calcext:value-type="string">
            <text:p>NG 641241</text:p>
          </table:table-cell>
          <table:table-cell table:number-columns-repeated="2"/>
          <table:table-cell office:value-type="string" calcext:value-type="string">
            <text:p>broadford@syha.org.uk</text:p>
          </table:table-cell>
          <table:table-cell office:value-type="string" calcext:value-type="string">
            <text:p>http://www.syha.org.uk/hostels-in-scotland/islands/broadford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Brodick</text:p>
          </table:table-cell>
          <table:table-cell office:value-type="string" calcext:value-type="string">
            <text:p>The National Trust for Scotland Brodick Castle</text:p>
          </table:table-cell>
          <table:table-cell/>
          <table:table-cell office:value-type="string" calcext:value-type="string">
            <text:p>KA27 8HY</text:p>
          </table:table-cell>
          <table:table-cell office:value-type="string" calcext:value-type="string">
            <text:p>0844 4932152</text:p>
          </table:table-cell>
          <table:table-cell office:value-type="float" office:value="55.59387" calcext:value-type="float">
            <text:p>55.593870</text:p>
          </table:table-cell>
          <table:table-cell office:value-type="float" office:value="-5.15089" calcext:value-type="float">
            <text:p>-5.150890</text:p>
          </table:table-cell>
          <table:table-cell office:value-type="string" calcext:value-type="string">
            <text:p>NS 016379</text:p>
          </table:table-cell>
          <table:table-cell table:number-columns-repeated="2"/>
          <table:table-cell office:value-type="string" calcext:value-type="string">
            <text:p>brodickcastle@nts.org.uk</text:p>
          </table:table-cell>
          <table:table-cell office:value-type="string" calcext:value-type="string">
            <text:p>http://www.syha.org.uk/hostels-in-scotland/islands/brodick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Coll Bunkhouse</text:p>
          </table:table-cell>
          <table:table-cell office:value-type="string" calcext:value-type="string">
            <text:p>An Cridhe Arinagour</text:p>
          </table:table-cell>
          <table:table-cell/>
          <table:table-cell office:value-type="string" calcext:value-type="string">
            <text:p>PA78 6SY</text:p>
          </table:table-cell>
          <table:table-cell office:value-type="string" calcext:value-type="string">
            <text:p>01879 230 217</text:p>
          </table:table-cell>
          <table:table-cell office:value-type="float" office:value="56.62329" calcext:value-type="float">
            <text:p>56.623290</text:p>
          </table:table-cell>
          <table:table-cell office:value-type="float" office:value="-6.52707" calcext:value-type="float">
            <text:p>-6.527070</text:p>
          </table:table-cell>
          <table:table-cell office:value-type="string" calcext:value-type="string">
            <text:p>NM 224571</text:p>
          </table:table-cell>
          <table:table-cell table:number-columns-repeated="2"/>
          <table:table-cell office:value-type="string" calcext:value-type="string">
            <text:p>info@collbunkhouse.co.uk</text:p>
          </table:table-cell>
          <table:table-cell office:value-type="string" calcext:value-type="string">
            <text:p>http://www.syha.org.uk/hostels-in-scotland/islands/coll-bunkhouse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Cumbrae</text:p>
          </table:table-cell>
          <table:table-cell office:value-type="string" calcext:value-type="string">
            <text:p>Isle of Cumbrae</text:p>
          </table:table-cell>
          <table:table-cell/>
          <table:table-cell office:value-type="string" calcext:value-type="string">
            <text:p>KA28 0HQ</text:p>
          </table:table-cell>
          <table:table-cell office:value-type="string" calcext:value-type="string">
            <text:p>01475 530 757</text:p>
          </table:table-cell>
          <table:table-cell office:value-type="float" office:value="55.77372" calcext:value-type="float">
            <text:p>55.773720</text:p>
          </table:table-cell>
          <table:table-cell office:value-type="float" office:value="-4.90722" calcext:value-type="float">
            <text:p>-4.907220</text:p>
          </table:table-cell>
          <table:table-cell office:value-type="string" calcext:value-type="string">
            <text:p>NS 177572</text:p>
          </table:table-cell>
          <table:table-cell table:number-columns-repeated="2"/>
          <table:table-cell office:value-type="string" calcext:value-type="string">
            <text:p>cumbraecentre@sportscotland.org.uk</text:p>
          </table:table-cell>
          <table:table-cell office:value-type="string" calcext:value-type="string">
            <text:p>http://www.syha.org.uk/hostels-in-scotland/islands/cumbrae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Eday</text:p>
          </table:table-cell>
          <table:table-cell office:value-type="string" calcext:value-type="string">
            <text:p>London Bay Eday</text:p>
          </table:table-cell>
          <table:table-cell/>
          <table:table-cell office:value-type="string" calcext:value-type="string">
            <text:p>KW17 2AB</text:p>
          </table:table-cell>
          <table:table-cell office:value-type="string" calcext:value-type="string">
            <text:p>0845 293 73 73</text:p>
          </table:table-cell>
          <table:table-cell office:value-type="float" office:value="59.22503" calcext:value-type="float">
            <text:p>59.225030</text:p>
          </table:table-cell>
          <table:table-cell office:value-type="float" office:value="-2.76218" calcext:value-type="float">
            <text:p>-2.762180</text:p>
          </table:table-cell>
          <table:table-cell office:value-type="string" calcext:value-type="string">
            <text:p>HY 566379</text:p>
          </table:table-cell>
          <table:table-cell table:number-columns-repeated="2"/>
          <table:table-cell office:value-type="string" calcext:value-type="string">
            <text:p>reservations@syha.org.uk</text:p>
          </table:table-cell>
          <table:table-cell office:value-type="string" calcext:value-type="string">
            <text:p>http://www.syha.org.uk/hostels-in-scotland/islands/eda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Eigg</text:p>
          </table:table-cell>
          <table:table-cell office:value-type="string" calcext:value-type="string">
            <text:p>Isle of Eigg by Mallaig</text:p>
          </table:table-cell>
          <table:table-cell/>
          <table:table-cell office:value-type="string" calcext:value-type="string">
            <text:p>PH42 4RL</text:p>
          </table:table-cell>
          <table:table-cell table:style-name="ce2" office:value-type="string" calcext:value-type="string">
            <text:p>1687482417</text:p>
          </table:table-cell>
          <table:table-cell office:value-type="float" office:value="56.90189" calcext:value-type="float">
            <text:p>56.901890</text:p>
          </table:table-cell>
          <table:table-cell office:value-type="float" office:value="-6.14275" calcext:value-type="float">
            <text:p>-6.142750</text:p>
          </table:table-cell>
          <table:table-cell office:value-type="string" calcext:value-type="string">
            <text:p>NM 479866</text:p>
          </table:table-cell>
          <table:table-cell table:number-columns-repeated="2"/>
          <table:table-cell office:value-type="string" calcext:value-type="string">
            <text:p>admin@glebebarn.co.uk</text:p>
          </table:table-cell>
          <table:table-cell office:value-type="string" calcext:value-type="string">
            <text:p>http://www.syha.org.uk/hostels-in-scotland/islands/eigg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Glenbrittle</text:p>
          </table:table-cell>
          <table:table-cell office:value-type="string" calcext:value-type="string">
            <text:p>Glenbrittle Carbost</text:p>
          </table:table-cell>
          <table:table-cell/>
          <table:table-cell office:value-type="string" calcext:value-type="string">
            <text:p>IV47 8TA</text:p>
          </table:table-cell>
          <table:table-cell office:value-type="string" calcext:value-type="string">
            <text:p>01478 640278</text:p>
          </table:table-cell>
          <table:table-cell office:value-type="float" office:value="57.219858" calcext:value-type="float">
            <text:p>57.219858</text:p>
          </table:table-cell>
          <table:table-cell office:value-type="float" office:value="-6.293108" calcext:value-type="float">
            <text:p>-6.293108</text:p>
          </table:table-cell>
          <table:table-cell office:value-type="string" calcext:value-type="string">
            <text:p>NG 409225</text:p>
          </table:table-cell>
          <table:table-cell table:number-columns-repeated="2"/>
          <table:table-cell office:value-type="string" calcext:value-type="string">
            <text:p>glenbrittle@syha.org.uk</text:p>
          </table:table-cell>
          <table:table-cell office:value-type="string" calcext:value-type="string">
            <text:p>http://www.syha.org.uk/hostels-in-scotland/islands/glenbrittle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Howmore</text:p>
          </table:table-cell>
          <table:table-cell office:value-type="string" calcext:value-type="string">
            <text:p>South Uist</text:p>
          </table:table-cell>
          <table:table-cell/>
          <table:table-cell office:value-type="string" calcext:value-type="string">
            <text:p>HS8 5SH</text:p>
          </table:table-cell>
          <table:table-cell office:value-type="string" calcext:value-type="string">
            <text:p>0845 293 73 73</text:p>
          </table:table-cell>
          <table:table-cell office:value-type="float" office:value="57.30115" calcext:value-type="float">
            <text:p>57.301150</text:p>
          </table:table-cell>
          <table:table-cell office:value-type="float" office:value="-7.37342" calcext:value-type="float">
            <text:p>-7.373420</text:p>
          </table:table-cell>
          <table:table-cell office:value-type="string" calcext:value-type="string">
            <text:p>NF 765362</text:p>
          </table:table-cell>
          <table:table-cell table:number-columns-repeated="2"/>
          <table:table-cell office:value-type="string" calcext:value-type="string">
            <text:p>ghht@gatliff.org.uk</text:p>
          </table:table-cell>
          <table:table-cell office:value-type="string" calcext:value-type="string">
            <text:p>http://www.syha.org.uk/hostels-in-scotland/islands/howmore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Hoy Stromness</text:p>
          </table:table-cell>
          <table:table-cell/>
          <table:table-cell office:value-type="string" calcext:value-type="string">
            <text:p>KW16 3NJ</text:p>
          </table:table-cell>
          <table:table-cell office:value-type="string" calcext:value-type="string">
            <text:p>01856 873535 ext 2404</text:p>
          </table:table-cell>
          <table:table-cell office:value-type="float" office:value="58.91197" calcext:value-type="float">
            <text:p>58.911970</text:p>
          </table:table-cell>
          <table:table-cell office:value-type="float" office:value="-3.3304" calcext:value-type="float">
            <text:p>-3.330400</text:p>
          </table:table-cell>
          <table:table-cell office:value-type="string" calcext:value-type="string">
            <text:p>HY 235035</text:p>
          </table:table-cell>
          <table:table-cell table:number-columns-repeated="2"/>
          <table:table-cell office:value-type="string" calcext:value-type="string">
            <text:p>community.recreation@orkney.gov.uk</text:p>
          </table:table-cell>
          <table:table-cell office:value-type="string" calcext:value-type="string">
            <text:p>http://www.syha.org.uk/hostels-in-scotland/islands/ho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Kershader</text:p>
          </table:table-cell>
          <table:table-cell office:value-type="string" calcext:value-type="string">
            <text:p>Kershader Community Hostel Ravenspoint</text:p>
          </table:table-cell>
          <table:table-cell/>
          <table:table-cell office:value-type="string" calcext:value-type="string">
            <text:p>HS2 9QA</text:p>
          </table:table-cell>
          <table:table-cell office:value-type="string" calcext:value-type="string">
            <text:p>01851 880236</text:p>
          </table:table-cell>
          <table:table-cell office:value-type="float" office:value="58.08924" calcext:value-type="float">
            <text:p>58.089240</text:p>
          </table:table-cell>
          <table:table-cell office:value-type="float" office:value="-6.51472" calcext:value-type="float">
            <text:p>-6.514720</text:p>
          </table:table-cell>
          <table:table-cell office:value-type="string" calcext:value-type="string">
            <text:p>NB 340200</text:p>
          </table:table-cell>
          <table:table-cell table:number-columns-repeated="2"/>
          <table:table-cell office:value-type="string" calcext:value-type="string">
            <text:p>reservations@syha.org.uk</text:p>
          </table:table-cell>
          <table:table-cell office:value-type="string" calcext:value-type="string">
            <text:p>http://www.syha.org.uk/hostels-in-scotland/islands/kershader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Kirkwall</text:p>
          </table:table-cell>
          <table:table-cell office:value-type="string" calcext:value-type="string">
            <text:p>Old Scapa Road Kirkwall</text:p>
          </table:table-cell>
          <table:table-cell/>
          <table:table-cell office:value-type="string" calcext:value-type="string">
            <text:p>KW15 1BB</text:p>
          </table:table-cell>
          <table:table-cell office:value-type="string" calcext:value-type="string">
            <text:p>01856 872 243</text:p>
          </table:table-cell>
          <table:table-cell office:value-type="float" office:value="58.97599" calcext:value-type="float">
            <text:p>58.975990</text:p>
          </table:table-cell>
          <table:table-cell office:value-type="float" office:value="-2.96923" calcext:value-type="float">
            <text:p>-2.969230</text:p>
          </table:table-cell>
          <table:table-cell office:value-type="string" calcext:value-type="string">
            <text:p>HY 444103</text:p>
          </table:table-cell>
          <table:table-cell table:number-columns-repeated="2"/>
          <table:table-cell office:value-type="string" calcext:value-type="string">
            <text:p>kirkwall@syha.org.uk</text:p>
          </table:table-cell>
          <table:table-cell office:value-type="string" calcext:value-type="string">
            <text:p>http://www.syha.org.uk/hostels-in-scotland/islands/kirkwall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Lerwick</text:p>
          </table:table-cell>
          <table:table-cell office:value-type="string" calcext:value-type="string">
            <text:p>Islesburgh House King Harald Street</text:p>
          </table:table-cell>
          <table:table-cell/>
          <table:table-cell office:value-type="string" calcext:value-type="string">
            <text:p>ZE1 0EQ</text:p>
          </table:table-cell>
          <table:table-cell office:value-type="string" calcext:value-type="string">
            <text:p>0845 293 73 73</text:p>
          </table:table-cell>
          <table:table-cell office:value-type="float" office:value="60.15273" calcext:value-type="float">
            <text:p>60.152730</text:p>
          </table:table-cell>
          <table:table-cell office:value-type="float" office:value="-1.14926" calcext:value-type="float">
            <text:p>-1.149260</text:p>
          </table:table-cell>
          <table:table-cell office:value-type="string" calcext:value-type="string">
            <text:p>HU 473412</text:p>
          </table:table-cell>
          <table:table-cell table:number-columns-repeated="2"/>
          <table:table-cell office:value-type="string" calcext:value-type="string">
            <text:p>reception.islesburgh@shetland.gov.uk</text:p>
          </table:table-cell>
          <table:table-cell office:value-type="string" calcext:value-type="string">
            <text:p>http://www.syha.org.uk/hostels-in-scotland/islands/lerwick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Lochranza</text:p>
          </table:table-cell>
          <table:table-cell office:value-type="string" calcext:value-type="string">
            <text:p>Lochranza Isle of Arran</text:p>
          </table:table-cell>
          <table:table-cell/>
          <table:table-cell office:value-type="string" calcext:value-type="string">
            <text:p>KA27 8HL</text:p>
          </table:table-cell>
          <table:table-cell office:value-type="string" calcext:value-type="string">
            <text:p>01770 830631</text:p>
          </table:table-cell>
          <table:table-cell office:value-type="float" office:value="55.70477" calcext:value-type="float">
            <text:p>55.704770</text:p>
          </table:table-cell>
          <table:table-cell office:value-type="float" office:value="-5.29478" calcext:value-type="float">
            <text:p>-5.294780</text:p>
          </table:table-cell>
          <table:table-cell office:value-type="string" calcext:value-type="string">
            <text:p>NR 931506</text:p>
          </table:table-cell>
          <table:table-cell table:number-columns-repeated="2"/>
          <table:table-cell office:value-type="string" calcext:value-type="string">
            <text:p>lochranza@syha.org.uk</text:p>
          </table:table-cell>
          <table:table-cell office:value-type="string" calcext:value-type="string">
            <text:p>http://www.syha.org.uk/hostels-in-scotland/islands/lochranza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Papa Westray</text:p>
          </table:table-cell>
          <table:table-cell office:value-type="string" calcext:value-type="string">
            <text:p>Beltane House Papa Westray</text:p>
          </table:table-cell>
          <table:table-cell/>
          <table:table-cell office:value-type="string" calcext:value-type="string">
            <text:p>KW17 2BU</text:p>
          </table:table-cell>
          <table:table-cell office:value-type="string" calcext:value-type="string">
            <text:p>0845 293 73 73</text:p>
          </table:table-cell>
          <table:table-cell office:value-type="float" office:value="59.34739" calcext:value-type="float">
            <text:p>59.347390</text:p>
          </table:table-cell>
          <table:table-cell office:value-type="float" office:value="-2.89325" calcext:value-type="float">
            <text:p>-2.893250</text:p>
          </table:table-cell>
          <table:table-cell office:value-type="string" calcext:value-type="string">
            <text:p>HY 493516</text:p>
          </table:table-cell>
          <table:table-cell table:number-columns-repeated="2"/>
          <table:table-cell office:value-type="string" calcext:value-type="string">
            <text:p>beltanepapay@aol.co.uk</text:p>
          </table:table-cell>
          <table:table-cell office:value-type="string" calcext:value-type="string">
            <text:p>http://www.syha.org.uk/hostels-in-scotland/islands/papa-westra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Port Charlotte, Islay</text:p>
          </table:table-cell>
          <table:table-cell office:value-type="string" calcext:value-type="string">
            <text:p>Port Charlotte Isle of Islay</text:p>
          </table:table-cell>
          <table:table-cell/>
          <table:table-cell office:value-type="string" calcext:value-type="string">
            <text:p>PA48 7TX</text:p>
          </table:table-cell>
          <table:table-cell office:value-type="string" calcext:value-type="string">
            <text:p>01496 850 385</text:p>
          </table:table-cell>
          <table:table-cell office:value-type="float" office:value="55.740858" calcext:value-type="float">
            <text:p>55.740858</text:p>
          </table:table-cell>
          <table:table-cell office:value-type="float" office:value="-6.377617" calcext:value-type="float">
            <text:p>-6.377617</text:p>
          </table:table-cell>
          <table:table-cell office:value-type="string" calcext:value-type="string">
            <text:p>NR 253584</text:p>
          </table:table-cell>
          <table:table-cell table:number-columns-repeated="2"/>
          <table:table-cell office:value-type="string" calcext:value-type="string">
            <text:p>islay@syha.org.uk</text:p>
          </table:table-cell>
          <table:table-cell office:value-type="string" calcext:value-type="string">
            <text:p>http://www.syha.org.uk/hostels-in-scotland/islands/port-charlotte,-isla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Raasay</text:p>
          </table:table-cell>
          <table:table-cell office:value-type="string" calcext:value-type="string">
            <text:p>Creachan Cottage Raasay</text:p>
          </table:table-cell>
          <table:table-cell/>
          <table:table-cell office:value-type="string" calcext:value-type="string">
            <text:p>IV40 8NT</text:p>
          </table:table-cell>
          <table:table-cell office:value-type="string" calcext:value-type="string">
            <text:p>01478 660 240</text:p>
          </table:table-cell>
          <table:table-cell office:value-type="float" office:value="57.34866" calcext:value-type="float">
            <text:p>57.348660</text:p>
          </table:table-cell>
          <table:table-cell office:value-type="float" office:value="-6.06358" calcext:value-type="float">
            <text:p>-6.063580</text:p>
          </table:table-cell>
          <table:table-cell office:value-type="string" calcext:value-type="string">
            <text:p>NG 556360</text:p>
          </table:table-cell>
          <table:table-cell table:number-columns-repeated="2"/>
          <table:table-cell office:value-type="string" calcext:value-type="string">
            <text:p>raasay@syha.org.uk</text:p>
          </table:table-cell>
          <table:table-cell office:value-type="string" calcext:value-type="string">
            <text:p>http://www.syha.org.uk/hostels-in-scotland/islands/raasa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Rackwick</text:p>
          </table:table-cell>
          <table:table-cell office:value-type="string" calcext:value-type="string">
            <text:p>Hoy Stromness</text:p>
          </table:table-cell>
          <table:table-cell/>
          <table:table-cell office:value-type="string" calcext:value-type="string">
            <text:p>KW16 3NJ</text:p>
          </table:table-cell>
          <table:table-cell office:value-type="string" calcext:value-type="string">
            <text:p>01856 873535, Ext 2404</text:p>
          </table:table-cell>
          <table:table-cell office:value-type="float" office:value="58.91197" calcext:value-type="float">
            <text:p>58.911970</text:p>
          </table:table-cell>
          <table:table-cell office:value-type="float" office:value="-3.3304" calcext:value-type="float">
            <text:p>-3.330400</text:p>
          </table:table-cell>
          <table:table-cell office:value-type="string" calcext:value-type="string">
            <text:p>HY 235035</text:p>
          </table:table-cell>
          <table:table-cell table:number-columns-repeated="2"/>
          <table:table-cell office:value-type="string" calcext:value-type="string">
            <text:p>community.recreation@orkney.gov.uk</text:p>
          </table:table-cell>
          <table:table-cell office:value-type="string" calcext:value-type="string">
            <text:p>http://www.syha.org.uk/hostels-in-scotland/islands/rackwick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Rhenigidale</text:p>
          </table:table-cell>
          <table:table-cell office:value-type="string" calcext:value-type="string">
            <text:p>Rhenigidale Isle of Harris</text:p>
          </table:table-cell>
          <table:table-cell/>
          <table:table-cell office:value-type="string" calcext:value-type="string">
            <text:p>HS3 3BD</text:p>
          </table:table-cell>
          <table:table-cell/>
          <table:table-cell office:value-type="float" office:value="57.919796" calcext:value-type="float">
            <text:p>57.919796</text:p>
          </table:table-cell>
          <table:table-cell office:value-type="float" office:value="-6.681207" calcext:value-type="float">
            <text:p>-6.681207</text:p>
          </table:table-cell>
          <table:table-cell office:value-type="string" calcext:value-type="string">
            <text:p>NB 229019</text:p>
          </table:table-cell>
          <table:table-cell table:number-columns-repeated="2"/>
          <table:table-cell office:value-type="string" calcext:value-type="string">
            <text:p>ghht@gatliff.org.uk</text:p>
          </table:table-cell>
          <table:table-cell office:value-type="string" calcext:value-type="string">
            <text:p>http://www.syha.org.uk/hostels-in-scotland/islands/rhenigidale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Tobermory</text:p>
          </table:table-cell>
          <table:table-cell office:value-type="string" calcext:value-type="string">
            <text:p>Main Street Tobermory</text:p>
          </table:table-cell>
          <table:table-cell/>
          <table:table-cell office:value-type="string" calcext:value-type="string">
            <text:p>PA75 6NU</text:p>
          </table:table-cell>
          <table:table-cell office:value-type="string" calcext:value-type="string">
            <text:p>01688 302 481</text:p>
          </table:table-cell>
          <table:table-cell office:value-type="float" office:value="56.62315" calcext:value-type="float">
            <text:p>56.623150</text:p>
          </table:table-cell>
          <table:table-cell office:value-type="float" office:value="-6.06659" calcext:value-type="float">
            <text:p>-6.066590</text:p>
          </table:table-cell>
          <table:table-cell office:value-type="string" calcext:value-type="string">
            <text:p>NM 506553</text:p>
          </table:table-cell>
          <table:table-cell table:number-columns-repeated="2"/>
          <table:table-cell office:value-type="string" calcext:value-type="string">
            <text:p>tobermory@syha.org.uk</text:p>
          </table:table-cell>
          <table:table-cell office:value-type="string" calcext:value-type="string">
            <text:p>http://www.syha.org.uk/hostels-in-scotland/islands/tobermory.aspx</text:p>
          </table:table-cell>
          <table:table-cell/>
        </table:table-row>
        <table:table-row table:style-name="ro1">
          <table:table-cell office:value-type="string" calcext:value-type="string">
            <text:p>Scotland - Islands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Uig Isle of Skye</text:p>
          </table:table-cell>
          <table:table-cell/>
          <table:table-cell office:value-type="string" calcext:value-type="string">
            <text:p>IV51 9YD</text:p>
          </table:table-cell>
          <table:table-cell office:value-type="string" calcext:value-type="string">
            <text:p>01470 542 746</text:p>
          </table:table-cell>
          <table:table-cell office:value-type="float" office:value="57.581864" calcext:value-type="float">
            <text:p>57.581864</text:p>
          </table:table-cell>
          <table:table-cell office:value-type="float" office:value="-6.357841" calcext:value-type="float">
            <text:p>-6.357841</text:p>
          </table:table-cell>
          <table:table-cell office:value-type="string" calcext:value-type="string">
            <text:p>NG 396630</text:p>
          </table:table-cell>
          <table:table-cell table:number-columns-repeated="2"/>
          <table:table-cell office:value-type="string" calcext:value-type="string">
            <text:p>uig@syha.org.uk</text:p>
          </table:table-cell>
          <table:table-cell office:value-type="string" calcext:value-type="string">
            <text:p>http://www.syha.org.uk/hostels-in-scotland/islands/uig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Broadmeadows</text:p>
          </table:table-cell>
          <table:table-cell office:value-type="string" calcext:value-type="string">
            <text:p>Yarrowford Selkirk</text:p>
          </table:table-cell>
          <table:table-cell/>
          <table:table-cell office:value-type="string" calcext:value-type="string">
            <text:p>TD7 5LZ</text:p>
          </table:table-cell>
          <table:table-cell office:value-type="string" calcext:value-type="string">
            <text:p>01750 76372</text:p>
          </table:table-cell>
          <table:table-cell office:value-type="float" office:value="55.563572" calcext:value-type="float">
            <text:p>55.563572</text:p>
          </table:table-cell>
          <table:table-cell office:value-type="float" office:value="-2.925942" calcext:value-type="float">
            <text:p>-2.925942</text:p>
          </table:table-cell>
          <table:table-cell office:value-type="string" calcext:value-type="string">
            <text:p>NT 417304</text:p>
          </table:table-cell>
          <table:table-cell table:number-columns-repeated="2"/>
          <table:table-cell office:value-type="string" calcext:value-type="string">
            <text:p>broadmeadows@syha.org.uk</text:p>
          </table:table-cell>
          <table:table-cell office:value-type="string" calcext:value-type="string">
            <text:p>http://www.syha.org.uk/hostels-in-scotland/lowlands/broadmeadows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Campbeltown Bunkhouse</text:p>
          </table:table-cell>
          <table:table-cell office:value-type="string" calcext:value-type="string">
            <text:p>Big Kiln Campbeltown</text:p>
          </table:table-cell>
          <table:table-cell/>
          <table:table-cell office:value-type="string" calcext:value-type="string">
            <text:p>PA28 6JF</text:p>
          </table:table-cell>
          <table:table-cell office:value-type="string" calcext:value-type="string">
            <text:p>01586 551188</text:p>
          </table:table-cell>
          <table:table-cell office:value-type="float" office:value="55.4236" calcext:value-type="float">
            <text:p>55.423600</text:p>
          </table:table-cell>
          <table:table-cell office:value-type="float" office:value="-5.60755" calcext:value-type="float">
            <text:p>-5.607550</text:p>
          </table:table-cell>
          <table:table-cell office:value-type="string" calcext:value-type="string">
            <text:p>NR 718203</text:p>
          </table:table-cell>
          <table:table-cell table:number-columns-repeated="2"/>
          <table:table-cell office:value-type="string" calcext:value-type="string">
            <text:p>info@campbeltownbunkhouse.co.uk</text:p>
          </table:table-cell>
          <table:table-cell office:value-type="string" calcext:value-type="string">
            <text:p>http://www.syha.org.uk/hostels-in-scotland/lowlands/campbeltown-bunkhouse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Comrie Croft</text:p>
          </table:table-cell>
          <table:table-cell office:value-type="string" calcext:value-type="string">
            <text:p>Braincroft Perthshire</text:p>
          </table:table-cell>
          <table:table-cell/>
          <table:table-cell office:value-type="string" calcext:value-type="string">
            <text:p>PH7 4JZ</text:p>
          </table:table-cell>
          <table:table-cell office:value-type="string" calcext:value-type="string">
            <text:p>0845 293 73 73</text:p>
          </table:table-cell>
          <table:table-cell office:value-type="float" office:value="56.38404" calcext:value-type="float">
            <text:p>56.384040</text:p>
          </table:table-cell>
          <table:table-cell office:value-type="float" office:value="-3.94314" calcext:value-type="float">
            <text:p>-3.943140</text:p>
          </table:table-cell>
          <table:table-cell office:value-type="string" calcext:value-type="string">
            <text:p>NN 801230</text:p>
          </table:table-cell>
          <table:table-cell table:number-columns-repeated="2"/>
          <table:table-cell office:value-type="string" calcext:value-type="string">
            <text:p>info@comriecroft.com</text:p>
          </table:table-cell>
          <table:table-cell office:value-type="string" calcext:value-type="string">
            <text:p>http://www.syha.org.uk/hostels-in-scotland/lowlands/comrie-croft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Edinburgh Central</text:p>
          </table:table-cell>
          <table:table-cell office:value-type="string" calcext:value-type="string">
            <text:p>9 Haddington Place Edinburgh</text:p>
          </table:table-cell>
          <table:table-cell/>
          <table:table-cell office:value-type="string" calcext:value-type="string">
            <text:p>EH7 4AL</text:p>
          </table:table-cell>
          <table:table-cell office:value-type="string" calcext:value-type="string">
            <text:p>0131 524 2090</text:p>
          </table:table-cell>
          <table:table-cell office:value-type="float" office:value="55.95996" calcext:value-type="float">
            <text:p>55.959960</text:p>
          </table:table-cell>
          <table:table-cell office:value-type="float" office:value="-3.18309" calcext:value-type="float">
            <text:p>-3.183090</text:p>
          </table:table-cell>
          <table:table-cell office:value-type="string" calcext:value-type="string">
            <text:p>NT 262747</text:p>
          </table:table-cell>
          <table:table-cell table:number-columns-repeated="2"/>
          <table:table-cell office:value-type="string" calcext:value-type="string">
            <text:p>central@syha.org.uk</text:p>
          </table:table-cell>
          <table:table-cell office:value-type="string" calcext:value-type="string">
            <text:p>http://www.syha.org.uk/hostels-in-scotland/lowlands/edinburgh-central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Edinburgh Metro</text:p>
          </table:table-cell>
          <table:table-cell office:value-type="string" calcext:value-type="string">
            <text:p>11/2 Robertson's Close Cowgate Edinburgh</text:p>
          </table:table-cell>
          <table:table-cell/>
          <table:table-cell office:value-type="string" calcext:value-type="string">
            <text:p>EH1 1LY</text:p>
          </table:table-cell>
          <table:table-cell office:value-type="string" calcext:value-type="string">
            <text:p>0131 524 2090</text:p>
          </table:table-cell>
          <table:table-cell office:value-type="float" office:value="55.94879" calcext:value-type="float">
            <text:p>55.948790</text:p>
          </table:table-cell>
          <table:table-cell office:value-type="float" office:value="-3.18581" calcext:value-type="float">
            <text:p>-3.185810</text:p>
          </table:table-cell>
          <table:table-cell office:value-type="string" calcext:value-type="string">
            <text:p>NT 260735</text:p>
          </table:table-cell>
          <table:table-cell table:number-columns-repeated="2"/>
          <table:table-cell office:value-type="string" calcext:value-type="string">
            <text:p>edinburgh.metro@syha.org.uk</text:p>
          </table:table-cell>
          <table:table-cell office:value-type="string" calcext:value-type="string">
            <text:p>http://www.syha.org.uk/hostels-in-scotland/lowlands/edinburgh-metro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8 Park Terrace Glasgow</text:p>
          </table:table-cell>
          <table:table-cell/>
          <table:table-cell office:value-type="string" calcext:value-type="string">
            <text:p>G3 6BY</text:p>
          </table:table-cell>
          <table:table-cell office:value-type="string" calcext:value-type="string">
            <text:p>0141 332 3004</text:p>
          </table:table-cell>
          <table:table-cell office:value-type="float" office:value="55.86924" calcext:value-type="float">
            <text:p>55.869240</text:p>
          </table:table-cell>
          <table:table-cell office:value-type="float" office:value="-4.28081" calcext:value-type="float">
            <text:p>-4.280810</text:p>
          </table:table-cell>
          <table:table-cell office:value-type="string" calcext:value-type="string">
            <text:p>NS 574664</text:p>
          </table:table-cell>
          <table:table-cell table:number-columns-repeated="2"/>
          <table:table-cell office:value-type="string" calcext:value-type="string">
            <text:p>glasgow@syha.org.uk</text:p>
          </table:table-cell>
          <table:table-cell office:value-type="string" calcext:value-type="string">
            <text:p>http://www.syha.org.uk/hostels-in-scotland/lowlands/glasgow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Inveraray</text:p>
          </table:table-cell>
          <table:table-cell office:value-type="string" calcext:value-type="string">
            <text:p>Dalmally Road Inveraray</text:p>
          </table:table-cell>
          <table:table-cell/>
          <table:table-cell office:value-type="string" calcext:value-type="string">
            <text:p>PA32 8XD</text:p>
          </table:table-cell>
          <table:table-cell office:value-type="string" calcext:value-type="string">
            <text:p>01499 302454</text:p>
          </table:table-cell>
          <table:table-cell office:value-type="float" office:value="56.23184" calcext:value-type="float">
            <text:p>56.231840</text:p>
          </table:table-cell>
          <table:table-cell office:value-type="float" office:value="-5.07638" calcext:value-type="float">
            <text:p>-5.076380</text:p>
          </table:table-cell>
          <table:table-cell office:value-type="string" calcext:value-type="string">
            <text:p>NN 094086</text:p>
          </table:table-cell>
          <table:table-cell table:number-columns-repeated="2"/>
          <table:table-cell office:value-type="string" calcext:value-type="string">
            <text:p>inveraray@syha.org.uk</text:p>
          </table:table-cell>
          <table:table-cell office:value-type="string" calcext:value-type="string">
            <text:p>http://www.syha.org.uk/hostels-in-scotland/lowlands/inveraray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Inversnaid</text:p>
          </table:table-cell>
          <table:table-cell office:value-type="string" calcext:value-type="string">
            <text:p>Inversnaid Stirling</text:p>
          </table:table-cell>
          <table:table-cell/>
          <table:table-cell office:value-type="string" calcext:value-type="string">
            <text:p>FK8 3TU</text:p>
          </table:table-cell>
          <table:table-cell office:value-type="string" calcext:value-type="string">
            <text:p>01877 386249</text:p>
          </table:table-cell>
          <table:table-cell office:value-type="float" office:value="56.24917" calcext:value-type="float">
            <text:p>56.249170</text:p>
          </table:table-cell>
          <table:table-cell office:value-type="float" office:value="-4.6688" calcext:value-type="float">
            <text:p>-4.668800</text:p>
          </table:table-cell>
          <table:table-cell office:value-type="string" calcext:value-type="string">
            <text:p>NN 347095</text:p>
          </table:table-cell>
          <table:table-cell table:number-columns-repeated="3"/>
          <table:table-cell office:value-type="string" calcext:value-type="string">
            <text:p>http://www.syha.org.uk/hostels-in-scotland/lowlands/inversnaid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Kirk Yetholm</text:p>
          </table:table-cell>
          <table:table-cell office:value-type="string" calcext:value-type="string">
            <text:p>Friends of Nature House Waukford</text:p>
          </table:table-cell>
          <table:table-cell/>
          <table:table-cell office:value-type="string" calcext:value-type="string">
            <text:p>TD5 8PG</text:p>
          </table:table-cell>
          <table:table-cell office:value-type="string" calcext:value-type="string">
            <text:p>01573 420 639</text:p>
          </table:table-cell>
          <table:table-cell office:value-type="float" office:value="55.54822" calcext:value-type="float">
            <text:p>55.548220</text:p>
          </table:table-cell>
          <table:table-cell office:value-type="float" office:value="-2.27736" calcext:value-type="float">
            <text:p>-2.277360</text:p>
          </table:table-cell>
          <table:table-cell office:value-type="string" calcext:value-type="string">
            <text:p>NT 826283</text:p>
          </table:table-cell>
          <table:table-cell table:number-columns-repeated="2"/>
          <table:table-cell office:value-type="string" calcext:value-type="string">
            <text:p>kirkyetholm@thefriendsofnature.org.uk</text:p>
          </table:table-cell>
          <table:table-cell office:value-type="string" calcext:value-type="string">
            <text:p>http://www.syha.org.uk/hostels-in-scotland/lowlands/kirk-yetholm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New Lanark</text:p>
          </table:table-cell>
          <table:table-cell office:value-type="string" calcext:value-type="string">
            <text:p>Wee Row Rosedale Street</text:p>
          </table:table-cell>
          <table:table-cell/>
          <table:table-cell office:value-type="string" calcext:value-type="string">
            <text:p>ML11 9DJ</text:p>
          </table:table-cell>
          <table:table-cell office:value-type="string" calcext:value-type="string">
            <text:p>01555 666710</text:p>
          </table:table-cell>
          <table:table-cell office:value-type="float" office:value="55.66406" calcext:value-type="float">
            <text:p>55.664060</text:p>
          </table:table-cell>
          <table:table-cell office:value-type="float" office:value="-3.78211" calcext:value-type="float">
            <text:p>-3.782110</text:p>
          </table:table-cell>
          <table:table-cell office:value-type="string" calcext:value-type="string">
            <text:p>NS 880426</text:p>
          </table:table-cell>
          <table:table-cell table:number-columns-repeated="2"/>
          <table:table-cell office:value-type="string" calcext:value-type="string">
            <text:p>newlanark@syha.org.uk</text:p>
          </table:table-cell>
          <table:table-cell office:value-type="string" calcext:value-type="string">
            <text:p>http://www.syha.org.uk/hostels-in-scotland/lowlands/new-lanark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Newton Stewart, Minnigaff</text:p>
          </table:table-cell>
          <table:table-cell office:value-type="string" calcext:value-type="string">
            <text:p>Newton Stewart Wigtownshire</text:p>
          </table:table-cell>
          <table:table-cell/>
          <table:table-cell office:value-type="string" calcext:value-type="string">
            <text:p>DG8 6PL</text:p>
          </table:table-cell>
          <table:table-cell office:value-type="string" calcext:value-type="string">
            <text:p>01671 402 211</text:p>
          </table:table-cell>
          <table:table-cell office:value-type="float" office:value="54.965203" calcext:value-type="float">
            <text:p>54.965203</text:p>
          </table:table-cell>
          <table:table-cell office:value-type="float" office:value="-4.482466" calcext:value-type="float">
            <text:p>-4.482466</text:p>
          </table:table-cell>
          <table:table-cell office:value-type="string" calcext:value-type="string">
            <text:p>NX 412662</text:p>
          </table:table-cell>
          <table:table-cell table:number-columns-repeated="2"/>
          <table:table-cell office:value-type="string" calcext:value-type="string">
            <text:p>newtonstewart@syha.org.uk</text:p>
          </table:table-cell>
          <table:table-cell office:value-type="string" calcext:value-type="string">
            <text:p>http://www.syha.org.uk/hostels-in-scotland/lowlands/newton-stewart,-minnigaff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Perth College Crieff Road</text:p>
          </table:table-cell>
          <table:table-cell/>
          <table:table-cell office:value-type="string" calcext:value-type="string">
            <text:p>PH1 2GA</text:p>
          </table:table-cell>
          <table:table-cell office:value-type="string" calcext:value-type="string">
            <text:p>01738 877 800</text:p>
          </table:table-cell>
          <table:table-cell office:value-type="float" office:value="56.40537" calcext:value-type="float">
            <text:p>56.405370</text:p>
          </table:table-cell>
          <table:table-cell office:value-type="float" office:value="-3.4595" calcext:value-type="float">
            <text:p>-3.459500</text:p>
          </table:table-cell>
          <table:table-cell office:value-type="string" calcext:value-type="string">
            <text:p>NO 100246</text:p>
          </table:table-cell>
          <table:table-cell table:number-columns-repeated="2"/>
          <table:table-cell office:value-type="string" calcext:value-type="string">
            <text:p>perthresidencemanager@syha.org.uk</text:p>
          </table:table-cell>
          <table:table-cell office:value-type="string" calcext:value-type="string">
            <text:p>http://www.syha.org.uk/hostels-in-scotland/lowlands/perth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Rowardennan Lodge</text:p>
          </table:table-cell>
          <table:table-cell office:value-type="string" calcext:value-type="string">
            <text:p>By Drymen Glasgow</text:p>
          </table:table-cell>
          <table:table-cell/>
          <table:table-cell office:value-type="string" calcext:value-type="string">
            <text:p>G63 0AR</text:p>
          </table:table-cell>
          <table:table-cell office:value-type="string" calcext:value-type="string">
            <text:p>01360 870259</text:p>
          </table:table-cell>
          <table:table-cell office:value-type="float" office:value="56.14941" calcext:value-type="float">
            <text:p>56.149410</text:p>
          </table:table-cell>
          <table:table-cell office:value-type="float" office:value="-4.64141" calcext:value-type="float">
            <text:p>-4.641410</text:p>
          </table:table-cell>
          <table:table-cell office:value-type="string" calcext:value-type="string">
            <text:p>NS 360983</text:p>
          </table:table-cell>
          <table:table-cell table:number-columns-repeated="2"/>
          <table:table-cell office:value-type="string" calcext:value-type="string">
            <text:p>rowardennan@syha.org.uk</text:p>
          </table:table-cell>
          <table:table-cell office:value-type="string" calcext:value-type="string">
            <text:p>http://www.syha.org.uk/hostels-in-scotland/lowlands/rowardennan-lodge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St Andrews</text:p>
          </table:table-cell>
          <table:table-cell office:value-type="string" calcext:value-type="string">
            <text:p>Agnes Blackadder Hall North Haugh</text:p>
          </table:table-cell>
          <table:table-cell/>
          <table:table-cell office:value-type="string" calcext:value-type="string">
            <text:p>KY16 9XW</text:p>
          </table:table-cell>
          <table:table-cell office:value-type="string" calcext:value-type="string">
            <text:p>0845 293 73 73</text:p>
          </table:table-cell>
          <table:table-cell office:value-type="float" office:value="56.34045" calcext:value-type="float">
            <text:p>56.340450</text:p>
          </table:table-cell>
          <table:table-cell office:value-type="float" office:value="-2.81404" calcext:value-type="float">
            <text:p>-2.814040</text:p>
          </table:table-cell>
          <table:table-cell office:value-type="string" calcext:value-type="string">
            <text:p>NO 498168</text:p>
          </table:table-cell>
          <table:table-cell table:number-columns-repeated="2"/>
          <table:table-cell office:value-type="string" calcext:value-type="string">
            <text:p>cgsadmin@st-andrews.ac.uk</text:p>
          </table:table-cell>
          <table:table-cell office:value-type="string" calcext:value-type="string">
            <text:p>http://www.syha.org.uk/hostels-in-scotland/lowlands/st-andrews.aspx</text:p>
          </table:table-cell>
          <table:table-cell/>
        </table:table-row>
        <table:table-row table:style-name="ro1">
          <table:table-cell office:value-type="string" calcext:value-type="string">
            <text:p>Scotland - Lowlands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St. John Street Stirling</text:p>
          </table:table-cell>
          <table:table-cell/>
          <table:table-cell office:value-type="string" calcext:value-type="string">
            <text:p>FK8 1EA</text:p>
          </table:table-cell>
          <table:table-cell office:value-type="string" calcext:value-type="string">
            <text:p>01786 473442</text:p>
          </table:table-cell>
          <table:table-cell office:value-type="float" office:value="56.12044" calcext:value-type="float">
            <text:p>56.120440</text:p>
          </table:table-cell>
          <table:table-cell office:value-type="float" office:value="-3.94357" calcext:value-type="float">
            <text:p>-3.943570</text:p>
          </table:table-cell>
          <table:table-cell office:value-type="string" calcext:value-type="string">
            <text:p>NS 793937</text:p>
          </table:table-cell>
          <table:table-cell table:number-columns-repeated="2"/>
          <table:table-cell office:value-type="string" calcext:value-type="string">
            <text:p>stirling@syha.org.uk</text:p>
          </table:table-cell>
          <table:table-cell office:value-type="string" calcext:value-type="string">
            <text:p>http://www.syha.org.uk/hostels-in-scotland/lowlands/stirling.aspx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Alfriston</text:p>
          </table:table-cell>
          <table:table-cell office:value-type="string" calcext:value-type="string">
            <text:p>Frog Firle, Seaford Road, Alfriston, Polegate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6 5TT</text:p>
          </table:table-cell>
          <table:table-cell office:value-type="string" calcext:value-type="string">
            <text:p>0845 371 9101</text:p>
          </table:table-cell>
          <table:table-cell office:value-type="float" office:value="50.797274" calcext:value-type="float">
            <text:p>50.797274</text:p>
          </table:table-cell>
          <table:table-cell office:value-type="float" office:value="0.152371" calcext:value-type="float">
            <text:p>0.152371</text:p>
          </table:table-cell>
          <table:table-cell office:value-type="string" calcext:value-type="string">
            <text:p>TQ 518 020</text:p>
          </table:table-cell>
          <table:table-cell office:value-type="float" office:value="199" calcext:value-type="float">
            <text:p>199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alfriston@yha.org.uk</text:p>
          </table:table-cell>
          <table:table-cell office:value-type="string" calcext:value-type="string">
            <text:p>http://www.yha.org.uk/hostel/alfriston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Blackboys Bunkhouse</text:p>
          </table:table-cell>
          <table:table-cell office:value-type="string" calcext:value-type="string">
            <text:p>The Glade, Gun Road, Blackboys, Uckfield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TN22 5HU</text:p>
          </table:table-cell>
          <table:table-cell office:value-type="string" calcext:value-type="string">
            <text:p>0845 371 9105</text:p>
          </table:table-cell>
          <table:table-cell office:value-type="float" office:value="50.972822" calcext:value-type="float">
            <text:p>50.972822</text:p>
          </table:table-cell>
          <table:table-cell office:value-type="float" office:value="0.165058" calcext:value-type="float">
            <text:p>0.165058</text:p>
          </table:table-cell>
          <table:table-cell office:value-type="string" calcext:value-type="string">
            <text:p>TQ 521 215</text:p>
          </table:table-cell>
          <table:table-cell office:value-type="float" office:value="199" calcext:value-type="float">
            <text:p>19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blackboys@yha.org.uk</text:p>
          </table:table-cell>
          <table:table-cell office:value-type="string" calcext:value-type="string">
            <text:p>http://www.yha.org.uk/hostel/blackboys-bunkhouse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Brighstone</text:p>
          </table:table-cell>
          <table:table-cell office:value-type="string" calcext:value-type="string">
            <text:p>Hurst Hill, Totland Bay</text:p>
          </table:table-cell>
          <table:table-cell office:value-type="string" calcext:value-type="string">
            <text:p>Isle of Wight</text:p>
          </table:table-cell>
          <table:table-cell/>
          <table:table-cell office:value-type="string" calcext:value-type="string">
            <text:p>0845 371 9348</text:p>
          </table:table-cell>
          <table:table-cell office:value-type="float" office:value="50.643555" calcext:value-type="float">
            <text:p>50.643555</text:p>
          </table:table-cell>
          <table:table-cell office:value-type="float" office:value="-1.395457" calcext:value-type="float">
            <text:p>-1.395457</text:p>
          </table:table-cell>
          <table:table-cell office:value-type="string" calcext:value-type="string">
            <text:p>SZ 428 82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brighstone@yha.org.uk</text:p>
          </table:table-cell>
          <table:table-cell office:value-type="string" calcext:value-type="string">
            <text:p>http://www.yha.org.uk/hostel/brighstone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54 New Dover Road, Canterbur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1 3DT</text:p>
          </table:table-cell>
          <table:table-cell office:value-type="string" calcext:value-type="string">
            <text:p>0845 371 9010</text:p>
          </table:table-cell>
          <table:table-cell office:value-type="float" office:value="51.271692" calcext:value-type="float">
            <text:p>51.271692</text:p>
          </table:table-cell>
          <table:table-cell office:value-type="float" office:value="1.091335" calcext:value-type="float">
            <text:p>1.091335</text:p>
          </table:table-cell>
          <table:table-cell office:value-type="string" calcext:value-type="string">
            <text:p>TR 157 570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canterbury@yha.org.uk</text:p>
          </table:table-cell>
          <table:table-cell office:value-type="string" calcext:value-type="string">
            <text:p>http://www.yha.org.uk/hostel/canterbury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Cold Blow Camping Barn</text:p>
          </table:table-cell>
          <table:table-cell office:value-type="string" calcext:value-type="string">
            <text:p>Cold Blow Farm, Cold Blow Lane, Thurnha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4 3LR</text:p>
          </table:table-cell>
          <table:table-cell office:value-type="string" calcext:value-type="string">
            <text:p>0800 0191700</text:p>
          </table:table-cell>
          <table:table-cell office:value-type="float" office:value="51.2922" calcext:value-type="float">
            <text:p>51.292200</text:p>
          </table:table-cell>
          <table:table-cell office:value-type="float" office:value="0.61171" calcext:value-type="float">
            <text:p>0.611710</text:p>
          </table:table-cell>
          <table:table-cell office:value-type="string" calcext:value-type="string">
            <text:p>TQ 822 58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cold-blow-camping-barn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1 East Dean Road, Eastbourne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8ES</text:p>
          </table:table-cell>
          <table:table-cell office:value-type="string" calcext:value-type="string">
            <text:p>0845 371 9316</text:p>
          </table:table-cell>
          <table:table-cell office:value-type="float" office:value="50.769104" calcext:value-type="float">
            <text:p>50.769104</text:p>
          </table:table-cell>
          <table:table-cell office:value-type="float" office:value="0.250561" calcext:value-type="float">
            <text:p>0.250561</text:p>
          </table:table-cell>
          <table:table-cell office:value-type="string" calcext:value-type="string">
            <text:p>TV 588 990</text:p>
          </table:table-cell>
          <table:table-cell office:value-type="float" office:value="199" calcext:value-type="float">
            <text:p>19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stbourne@yha.org.uk</text:p>
          </table:table-cell>
          <table:table-cell office:value-type="string" calcext:value-type="string">
            <text:p>http://www.yha.org.uk/hostel/eastbourne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Hindhead</text:p>
          </table:table-cell>
          <table:table-cell office:value-type="string" calcext:value-type="string">
            <text:p>Devil's Punchbowl, off Portsmouth Road, Thursley, Godalming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8 6NS</text:p>
          </table:table-cell>
          <table:table-cell office:value-type="string" calcext:value-type="string">
            <text:p>0845 371 9022</text:p>
          </table:table-cell>
          <table:table-cell office:value-type="float" office:value="51.124273" calcext:value-type="float">
            <text:p>51.124273</text:p>
          </table:table-cell>
          <table:table-cell office:value-type="float" office:value="-0.724647" calcext:value-type="float">
            <text:p>-0.724647</text:p>
          </table:table-cell>
          <table:table-cell office:value-type="string" calcext:value-type="string">
            <text:p>SU 893 369</text:p>
          </table:table-cell>
          <table:table-cell office:value-type="float" office:value="186" calcext:value-type="float">
            <text:p>18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indhead@yha.org.uk</text:p>
          </table:table-cell>
          <table:table-cell office:value-type="string" calcext:value-type="string">
            <text:p>http://www.yha.org.uk/hostel/hindhead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Holmbury</text:p>
          </table:table-cell>
          <table:table-cell office:value-type="string" calcext:value-type="string">
            <text:p>Radnor Lane, Dorking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RH5 6NW</text:p>
          </table:table-cell>
          <table:table-cell office:value-type="string" calcext:value-type="string">
            <text:p>0845 371 9323</text:p>
          </table:table-cell>
          <table:table-cell office:value-type="float" office:value="51.194147" calcext:value-type="float">
            <text:p>51.194147</text:p>
          </table:table-cell>
          <table:table-cell office:value-type="float" office:value="-0.420847" calcext:value-type="float">
            <text:p>-0.420847</text:p>
          </table:table-cell>
          <table:table-cell office:value-type="string" calcext:value-type="string">
            <text:p>TQ 104 451</text:p>
          </table:table-cell>
          <table:table-cell office:value-type="float" office:value="187" calcext:value-type="float">
            <text:p>187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holmbury@yha.org.uk</text:p>
          </table:table-cell>
          <table:table-cell office:value-type="string" calcext:value-type="string">
            <text:p>http://www.yha.org.uk/hostel/holmbury</text:p>
          </table:table-cell>
          <table:table-cell office:value-type="string" calcext:value-type="string">
            <text:p>Harden Moss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Isle of Wight <text:s/>Cowes UKSA</text:p>
          </table:table-cell>
          <table:table-cell office:value-type="string" calcext:value-type="string">
            <text:p>Arctic Road, Cowes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1 7PQ</text:p>
          </table:table-cell>
          <table:table-cell office:value-type="string" calcext:value-type="string">
            <text:p>01983 294941</text:p>
          </table:table-cell>
          <table:table-cell office:value-type="float" office:value="50.757973" calcext:value-type="float">
            <text:p>50.757973</text:p>
          </table:table-cell>
          <table:table-cell office:value-type="float" office:value="-1.29276" calcext:value-type="float">
            <text:p>-1.292760</text:p>
          </table:table-cell>
          <table:table-cell office:value-type="string" calcext:value-type="string">
            <text:p>SZ 500 956</text:p>
          </table:table-cell>
          <table:table-cell table:number-columns-repeated="2"/>
          <table:table-cell office:value-type="string" calcext:value-type="string">
            <text:p>yhabookings@uksa.org</text:p>
          </table:table-cell>
          <table:table-cell office:value-type="string" calcext:value-type="string">
            <text:p>http://www.yha.org.uk/hostel/uksa-cowes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Jordans</text:p>
          </table:table-cell>
          <table:table-cell office:value-type="string" calcext:value-type="string">
            <text:p>Welders Lane, Jordans, Beaconsfiel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9 2SN</text:p>
          </table:table-cell>
          <table:table-cell office:value-type="string" calcext:value-type="string">
            <text:p>0845 371 9523</text:p>
          </table:table-cell>
          <table:table-cell office:value-type="float" office:value="51.610057" calcext:value-type="float">
            <text:p>51.610057</text:p>
          </table:table-cell>
          <table:table-cell office:value-type="float" office:value="-0.592401" calcext:value-type="float">
            <text:p>-0.592401</text:p>
          </table:table-cell>
          <table:table-cell office:value-type="string" calcext:value-type="string">
            <text:p>SU 976 911</text:p>
          </table:table-cell>
          <table:table-cell office:value-type="float" office:value="175" calcext:value-type="float">
            <text:p>17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jordans@yha.org.uk</text:p>
          </table:table-cell>
          <table:table-cell office:value-type="string" calcext:value-type="string">
            <text:p>http://www.yha.org.uk/hostel/jordans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table:number-columns-repeated="2" office:value-type="string" calcext:value-type="string">
            <text:p>Littlehampton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7 5AW</text:p>
          </table:table-cell>
          <table:table-cell office:value-type="string" calcext:value-type="string">
            <text:p>0845 371 9670</text:p>
          </table:table-cell>
          <table:table-cell office:value-type="float" office:value="50.808272" calcext:value-type="float">
            <text:p>50.808272</text:p>
          </table:table-cell>
          <table:table-cell office:value-type="float" office:value="-0.545281" calcext:value-type="float">
            <text:p>-0.545281</text:p>
          </table:table-cell>
          <table:table-cell office:value-type="string" calcext:value-type="string">
            <text:p>TQ 026 020</text:p>
          </table:table-cell>
          <table:table-cell office:value-type="float" office:value="197" calcext:value-type="float">
            <text:p>19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ittlehampton@yha.org.uk</text:p>
          </table:table-cell>
          <table:table-cell office:value-type="string" calcext:value-type="string">
            <text:p>http://www.yha.org.uk/hostel/littlehampton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Margate</text:p>
          </table:table-cell>
          <table:table-cell office:value-type="string" calcext:value-type="string">
            <text:p>3-4 Royal Esplanade, Westbrook Bay, Margat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9 5DL</text:p>
          </table:table-cell>
          <table:table-cell office:value-type="string" calcext:value-type="string">
            <text:p>01843 221616</text:p>
          </table:table-cell>
          <table:table-cell office:value-type="float" office:value="51.38512" calcext:value-type="float">
            <text:p>51.385120</text:p>
          </table:table-cell>
          <table:table-cell office:value-type="float" office:value="1.364169" calcext:value-type="float">
            <text:p>1.364169</text:p>
          </table:table-cell>
          <table:table-cell office:value-type="string" calcext:value-type="string">
            <text:p>TR 342 705</text:p>
          </table:table-cell>
          <table:table-cell office:value-type="float" office:value="179" calcext:value-type="float">
            <text:p>17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rgate@yha.org.uk</text:p>
          </table:table-cell>
          <table:table-cell office:value-type="string" calcext:value-type="string">
            <text:p>http://www.yha.org.uk/hostel/margate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351 Capstone Road, Gillingha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3JE</text:p>
          </table:table-cell>
          <table:table-cell office:value-type="string" calcext:value-type="string">
            <text:p>0845 371 9649</text:p>
          </table:table-cell>
          <table:table-cell office:value-type="float" office:value="51.357857" calcext:value-type="float">
            <text:p>51.357857</text:p>
          </table:table-cell>
          <table:table-cell office:value-type="float" office:value="0.558034" calcext:value-type="float">
            <text:p>0.558034</text:p>
          </table:table-cell>
          <table:table-cell office:value-type="string" calcext:value-type="string">
            <text:p>TQ 782 652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medway@yha.org.uk</text:p>
          </table:table-cell>
          <table:table-cell office:value-type="string" calcext:value-type="string">
            <text:p>http://www.yha.org.uk/hostel/medway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Vicarage Road, Bradwell Village, Milton Keynes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MK13 9AG</text:p>
          </table:table-cell>
          <table:table-cell office:value-type="string" calcext:value-type="string">
            <text:p>0845 371 9307</text:p>
          </table:table-cell>
          <table:table-cell office:value-type="float" office:value="52.04795" calcext:value-type="float">
            <text:p>52.047950</text:p>
          </table:table-cell>
          <table:table-cell office:value-type="float" office:value="-0.789" calcext:value-type="float">
            <text:p>-0.789000</text:p>
          </table:table-cell>
          <table:table-cell office:value-type="string" calcext:value-type="string">
            <text:p>SP 831 395</text:p>
          </table:table-cell>
          <table:table-cell office:value-type="float" office:value="152" calcext:value-type="float">
            <text:p>15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iltonkeynes@yha.org.uk</text:p>
          </table:table-cell>
          <table:table-cell office:value-type="string" calcext:value-type="string">
            <text:p>http://www.yha.org.uk/hostel/milton-keynes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Cott Lane, Burley Ringwoo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4 4BB</text:p>
          </table:table-cell>
          <table:table-cell office:value-type="string" calcext:value-type="string">
            <text:p>0845 371 9309</text:p>
          </table:table-cell>
          <table:table-cell office:value-type="float" office:value="50.82438" calcext:value-type="float">
            <text:p>50.824380</text:p>
          </table:table-cell>
          <table:table-cell office:value-type="float" office:value="-1.687614" calcext:value-type="float">
            <text:p>-1.687614</text:p>
          </table:table-cell>
          <table:table-cell office:value-type="string" calcext:value-type="string">
            <text:p>SU 220 02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burley@yha.org.uk</text:p>
          </table:table-cell>
          <table:table-cell office:value-type="string" calcext:value-type="string">
            <text:p>http://www.yha.org.uk/hostel/new-forest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2a Botley Road, Oxford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2 0AB</text:p>
          </table:table-cell>
          <table:table-cell office:value-type="string" calcext:value-type="string">
            <text:p>0845 371 9131</text:p>
          </table:table-cell>
          <table:table-cell office:value-type="float" office:value="51.752897" calcext:value-type="float">
            <text:p>51.752897</text:p>
          </table:table-cell>
          <table:table-cell office:value-type="float" office:value="-1.266399" calcext:value-type="float">
            <text:p>-1.266399</text:p>
          </table:table-cell>
          <table:table-cell office:value-type="string" calcext:value-type="string">
            <text:p>SP 507 063</text:p>
          </table:table-cell>
          <table:table-cell office:value-type="float" office:value="164" calcext:value-type="float">
            <text:p>16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oxford@yha.org.uk</text:p>
          </table:table-cell>
          <table:table-cell office:value-type="string" calcext:value-type="string">
            <text:p>http://www.yha.org.uk/hostel/oxford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Puttenham Camping Barn</text:p>
          </table:table-cell>
          <table:table-cell office:value-type="string" calcext:value-type="string">
            <text:p>The Street, Puttenham, Nr Guildfo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3 1AR</text:p>
          </table:table-cell>
          <table:table-cell office:value-type="string" calcext:value-type="string">
            <text:p>0800 0191 700</text:p>
          </table:table-cell>
          <table:table-cell office:value-type="float" office:value="51.22267" calcext:value-type="float">
            <text:p>51.222670</text:p>
          </table:table-cell>
          <table:table-cell office:value-type="float" office:value="-0.66596" calcext:value-type="float">
            <text:p>-0.665960</text:p>
          </table:table-cell>
          <table:table-cell office:value-type="string" calcext:value-type="string">
            <text:p>SU 933 47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puttenham-camping-barn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South Downs</text:p>
          </table:table-cell>
          <table:table-cell office:value-type="string" calcext:value-type="string">
            <text:p>Itford Farm, Beddingham, Lewes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8 6JS</text:p>
          </table:table-cell>
          <table:table-cell/>
          <table:table-cell office:value-type="float" office:value="50.831591" calcext:value-type="float">
            <text:p>50.831591</text:p>
          </table:table-cell>
          <table:table-cell office:value-type="float" office:value="0.034021" calcext:value-type="float">
            <text:p>0.034021</text:p>
          </table:table-cell>
          <table:table-cell office:value-type="string" calcext:value-type="string">
            <text:p>TQ 433 055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southdowns@yha.org.uk</text:p>
          </table:table-cell>
          <table:table-cell office:value-type="string" calcext:value-type="string">
            <text:p>http://www.yha.org.uk/hostel/south-downs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Streatley</text:p>
          </table:table-cell>
          <table:table-cell office:value-type="string" calcext:value-type="string">
            <text:p>Reading Road, Streatley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8 9JJ</text:p>
          </table:table-cell>
          <table:table-cell office:value-type="string" calcext:value-type="string">
            <text:p>0845 371 9044</text:p>
          </table:table-cell>
          <table:table-cell office:value-type="float" office:value="51.521815" calcext:value-type="float">
            <text:p>51.521815</text:p>
          </table:table-cell>
          <table:table-cell office:value-type="float" office:value="-1.148734" calcext:value-type="float">
            <text:p>-1.148734</text:p>
          </table:table-cell>
          <table:table-cell office:value-type="string" calcext:value-type="string">
            <text:p>SU 592 807</text:p>
          </table:table-cell>
          <table:table-cell office:value-type="float" office:value="174" calcext:value-type="float">
            <text:p>174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streatley@yha.org.uk</text:p>
          </table:table-cell>
          <table:table-cell office:value-type="string" calcext:value-type="string">
            <text:p>http://www.yha.org.uk/hostel/streatley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Tanners Hatch</text:p>
          </table:table-cell>
          <table:table-cell office:value-type="string" calcext:value-type="string">
            <text:p>Ranmore Common Road, Dorking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RH5 6BE</text:p>
          </table:table-cell>
          <table:table-cell office:value-type="string" calcext:value-type="string">
            <text:p>0845 371 9542</text:p>
          </table:table-cell>
          <table:table-cell office:value-type="float" office:value="51.252025" calcext:value-type="float">
            <text:p>51.252025</text:p>
          </table:table-cell>
          <table:table-cell office:value-type="float" office:value="-0.367452" calcext:value-type="float">
            <text:p>-0.367452</text:p>
          </table:table-cell>
          <table:table-cell office:value-type="string" calcext:value-type="string">
            <text:p>TQ 140 516</text:p>
          </table:table-cell>
          <table:table-cell office:value-type="float" office:value="187" calcext:value-type="float">
            <text:p>18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nners@yha.org.uk</text:p>
          </table:table-cell>
          <table:table-cell office:value-type="string" calcext:value-type="string">
            <text:p>http://www.yha.org.uk/hostel/tanners-hatch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Telscombe</text:p>
          </table:table-cell>
          <table:table-cell office:value-type="string" calcext:value-type="string">
            <text:p>Bank Cottages, Telscombe, Lewes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7 3HZ</text:p>
          </table:table-cell>
          <table:table-cell office:value-type="string" calcext:value-type="string">
            <text:p>0845 371 9663</text:p>
          </table:table-cell>
          <table:table-cell office:value-type="float" office:value="50.812445" calcext:value-type="float">
            <text:p>50.812445</text:p>
          </table:table-cell>
          <table:table-cell office:value-type="float" office:value="-0.006569" calcext:value-type="float">
            <text:p>-0.006569</text:p>
          </table:table-cell>
          <table:table-cell office:value-type="string" calcext:value-type="string">
            <text:p>TQ 405 033</text:p>
          </table:table-cell>
          <table:table-cell office:value-type="float" office:value="198" calcext:value-type="float">
            <text:p>19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elscombe@yha.org.uk</text:p>
          </table:table-cell>
          <table:table-cell office:value-type="string" calcext:value-type="string">
            <text:p>http://www.yha.org.uk/hostel/telscombe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Totland</text:p>
          </table:table-cell>
          <table:table-cell office:value-type="string" calcext:value-type="string">
            <text:p>Hurst Hill, Totland Bay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9 0HD</text:p>
          </table:table-cell>
          <table:table-cell office:value-type="string" calcext:value-type="string">
            <text:p>01983 752 165</text:p>
          </table:table-cell>
          <table:table-cell office:value-type="float" office:value="50.677089" calcext:value-type="float">
            <text:p>50.677089</text:p>
          </table:table-cell>
          <table:table-cell office:value-type="float" office:value="-1.541704" calcext:value-type="float">
            <text:p>-1.541704</text:p>
          </table:table-cell>
          <table:table-cell office:value-type="string" calcext:value-type="string">
            <text:p>SZ 325 865</text:p>
          </table:table-cell>
          <table:table-cell office:value-type="float" office:value="196" calcext:value-type="float">
            <text:p>19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otland@yha.org.uk</text:p>
          </table:table-cell>
          <table:table-cell office:value-type="string" calcext:value-type="string">
            <text:p>http://www.yha.org.uk/hostel/totland</text:p>
          </table:table-cell>
          <table:table-cell/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Truleigh Hill</text:p>
          </table:table-cell>
          <table:table-cell office:value-type="string" calcext:value-type="string">
            <text:p>Tottington Barn, Shoreham-by-Sea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43 5FB</text:p>
          </table:table-cell>
          <table:table-cell office:value-type="string" calcext:value-type="string">
            <text:p>0845 371 9047</text:p>
          </table:table-cell>
          <table:table-cell office:value-type="float" office:value="50.882035" calcext:value-type="float">
            <text:p>50.882035</text:p>
          </table:table-cell>
          <table:table-cell office:value-type="float" office:value="-0.26273" calcext:value-type="float">
            <text:p>-0.262730</text:p>
          </table:table-cell>
          <table:table-cell office:value-type="string" calcext:value-type="string">
            <text:p>TQ 223 106</text:p>
          </table:table-cell>
          <table:table-cell office:value-type="float" office:value="198" calcext:value-type="float">
            <text:p>198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ruleigh@yha.org.uk</text:p>
          </table:table-cell>
          <table:table-cell office:value-type="string" calcext:value-type="string">
            <text:p>http://www.yha.org.uk/hostel/truleigh-hill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Bathwick Hill, Bath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2 6JZ</text:p>
          </table:table-cell>
          <table:table-cell office:value-type="string" calcext:value-type="string">
            <text:p>0845 3719303</text:p>
          </table:table-cell>
          <table:table-cell office:value-type="float" office:value="51.379157" calcext:value-type="float">
            <text:p>51.379157</text:p>
          </table:table-cell>
          <table:table-cell office:value-type="float" office:value="-2.340667" calcext:value-type="float">
            <text:p>-2.340667</text:p>
          </table:table-cell>
          <table:table-cell office:value-type="string" calcext:value-type="string">
            <text:p>ST 764 645</text:p>
          </table:table-cell>
          <table:table-cell office:value-type="float" office:value="172" calcext:value-type="float">
            <text:p>172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bath@yha.org.uk</text:p>
          </table:table-cell>
          <table:table-cell office:value-type="string" calcext:value-type="string">
            <text:p>http://www.yha.org.uk/hostel/bath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ovey Combe, Beer, Sea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12 3LL</text:p>
          </table:table-cell>
          <table:table-cell office:value-type="string" calcext:value-type="string">
            <text:p>0845 371 9502</text:p>
          </table:table-cell>
          <table:table-cell office:value-type="float" office:value="50.7015" calcext:value-type="float">
            <text:p>50.701500</text:p>
          </table:table-cell>
          <table:table-cell office:value-type="float" office:value="-3.101095" calcext:value-type="float">
            <text:p>-3.101095</text:p>
          </table:table-cell>
          <table:table-cell office:value-type="string" calcext:value-type="string">
            <text:p>SY 223 897</text:p>
          </table:table-cell>
          <table:table-cell office:value-type="float" office:value="192" calcext:value-type="float">
            <text:p>19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beer@yha.org.uk</text:p>
          </table:table-cell>
          <table:table-cell office:value-type="string" calcext:value-type="string">
            <text:p>http://www.yha.org.uk/hostel/beer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Boscastle</text:p>
          </table:table-cell>
          <table:table-cell office:value-type="string" calcext:value-type="string">
            <text:p>Palace Stables, Boscastl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5 0HD</text:p>
          </table:table-cell>
          <table:table-cell office:value-type="string" calcext:value-type="string">
            <text:p>0845 371 9006</text:p>
          </table:table-cell>
          <table:table-cell office:value-type="float" office:value="50.69074" calcext:value-type="float">
            <text:p>50.690740</text:p>
          </table:table-cell>
          <table:table-cell office:value-type="float" office:value="-4.695582" calcext:value-type="float">
            <text:p>-4.695582</text:p>
          </table:table-cell>
          <table:table-cell office:value-type="string" calcext:value-type="string">
            <text:p>SX 097 914</text:p>
          </table:table-cell>
          <table:table-cell office:value-type="float" office:value="190" calcext:value-type="float">
            <text:p>19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boscastle@yha.org.uk</text:p>
          </table:table-cell>
          <table:table-cell office:value-type="string" calcext:value-type="string">
            <text:p>http://www.yha.org.uk/hostel/boscastl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Boswinger</text:p>
          </table:table-cell>
          <table:table-cell office:value-type="string" calcext:value-type="string">
            <text:p>Boswinger, Gorran, St Austell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26 6LL</text:p>
          </table:table-cell>
          <table:table-cell office:value-type="string" calcext:value-type="string">
            <text:p>0845 371 9107</text:p>
          </table:table-cell>
          <table:table-cell office:value-type="float" office:value="50.235406" calcext:value-type="float">
            <text:p>50.235406</text:p>
          </table:table-cell>
          <table:table-cell office:value-type="float" office:value="-4.818937" calcext:value-type="float">
            <text:p>-4.818937</text:p>
          </table:table-cell>
          <table:table-cell office:value-type="string" calcext:value-type="string">
            <text:p>SW 991 411</text:p>
          </table:table-cell>
          <table:table-cell office:value-type="float" office:value="105" calcext:value-type="float">
            <text:p>10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boswinger@yha.org.uk</text:p>
          </table:table-cell>
          <table:table-cell office:value-type="string" calcext:value-type="string">
            <text:p>http://www.yha.org.uk/hostel/boswinger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14 Narrow Quay, Bristol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1 4QA</text:p>
          </table:table-cell>
          <table:table-cell office:value-type="string" calcext:value-type="string">
            <text:p>0845 371 9726</text:p>
          </table:table-cell>
          <table:table-cell office:value-type="float" office:value="51.449822" calcext:value-type="float">
            <text:p>51.449822</text:p>
          </table:table-cell>
          <table:table-cell office:value-type="float" office:value="-2.597445" calcext:value-type="float">
            <text:p>-2.597445</text:p>
          </table:table-cell>
          <table:table-cell office:value-type="string" calcext:value-type="string">
            <text:p>ST 586 725</text:p>
          </table:table-cell>
          <table:table-cell office:value-type="float" office:value="172" calcext:value-type="float">
            <text:p>17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bristol@yha.org.uk</text:p>
          </table:table-cell>
          <table:table-cell office:value-type="string" calcext:value-type="string">
            <text:p>http://www.yha.org.uk/hostel/bristol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Hillfield, Cheddar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S27 3HN</text:p>
          </table:table-cell>
          <table:table-cell office:value-type="string" calcext:value-type="string">
            <text:p>0845 371 9730</text:p>
          </table:table-cell>
          <table:table-cell office:value-type="float" office:value="51.277688" calcext:value-type="float">
            <text:p>51.277688</text:p>
          </table:table-cell>
          <table:table-cell office:value-type="float" office:value="-2.781934" calcext:value-type="float">
            <text:p>-2.781934</text:p>
          </table:table-cell>
          <table:table-cell office:value-type="string" calcext:value-type="string">
            <text:p>ST 456 535</text:p>
          </table:table-cell>
          <table:table-cell office:value-type="float" office:value="182" calcext:value-type="float">
            <text:p>182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heddar@yha.org.uk</text:p>
          </table:table-cell>
          <table:table-cell office:value-type="string" calcext:value-type="string">
            <text:p>http://www.yha.org.uk/hostel/cheddar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Cholderton</text:p>
          </table:table-cell>
          <table:table-cell office:value-type="string" calcext:value-type="string">
            <text:p>Beacon House, Amesbury Road, Cholderton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P4 0EW</text:p>
          </table:table-cell>
          <table:table-cell office:value-type="string" calcext:value-type="string">
            <text:p>01980 629438</text:p>
          </table:table-cell>
          <table:table-cell office:value-type="float" office:value="51.180234" calcext:value-type="float">
            <text:p>51.180234</text:p>
          </table:table-cell>
          <table:table-cell office:value-type="float" office:value="-1.701599" calcext:value-type="float">
            <text:p>-1.701599</text:p>
          </table:table-cell>
          <table:table-cell office:value-type="string" calcext:value-type="string">
            <text:p>SU 210 424</text:p>
          </table:table-cell>
          <table:table-cell office:value-type="float" office:value="184" calcext:value-type="float">
            <text:p>18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holdertonstonehenge@yha.org.uk</text:p>
          </table:table-cell>
          <table:table-cell office:value-type="string" calcext:value-type="string">
            <text:p>http://www.yha.org.uk/hostel/cholderto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Coverack</text:p>
          </table:table-cell>
          <table:table-cell office:value-type="string" calcext:value-type="string">
            <text:p>Parc Behan, School Hill, Coverack, Helsto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2 6SA</text:p>
          </table:table-cell>
          <table:table-cell office:value-type="string" calcext:value-type="string">
            <text:p>0845 371 9014</text:p>
          </table:table-cell>
          <table:table-cell office:value-type="float" office:value="50.021776" calcext:value-type="float">
            <text:p>50.021776</text:p>
          </table:table-cell>
          <table:table-cell office:value-type="float" office:value="-5.096964" calcext:value-type="float">
            <text:p>-5.096964</text:p>
          </table:table-cell>
          <table:table-cell office:value-type="string" calcext:value-type="string">
            <text:p>SW 783 181</text:p>
          </table:table-cell>
          <table:table-cell office:value-type="float" office:value="204" calcext:value-type="float">
            <text:p>20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overack@yha.org.uk</text:p>
          </table:table-cell>
          <table:table-cell office:value-type="string" calcext:value-type="string">
            <text:p>http://www.yha.org.uk/hostel/coverack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Dartmoor</text:p>
          </table:table-cell>
          <table:table-cell office:value-type="string" calcext:value-type="string">
            <text:p>Bellever, Postbridge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PL20 6TU</text:p>
          </table:table-cell>
          <table:table-cell office:value-type="string" calcext:value-type="string">
            <text:p>0845 371 9622</text:p>
          </table:table-cell>
          <table:table-cell office:value-type="float" office:value="50.580648" calcext:value-type="float">
            <text:p>50.580648</text:p>
          </table:table-cell>
          <table:table-cell office:value-type="float" office:value="-3.901563" calcext:value-type="float">
            <text:p>-3.901563</text:p>
          </table:table-cell>
          <table:table-cell office:value-type="string" calcext:value-type="string">
            <text:p>SX 655 774</text:p>
          </table:table-cell>
          <table:table-cell office:value-type="float" office:value="191" calcext:value-type="float">
            <text:p>19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dartmoor@yha.org.uk</text:p>
          </table:table-cell>
          <table:table-cell office:value-type="string" calcext:value-type="string">
            <text:p>http://www.yha.org.uk/hostel/dartmoor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Elmscott Bunkhouse</text:p>
          </table:table-cell>
          <table:table-cell office:value-type="string" calcext:value-type="string">
            <text:p>Hartland, Bideford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6ES</text:p>
          </table:table-cell>
          <table:table-cell office:value-type="string" calcext:value-type="string">
            <text:p>0845 3719736</text:p>
          </table:table-cell>
          <table:table-cell office:value-type="float" office:value="50.967488" calcext:value-type="float">
            <text:p>50.967488</text:p>
          </table:table-cell>
          <table:table-cell office:value-type="float" office:value="-4.520579" calcext:value-type="float">
            <text:p>-4.520579</text:p>
          </table:table-cell>
          <table:table-cell office:value-type="string" calcext:value-type="string">
            <text:p>SS 231 217</text:p>
          </table:table-cell>
          <table:table-cell office:value-type="float" office:value="190" calcext:value-type="float">
            <text:p>19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elmscott@yha.org.uk</text:p>
          </table:table-cell>
          <table:table-cell office:value-type="string" calcext:value-type="string">
            <text:p>http://www.yha.org.uk/hostel/elmscott-bunkhous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Exford</text:p>
          </table:table-cell>
          <table:table-cell office:value-type="string" calcext:value-type="string">
            <text:p>Exe Mead, Exford, Minehead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TA24 7PU</text:p>
          </table:table-cell>
          <table:table-cell office:value-type="string" calcext:value-type="string">
            <text:p>0845 371 9634</text:p>
          </table:table-cell>
          <table:table-cell office:value-type="float" office:value="51.132639" calcext:value-type="float">
            <text:p>51.132639</text:p>
          </table:table-cell>
          <table:table-cell office:value-type="float" office:value="-3.640911" calcext:value-type="float">
            <text:p>-3.640911</text:p>
          </table:table-cell>
          <table:table-cell office:value-type="string" calcext:value-type="string">
            <text:p>SS 853 383</text:p>
          </table:table-cell>
          <table:table-cell office:value-type="float" office:value="181" calcext:value-type="float">
            <text:p>18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exford@yha.org.uk</text:p>
          </table:table-cell>
          <table:table-cell office:value-type="string" calcext:value-type="string">
            <text:p>http://www.yha.org.uk/hostel/exford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Golant</text:p>
          </table:table-cell>
          <table:table-cell office:value-type="string" calcext:value-type="string">
            <text:p>Penquite House, Golant, Fowe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23 1LA</text:p>
          </table:table-cell>
          <table:table-cell office:value-type="string" calcext:value-type="string">
            <text:p>0845 371 9019</text:p>
          </table:table-cell>
          <table:table-cell office:value-type="float" office:value="50.370564" calcext:value-type="float">
            <text:p>50.370564</text:p>
          </table:table-cell>
          <table:table-cell office:value-type="float" office:value="-4.647682" calcext:value-type="float">
            <text:p>-4.647682</text:p>
          </table:table-cell>
          <table:table-cell office:value-type="string" calcext:value-type="string">
            <text:p>SX 118 556</text:p>
          </table:table-cell>
          <table:table-cell office:value-type="float" office:value="200" calcext:value-type="float">
            <text:p>20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olant@yha.org.uk</text:p>
          </table:table-cell>
          <table:table-cell office:value-type="string" calcext:value-type="string">
            <text:p>http://www.yha.org.uk/hostel/golant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Great Hound Tor Camping Barn</text:p>
          </table:table-cell>
          <table:table-cell office:value-type="string" calcext:value-type="string">
            <text:p>Great Hound Tor, Manaton, Newton Abbot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13 9UW</text:p>
          </table:table-cell>
          <table:table-cell office:value-type="string" calcext:value-type="string">
            <text:p>0800 0191 700</text:p>
          </table:table-cell>
          <table:table-cell office:value-type="float" office:value="50.60211" calcext:value-type="float">
            <text:p>50.602110</text:p>
          </table:table-cell>
          <table:table-cell office:value-type="float" office:value="-3.769104" calcext:value-type="float">
            <text:p>-3.769104</text:p>
          </table:table-cell>
          <table:table-cell office:value-type="string" calcext:value-type="string">
            <text:p>SX 749 795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great-hound-tor-camping-bar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Jersey - Durrell Wildlife Hostel</text:p>
          </table:table-cell>
          <table:table-cell office:value-type="string" calcext:value-type="string">
            <text:p>Les Noyers Residence, La Profonde Rue, Trinit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3 5BP</text:p>
          </table:table-cell>
          <table:table-cell office:value-type="string" calcext:value-type="string">
            <text:p>1534860025</text:p>
          </table:table-cell>
          <table:table-cell office:value-type="float" office:value="49.2295713617222" calcext:value-type="float">
            <text:p>49.229571</text:p>
          </table:table-cell>
          <table:table-cell office:value-type="float" office:value="-2.07512899987796" calcext:value-type="float">
            <text:p>-2.075129</text:p>
          </table:table-cell>
          <table:table-cell office:value-type="string" calcext:value-type="string">
            <text:p>XD 946 254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string" calcext:value-type="string">
            <text:p>hostelbookings@durrell.org</text:p>
          </table:table-cell>
          <table:table-cell office:value-type="string" calcext:value-type="string">
            <text:p>http://www.yha.org.uk/hostel/jersey-durrell-wildlife-hostel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Lands End</text:p>
          </table:table-cell>
          <table:table-cell office:value-type="string" calcext:value-type="string">
            <text:p>Letcha Vean, St Just-in-Penwith, Penzanc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9 7NT</text:p>
          </table:table-cell>
          <table:table-cell office:value-type="string" calcext:value-type="string">
            <text:p>0845 371 9643</text:p>
          </table:table-cell>
          <table:table-cell office:value-type="float" office:value="50.115914" calcext:value-type="float">
            <text:p>50.115914</text:p>
          </table:table-cell>
          <table:table-cell office:value-type="float" office:value="-5.688407" calcext:value-type="float">
            <text:p>-5.688407</text:p>
          </table:table-cell>
          <table:table-cell office:value-type="string" calcext:value-type="string">
            <text:p>SW 364 305</text:p>
          </table:table-cell>
          <table:table-cell office:value-type="float" office:value="203" calcext:value-type="float">
            <text:p>20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andsend@yha.org.uk</text:p>
          </table:table-cell>
          <table:table-cell office:value-type="string" calcext:value-type="string">
            <text:p>http://www.yha.org.uk/hostel/lands-end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Litton Cheney</text:p>
          </table:table-cell>
          <table:table-cell office:value-type="string" calcext:value-type="string">
            <text:p>Litton Cheney, Dorchester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DT2 9AT</text:p>
          </table:table-cell>
          <table:table-cell office:value-type="string" calcext:value-type="string">
            <text:p>0845 371 9329</text:p>
          </table:table-cell>
          <table:table-cell office:value-type="float" office:value="50.707703" calcext:value-type="float">
            <text:p>50.707703</text:p>
          </table:table-cell>
          <table:table-cell office:value-type="float" office:value="-2.640401" calcext:value-type="float">
            <text:p>-2.640401</text:p>
          </table:table-cell>
          <table:table-cell office:value-type="string" calcext:value-type="string">
            <text:p>SY 549 900</text:p>
          </table:table-cell>
          <table:table-cell office:value-type="float" office:value="194" calcext:value-type="float">
            <text:p>194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littoncheney@yha.org.uk</text:p>
          </table:table-cell>
          <table:table-cell office:value-type="string" calcext:value-type="string">
            <text:p>http://www.yha.org.uk/hostel/litton-cheney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Lizard Point</text:p>
          </table:table-cell>
          <table:table-cell office:value-type="string" calcext:value-type="string">
            <text:p>The Polbrean, Lizard Point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2 7NT</text:p>
          </table:table-cell>
          <table:table-cell office:value-type="string" calcext:value-type="string">
            <text:p>0845 371 9550</text:p>
          </table:table-cell>
          <table:table-cell office:value-type="float" office:value="49.960124" calcext:value-type="float">
            <text:p>49.960124</text:p>
          </table:table-cell>
          <table:table-cell office:value-type="float" office:value="-5.203534" calcext:value-type="float">
            <text:p>-5.203534</text:p>
          </table:table-cell>
          <table:table-cell office:value-type="string" calcext:value-type="string">
            <text:p>SW 703 116</text:p>
          </table:table-cell>
          <table:table-cell office:value-type="float" office:value="204" calcext:value-type="float">
            <text:p>20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izard@yha.org.uk</text:p>
          </table:table-cell>
          <table:table-cell office:value-type="string" calcext:value-type="string">
            <text:p>http://www.yha.org.uk/hostel/lizard-point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Lulworth Cove</text:p>
          </table:table-cell>
          <table:table-cell office:value-type="string" calcext:value-type="string">
            <text:p>School Lane, West Lulworth, Wareham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20 5SA</text:p>
          </table:table-cell>
          <table:table-cell office:value-type="string" calcext:value-type="string">
            <text:p>0845 371 9331</text:p>
          </table:table-cell>
          <table:table-cell office:value-type="float" office:value="50.62509" calcext:value-type="float">
            <text:p>50.625090</text:p>
          </table:table-cell>
          <table:table-cell office:value-type="float" office:value="-2.240025" calcext:value-type="float">
            <text:p>-2.240025</text:p>
          </table:table-cell>
          <table:table-cell office:value-type="string" calcext:value-type="string">
            <text:p>SY 831 806</text:p>
          </table:table-cell>
          <table:table-cell office:value-type="float" office:value="194" calcext:value-type="float">
            <text:p>19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ulworth@yha.org.uk</text:p>
          </table:table-cell>
          <table:table-cell office:value-type="string" calcext:value-type="string">
            <text:p>http://www.yha.org.uk/hostel/lulworth-cov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Lydford Camping Barn</text:p>
          </table:table-cell>
          <table:table-cell office:value-type="string" calcext:value-type="string">
            <text:p>Fox and Hounds Hotel, Bridestowe, Okehamp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4HF</text:p>
          </table:table-cell>
          <table:table-cell office:value-type="string" calcext:value-type="string">
            <text:p>0800 0191 700</text:p>
          </table:table-cell>
          <table:table-cell office:value-type="float" office:value="50.66106" calcext:value-type="float">
            <text:p>50.661060</text:p>
          </table:table-cell>
          <table:table-cell office:value-type="float" office:value="-4.08771" calcext:value-type="float">
            <text:p>-4.087710</text:p>
          </table:table-cell>
          <table:table-cell office:value-type="string" calcext:value-type="string">
            <text:p>SX 525 867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lydford-camping-bar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Minehead</text:p>
          </table:table-cell>
          <table:table-cell office:value-type="string" calcext:value-type="string">
            <text:p>Alcombe Combe, Minehead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TA24 6EW</text:p>
          </table:table-cell>
          <table:table-cell office:value-type="string" calcext:value-type="string">
            <text:p>0845 371 9033</text:p>
          </table:table-cell>
          <table:table-cell office:value-type="float" office:value="51.18786" calcext:value-type="float">
            <text:p>51.187860</text:p>
          </table:table-cell>
          <table:table-cell office:value-type="float" office:value="-3.470875" calcext:value-type="float">
            <text:p>-3.470875</text:p>
          </table:table-cell>
          <table:table-cell office:value-type="string" calcext:value-type="string">
            <text:p>SS 973 442</text:p>
          </table:table-cell>
          <table:table-cell office:value-type="float" office:value="181" calcext:value-type="float">
            <text:p>181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inehead@yha.org.uk</text:p>
          </table:table-cell>
          <table:table-cell office:value-type="string" calcext:value-type="string">
            <text:p>http://www.yha.org.uk/hostel/minehead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Mullacott Camping Barn</text:p>
          </table:table-cell>
          <table:table-cell office:value-type="string" calcext:value-type="string">
            <text:p>Mullacott farm, Mullacott Cross, Ilfracombe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4 8NA</text:p>
          </table:table-cell>
          <table:table-cell office:value-type="string" calcext:value-type="string">
            <text:p>0800 0191 700</text:p>
          </table:table-cell>
          <table:table-cell office:value-type="float" office:value="51.18719" calcext:value-type="float">
            <text:p>51.187190</text:p>
          </table:table-cell>
          <table:table-cell office:value-type="float" office:value="-4.12881" calcext:value-type="float">
            <text:p>-4.128810</text:p>
          </table:table-cell>
          <table:table-cell office:value-type="string" calcext:value-type="string">
            <text:p>SS 513 45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mullacott-camping-bar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Northcombe Camping Barns</text:p>
          </table:table-cell>
          <table:table-cell office:value-type="string" calcext:value-type="string">
            <text:p>Northcombe Farm, Hollam, Dulvert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TA22 9SH</text:p>
          </table:table-cell>
          <table:table-cell office:value-type="string" calcext:value-type="string">
            <text:p>0800 0191 700</text:p>
          </table:table-cell>
          <table:table-cell office:value-type="float" office:value="51.051646" calcext:value-type="float">
            <text:p>51.051646</text:p>
          </table:table-cell>
          <table:table-cell office:value-type="float" office:value="-3.54578" calcext:value-type="float">
            <text:p>-3.545780</text:p>
          </table:table-cell>
          <table:table-cell office:value-type="string" calcext:value-type="string">
            <text:p>SS 918 29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northcombe-camping-barns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Okehampton</text:p>
          </table:table-cell>
          <table:table-cell office:value-type="string" calcext:value-type="string">
            <text:p>Klondyke road, Okehamp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1EW</text:p>
          </table:table-cell>
          <table:table-cell office:value-type="string" calcext:value-type="string">
            <text:p>01837 53916</text:p>
          </table:table-cell>
          <table:table-cell office:value-type="float" office:value="50.732191" calcext:value-type="float">
            <text:p>50.732191</text:p>
          </table:table-cell>
          <table:table-cell office:value-type="float" office:value="-3.996212" calcext:value-type="float">
            <text:p>-3.996212</text:p>
          </table:table-cell>
          <table:table-cell office:value-type="string" calcext:value-type="string">
            <text:p>SX 592 944</text:p>
          </table:table-cell>
          <table:table-cell office:value-type="float" office:value="191" calcext:value-type="float">
            <text:p>19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okehampton@yha.org.uk</text:p>
          </table:table-cell>
          <table:table-cell office:value-type="string" calcext:value-type="string">
            <text:p>http://www.yha.org.uk/hostel/okehampto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Okehampton Bracken Tor</text:p>
          </table:table-cell>
          <table:table-cell office:value-type="string" calcext:value-type="string">
            <text:p>Bracken Tor, Saxongate, Okehamp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1QW</text:p>
          </table:table-cell>
          <table:table-cell office:value-type="string" calcext:value-type="string">
            <text:p>0844 293 0555</text:p>
          </table:table-cell>
          <table:table-cell office:value-type="float" office:value="50.72727" calcext:value-type="float">
            <text:p>50.727270</text:p>
          </table:table-cell>
          <table:table-cell office:value-type="float" office:value="-4.0014" calcext:value-type="float">
            <text:p>-4.001400</text:p>
          </table:table-cell>
          <table:table-cell office:value-type="string" calcext:value-type="string">
            <text:p>SX 588 939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brackentor@yha.org.uk</text:p>
          </table:table-cell>
          <table:table-cell office:value-type="string" calcext:value-type="string">
            <text:p>http://www.yha.org.uk/hostel/okehampton-bracken-tor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Penzance</text:p>
          </table:table-cell>
          <table:table-cell office:value-type="string" calcext:value-type="string">
            <text:p>Castle Horneck, Penzanc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20 8TF</text:p>
          </table:table-cell>
          <table:table-cell office:value-type="string" calcext:value-type="string">
            <text:p>0845 371 9653</text:p>
          </table:table-cell>
          <table:table-cell office:value-type="float" office:value="50.117926" calcext:value-type="float">
            <text:p>50.117926</text:p>
          </table:table-cell>
          <table:table-cell office:value-type="float" office:value="-5.557929" calcext:value-type="float">
            <text:p>-5.557929</text:p>
          </table:table-cell>
          <table:table-cell office:value-type="string" calcext:value-type="string">
            <text:p>SW 458 303</text:p>
          </table:table-cell>
          <table:table-cell office:value-type="float" office:value="203" calcext:value-type="float">
            <text:p>20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enzance@yha.org.uk</text:p>
          </table:table-cell>
          <table:table-cell office:value-type="string" calcext:value-type="string">
            <text:p>http://www.yha.org.uk/hostel/penzanc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Perranporth</text:p>
          </table:table-cell>
          <table:table-cell office:value-type="string" calcext:value-type="string">
            <text:p>Droskyn Point, Perranpor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6 0GS</text:p>
          </table:table-cell>
          <table:table-cell office:value-type="string" calcext:value-type="string">
            <text:p>0845 371 9755</text:p>
          </table:table-cell>
          <table:table-cell office:value-type="float" office:value="50.3461" calcext:value-type="float">
            <text:p>50.346100</text:p>
          </table:table-cell>
          <table:table-cell office:value-type="float" office:value="-5.16171" calcext:value-type="float">
            <text:p>-5.161710</text:p>
          </table:table-cell>
          <table:table-cell office:value-type="string" calcext:value-type="string">
            <text:p>SW 752 544</text:p>
          </table:table-cell>
          <table:table-cell office:value-type="float" office:value="204" calcext:value-type="float">
            <text:p>20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erranporth@yha.org.uk</text:p>
          </table:table-cell>
          <table:table-cell office:value-type="string" calcext:value-type="string">
            <text:p>http://www.yha.org.uk/hostel/perranporth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Pinkery Bunkhouse</text:p>
          </table:table-cell>
          <table:table-cell office:value-type="string" calcext:value-type="string">
            <text:p>Pinkery Centre, Simonsbath, Minehead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TA24 7LL</text:p>
          </table:table-cell>
          <table:table-cell office:value-type="string" calcext:value-type="string">
            <text:p>01643 831437</text:p>
          </table:table-cell>
          <table:table-cell office:value-type="float" office:value="51.155158" calcext:value-type="float">
            <text:p>51.155158</text:p>
          </table:table-cell>
          <table:table-cell office:value-type="float" office:value="-3.827394" calcext:value-type="float">
            <text:p>-3.827394</text:p>
          </table:table-cell>
          <table:table-cell office:value-type="string" calcext:value-type="string">
            <text:p>SS 723 4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inkery@yha.org.uk</text:p>
          </table:table-cell>
          <table:table-cell office:value-type="string" calcext:value-type="string">
            <text:p>http://www.yha.org.uk/hostel/pinkery-bunkhous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Plymouth University</text:p>
          </table:table-cell>
          <table:table-cell office:value-type="string" calcext:value-type="string">
            <text:p>Plymouth University, Gibbon Street, Plymouth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PL4 8BT</text:p>
          </table:table-cell>
          <table:table-cell office:value-type="string" calcext:value-type="string">
            <text:p>01752 588 599</text:p>
          </table:table-cell>
          <table:table-cell office:value-type="float" office:value="50.374115" calcext:value-type="float">
            <text:p>50.374115</text:p>
          </table:table-cell>
          <table:table-cell office:value-type="float" office:value="-4.1357937" calcext:value-type="float">
            <text:p>-4.135794</text:p>
          </table:table-cell>
          <table:table-cell office:value-type="string" calcext:value-type="string">
            <text:p>SX 482 54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summeraccommodation@plymouth.ac.uk</text:p>
          </table:table-cell>
          <table:table-cell office:value-type="string" calcext:value-type="string">
            <text:p>http://www.yha.org.uk/hostel/plymouth-university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ardy House, Castle Road, Castle Tow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DT5 1AU</text:p>
          </table:table-cell>
          <table:table-cell office:value-type="string" calcext:value-type="string">
            <text:p>0845 371 9339</text:p>
          </table:table-cell>
          <table:table-cell office:value-type="float" office:value="50.563974" calcext:value-type="float">
            <text:p>50.563974</text:p>
          </table:table-cell>
          <table:table-cell office:value-type="float" office:value="-2.446242" calcext:value-type="float">
            <text:p>-2.446242</text:p>
          </table:table-cell>
          <table:table-cell office:value-type="string" calcext:value-type="string">
            <text:p>SY 685 739</text:p>
          </table:table-cell>
          <table:table-cell office:value-type="float" office:value="194" calcext:value-type="float">
            <text:p>19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ortland@yha.org.uk</text:p>
          </table:table-cell>
          <table:table-cell office:value-type="string" calcext:value-type="string">
            <text:p>http://www.yha.org.uk/hostel/portland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Portreath Bunkhouse</text:p>
          </table:table-cell>
          <table:table-cell office:value-type="string" calcext:value-type="string">
            <text:p>Nance Farm, Illogan, Redr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6 4QX</text:p>
          </table:table-cell>
          <table:table-cell office:value-type="string" calcext:value-type="string">
            <text:p>01209 842244</text:p>
          </table:table-cell>
          <table:table-cell office:value-type="float" office:value="50.252762" calcext:value-type="float">
            <text:p>50.252762</text:p>
          </table:table-cell>
          <table:table-cell office:value-type="float" office:value="-5.270809" calcext:value-type="float">
            <text:p>-5.270809</text:p>
          </table:table-cell>
          <table:table-cell office:value-type="string" calcext:value-type="string">
            <text:p>SW 669 443</text:p>
          </table:table-cell>
          <table:table-cell office:value-type="float" office:value="203" calcext:value-type="float">
            <text:p>20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ortreath@yha.org.uk</text:p>
          </table:table-cell>
          <table:table-cell office:value-type="string" calcext:value-type="string">
            <text:p>http://www.yha.org.uk/hostel/portreath-bunkhous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Runnage Camping Barn</text:p>
          </table:table-cell>
          <table:table-cell office:value-type="string" calcext:value-type="string">
            <text:p>Runnage Farm, Postbridge, Yelver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PL20 6TN</text:p>
          </table:table-cell>
          <table:table-cell office:value-type="string" calcext:value-type="string">
            <text:p>0800 0191 700</text:p>
          </table:table-cell>
          <table:table-cell office:value-type="float" office:value="50.59697" calcext:value-type="float">
            <text:p>50.596970</text:p>
          </table:table-cell>
          <table:table-cell office:value-type="float" office:value="-3.88352" calcext:value-type="float">
            <text:p>-3.883520</text:p>
          </table:table-cell>
          <table:table-cell office:value-type="string" calcext:value-type="string">
            <text:p>SX 668 792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runnage-camping-bar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alcombe</text:p>
          </table:table-cell>
          <table:table-cell office:value-type="string" calcext:value-type="string">
            <text:p>Sharpitor, Salcombe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8 8LW</text:p>
          </table:table-cell>
          <table:table-cell office:value-type="string" calcext:value-type="string">
            <text:p>0845 371 9341</text:p>
          </table:table-cell>
          <table:table-cell office:value-type="float" office:value="50.223036" calcext:value-type="float">
            <text:p>50.223036</text:p>
          </table:table-cell>
          <table:table-cell office:value-type="float" office:value="-3.783951" calcext:value-type="float">
            <text:p>-3.783951</text:p>
          </table:table-cell>
          <table:table-cell office:value-type="string" calcext:value-type="string">
            <text:p>SX 728 374</text:p>
          </table:table-cell>
          <table:table-cell office:value-type="float" office:value="202" calcext:value-type="float">
            <text:p>20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alcombe@yha.org.uk</text:p>
          </table:table-cell>
          <table:table-cell office:value-type="string" calcext:value-type="string">
            <text:p>http://www.yha.org.uk/hostel/salcomb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Milford Hill, Sali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P1 2QW</text:p>
          </table:table-cell>
          <table:table-cell office:value-type="string" calcext:value-type="string">
            <text:p>0845 371 9537</text:p>
          </table:table-cell>
          <table:table-cell office:value-type="float" office:value="51.069101" calcext:value-type="float">
            <text:p>51.069101</text:p>
          </table:table-cell>
          <table:table-cell office:value-type="float" office:value="-1.787714" calcext:value-type="float">
            <text:p>-1.787714</text:p>
          </table:table-cell>
          <table:table-cell office:value-type="string" calcext:value-type="string">
            <text:p>SU 150 300</text:p>
          </table:table-cell>
          <table:table-cell office:value-type="float" office:value="184" calcext:value-type="float">
            <text:p>18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alisbury@yha.org.uk</text:p>
          </table:table-cell>
          <table:table-cell office:value-type="string" calcext:value-type="string">
            <text:p>http://www.yha.org.uk/hostel/salisbury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limbridge</text:p>
          </table:table-cell>
          <table:table-cell office:value-type="string" calcext:value-type="string">
            <text:p>The Wild Goose Lodge, Shepherds Patch, Slimbridge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2 7BP</text:p>
          </table:table-cell>
          <table:table-cell office:value-type="string" calcext:value-type="string">
            <text:p>01453 890 275</text:p>
          </table:table-cell>
          <table:table-cell office:value-type="float" office:value="51.735853" calcext:value-type="float">
            <text:p>51.735853</text:p>
          </table:table-cell>
          <table:table-cell office:value-type="float" office:value="-2.395277" calcext:value-type="float">
            <text:p>-2.395277</text:p>
          </table:table-cell>
          <table:table-cell office:value-type="string" calcext:value-type="string">
            <text:p>SO 728 04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limbridge@yha.org.uk</text:p>
          </table:table-cell>
          <table:table-cell office:value-type="string" calcext:value-type="string">
            <text:p>http://www.yha.org.uk/hostel/slimbridg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t Briavel's Castle</text:p>
          </table:table-cell>
          <table:table-cell office:value-type="string" calcext:value-type="string">
            <text:p>St Briavels, Lydney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5 6RG</text:p>
          </table:table-cell>
          <table:table-cell office:value-type="string" calcext:value-type="string">
            <text:p>0845 371 9042</text:p>
          </table:table-cell>
          <table:table-cell office:value-type="float" office:value="51.738112" calcext:value-type="float">
            <text:p>51.738112</text:p>
          </table:table-cell>
          <table:table-cell office:value-type="float" office:value="-2.640796" calcext:value-type="float">
            <text:p>-2.640796</text:p>
          </table:table-cell>
          <table:table-cell office:value-type="string" calcext:value-type="string">
            <text:p>SO 558 046</text:p>
          </table:table-cell>
          <table:table-cell office:value-type="float" office:value="162" calcext:value-type="float">
            <text:p>16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briavels@yha.org.uk</text:p>
          </table:table-cell>
          <table:table-cell office:value-type="string" calcext:value-type="string">
            <text:p>http://www.yha.org.uk/hostel/st-briavels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tow on the Wold</text:p>
          </table:table-cell>
          <table:table-cell office:value-type="string" calcext:value-type="string">
            <text:p>The Square, Stow-on-the-Wol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54 1AF</text:p>
          </table:table-cell>
          <table:table-cell office:value-type="string" calcext:value-type="string">
            <text:p>0845 371 9540</text:p>
          </table:table-cell>
          <table:table-cell office:value-type="float" office:value="51.93067" calcext:value-type="float">
            <text:p>51.930670</text:p>
          </table:table-cell>
          <table:table-cell office:value-type="float" office:value="-1.722665" calcext:value-type="float">
            <text:p>-1.722665</text:p>
          </table:table-cell>
          <table:table-cell office:value-type="string" calcext:value-type="string">
            <text:p>SP 192 258</text:p>
          </table:table-cell>
          <table:table-cell office:value-type="float" office:value="163" calcext:value-type="float">
            <text:p>16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stow@yha.org.uk</text:p>
          </table:table-cell>
          <table:table-cell office:value-type="string" calcext:value-type="string">
            <text:p>http://www.yha.org.uk/hostel/stow-wold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he Chalet, Ivythorn Hill, Street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16 0TZ</text:p>
          </table:table-cell>
          <table:table-cell office:value-type="string" calcext:value-type="string">
            <text:p>0845 371 9143</text:p>
          </table:table-cell>
          <table:table-cell office:value-type="float" office:value="51.107921" calcext:value-type="float">
            <text:p>51.107921</text:p>
          </table:table-cell>
          <table:table-cell office:value-type="float" office:value="-2.743768" calcext:value-type="float">
            <text:p>-2.743768</text:p>
          </table:table-cell>
          <table:table-cell office:value-type="string" calcext:value-type="string">
            <text:p>ST 480 346</text:p>
          </table:table-cell>
          <table:table-cell office:value-type="float" office:value="182" calcext:value-type="float">
            <text:p>18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treet@yha.org.uk</text:p>
          </table:table-cell>
          <table:table-cell office:value-type="string" calcext:value-type="string">
            <text:p>http://www.yha.org.uk/hostel/street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Swanage</text:p>
          </table:table-cell>
          <table:table-cell office:value-type="string" calcext:value-type="string">
            <text:p>Cluny, Cluny Crescent, Swanage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9 2BS</text:p>
          </table:table-cell>
          <table:table-cell office:value-type="string" calcext:value-type="string">
            <text:p>0845 371 9346</text:p>
          </table:table-cell>
          <table:table-cell office:value-type="float" office:value="50.60615" calcext:value-type="float">
            <text:p>50.606150</text:p>
          </table:table-cell>
          <table:table-cell office:value-type="float" office:value="-1.95783" calcext:value-type="float">
            <text:p>-1.957830</text:p>
          </table:table-cell>
          <table:table-cell office:value-type="string" calcext:value-type="string">
            <text:p>SZ 031 785</text:p>
          </table:table-cell>
          <table:table-cell office:value-type="float" office:value="195" calcext:value-type="float">
            <text:p>19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wanage@yha.org.uk</text:p>
          </table:table-cell>
          <table:table-cell office:value-type="string" calcext:value-type="string">
            <text:p>http://www.yha.org.uk/hostel/swanage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Tintagel</text:p>
          </table:table-cell>
          <table:table-cell office:value-type="string" calcext:value-type="string">
            <text:p>Dunderhole Point, Tintagel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4 0DW</text:p>
          </table:table-cell>
          <table:table-cell office:value-type="string" calcext:value-type="string">
            <text:p>0845 371 9145</text:p>
          </table:table-cell>
          <table:table-cell office:value-type="float" office:value="50.65985" calcext:value-type="float">
            <text:p>50.659850</text:p>
          </table:table-cell>
          <table:table-cell office:value-type="float" office:value="-4.7642" calcext:value-type="float">
            <text:p>-4.764200</text:p>
          </table:table-cell>
          <table:table-cell office:value-type="string" calcext:value-type="string">
            <text:p>SX 047 881</text:p>
          </table:table-cell>
          <table:table-cell office:value-type="float" office:value="200" calcext:value-type="float">
            <text:p>20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tintagel@yha.org.uk</text:p>
          </table:table-cell>
          <table:table-cell office:value-type="string" calcext:value-type="string">
            <text:p>http://www.yha.org.uk/hostel/tintagel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Treyarnon</text:p>
          </table:table-cell>
          <table:table-cell office:value-type="string" calcext:value-type="string">
            <text:p>Tregonnan, Treyarnon, Padstow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28 8JR</text:p>
          </table:table-cell>
          <table:table-cell office:value-type="string" calcext:value-type="string">
            <text:p>0845 371 9664</text:p>
          </table:table-cell>
          <table:table-cell office:value-type="float" office:value="50.527642" calcext:value-type="float">
            <text:p>50.527642</text:p>
          </table:table-cell>
          <table:table-cell office:value-type="float" office:value="-5.022908" calcext:value-type="float">
            <text:p>-5.022908</text:p>
          </table:table-cell>
          <table:table-cell office:value-type="string" calcext:value-type="string">
            <text:p>SW 858 741</text:p>
          </table:table-cell>
          <table:table-cell office:value-type="float" office:value="200" calcext:value-type="float">
            <text:p>20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reyarnon@yha.org.uk</text:p>
          </table:table-cell>
          <table:table-cell office:value-type="string" calcext:value-type="string">
            <text:p>http://www.yha.org.uk/hostel/treyarnon</text:p>
          </table:table-cell>
          <table:table-cell/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Westward Ho</text:p>
          </table:table-cell>
          <table:table-cell office:value-type="string" calcext:value-type="string">
            <text:p>1 Manorville, Fosketh Hill, Westward Ho!, Bideford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1UL</text:p>
          </table:table-cell>
          <table:table-cell office:value-type="string" calcext:value-type="string">
            <text:p>01237 479766</text:p>
          </table:table-cell>
          <table:table-cell office:value-type="float" office:value="51.038784" calcext:value-type="float">
            <text:p>51.038784</text:p>
          </table:table-cell>
          <table:table-cell office:value-type="float" office:value="-4.239671" calcext:value-type="float">
            <text:p>-4.239671</text:p>
          </table:table-cell>
          <table:table-cell office:value-type="string" calcext:value-type="string">
            <text:p>SS 431 290</text:p>
          </table:table-cell>
          <table:table-cell office:value-type="float" office:value="180" calcext:value-type="float">
            <text:p>18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westwardho@yha.org.uk</text:p>
          </table:table-cell>
          <table:table-cell office:value-type="string" calcext:value-type="string">
            <text:p>http://www.yha.org.uk/hostel/westward-ho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Anglesey</text:p>
          </table:table-cell>
          <table:table-cell office:value-type="string" calcext:value-type="string">
            <text:p>Porthdafarch Road, Holyhead</text:p>
          </table:table-cell>
          <table:table-cell office:value-type="string" calcext:value-type="string">
            <text:p>Anglesey</text:p>
          </table:table-cell>
          <table:table-cell office:value-type="string" calcext:value-type="string">
            <text:p>LL65 2LP</text:p>
          </table:table-cell>
          <table:table-cell office:value-type="string" calcext:value-type="string">
            <text:p>01407 769351</text:p>
          </table:table-cell>
          <table:table-cell office:value-type="float" office:value="53.291967" calcext:value-type="float">
            <text:p>53.291967</text:p>
          </table:table-cell>
          <table:table-cell office:value-type="float" office:value="-4.650924" calcext:value-type="float">
            <text:p>-4.650924</text:p>
          </table:table-cell>
          <table:table-cell office:value-type="string" calcext:value-type="string">
            <text:p>SH 234 805</text:p>
          </table:table-cell>
          <table:table-cell office:value-type="float" office:value="114" calcext:value-type="float">
            <text:p>11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ngleseyoutdoors@yha.org.uk</text:p>
          </table:table-cell>
          <table:table-cell office:value-type="string" calcext:value-type="string">
            <text:p>http://www.yha.org.uk/hostel/anglesey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Betws-y-Coed</text:p>
          </table:table-cell>
          <table:table-cell office:value-type="string" calcext:value-type="string">
            <text:p>Swallow Falls, Betws-y-Coed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24 0DW</text:p>
          </table:table-cell>
          <table:table-cell office:value-type="string" calcext:value-type="string">
            <text:p>01690 710796</text:p>
          </table:table-cell>
          <table:table-cell office:value-type="float" office:value="53.10199" calcext:value-type="float">
            <text:p>53.101990</text:p>
          </table:table-cell>
          <table:table-cell office:value-type="float" office:value="-3.845089" calcext:value-type="float">
            <text:p>-3.845089</text:p>
          </table:table-cell>
          <table:table-cell office:value-type="string" calcext:value-type="string">
            <text:p>SH 766 577</text:p>
          </table:table-cell>
          <table:table-cell office:value-type="float" office:value="115" calcext:value-type="float">
            <text:p>11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etwsycoed@yha.org.uk</text:p>
          </table:table-cell>
          <table:table-cell office:value-type="string" calcext:value-type="string">
            <text:p>http://www.yha.org.uk/hostel/betws-y-coed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Borth</text:p>
          </table:table-cell>
          <table:table-cell office:value-type="string" calcext:value-type="string">
            <text:p>Morlais, Borth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Y24 5JS</text:p>
          </table:table-cell>
          <table:table-cell office:value-type="string" calcext:value-type="string">
            <text:p>0845 371 9724</text:p>
          </table:table-cell>
          <table:table-cell office:value-type="float" office:value="52.496522" calcext:value-type="float">
            <text:p>52.496522</text:p>
          </table:table-cell>
          <table:table-cell office:value-type="float" office:value="-4.051683" calcext:value-type="float">
            <text:p>-4.051683</text:p>
          </table:table-cell>
          <table:table-cell office:value-type="string" calcext:value-type="string">
            <text:p>SN 608 907</text:p>
          </table:table-cell>
          <table:table-cell office:value-type="float" office:value="135" calcext:value-type="float">
            <text:p>135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borth@yha.org.uk</text:p>
          </table:table-cell>
          <table:table-cell office:value-type="string" calcext:value-type="string">
            <text:p>http://www.yha.org.uk/hostel/borth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Brecon</text:p>
          </table:table-cell>
          <table:table-cell office:value-type="string" calcext:value-type="string">
            <text:p>Groesffordd, Brecon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LD3 7SW</text:p>
          </table:table-cell>
          <table:table-cell office:value-type="string" calcext:value-type="string">
            <text:p>0845 371 9506</text:p>
          </table:table-cell>
          <table:table-cell office:value-type="float" office:value="51.950526" calcext:value-type="float">
            <text:p>51.950526</text:p>
          </table:table-cell>
          <table:table-cell office:value-type="float" office:value="-3.35009" calcext:value-type="float">
            <text:p>-3.350090</text:p>
          </table:table-cell>
          <table:table-cell office:value-type="string" calcext:value-type="string">
            <text:p>SO 073 28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brecon@yha.org.uk</text:p>
          </table:table-cell>
          <table:table-cell office:value-type="string" calcext:value-type="string">
            <text:p>http://www.yha.org.uk/hostel/brecon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Broad Haven</text:p>
          </table:table-cell>
          <table:table-cell office:value-type="string" calcext:value-type="string">
            <text:p>Broad Haven, Haverfordwest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62 3JH</text:p>
          </table:table-cell>
          <table:table-cell office:value-type="string" calcext:value-type="string">
            <text:p>0845 371 9008</text:p>
          </table:table-cell>
          <table:table-cell office:value-type="float" office:value="51.784466" calcext:value-type="float">
            <text:p>51.784466</text:p>
          </table:table-cell>
          <table:table-cell office:value-type="float" office:value="-5.099968" calcext:value-type="float">
            <text:p>-5.099968</text:p>
          </table:table-cell>
          <table:table-cell office:value-type="string" calcext:value-type="string">
            <text:p>SM 863 141</text:p>
          </table:table-cell>
          <table:table-cell office:value-type="float" office:value="157" calcext:value-type="float">
            <text:p>15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broadhaven@yha.org.uk</text:p>
          </table:table-cell>
          <table:table-cell office:value-type="string" calcext:value-type="string">
            <text:p>http://www.yha.org.uk/hostel/broad-haven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Bryn Gwynant</text:p>
          </table:table-cell>
          <table:table-cell office:value-type="string" calcext:value-type="string">
            <text:p>Nantgwynant, Caernarfo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5 4NP</text:p>
          </table:table-cell>
          <table:table-cell office:value-type="string" calcext:value-type="string">
            <text:p>0845 371 9108</text:p>
          </table:table-cell>
          <table:table-cell office:value-type="float" office:value="53.042442" calcext:value-type="float">
            <text:p>53.042442</text:p>
          </table:table-cell>
          <table:table-cell office:value-type="float" office:value="-4.028061" calcext:value-type="float">
            <text:p>-4.028061</text:p>
          </table:table-cell>
          <table:table-cell office:value-type="string" calcext:value-type="string">
            <text:p>SH 641 514</text:p>
          </table:table-cell>
          <table:table-cell office:value-type="float" office:value="17" calcext:value-type="float">
            <text:p>1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bryngwynant@yha.org.uk</text:p>
          </table:table-cell>
          <table:table-cell office:value-type="string" calcext:value-type="string">
            <text:p>http://www.yha.org.uk/hostel/bryn-gwynant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2 Wedal Road, Roath Park, Cardiff</text:p>
          </table:table-cell>
          <table:table-cell office:value-type="string" calcext:value-type="string">
            <text:p>South Glamorgan</text:p>
          </table:table-cell>
          <table:table-cell office:value-type="string" calcext:value-type="string">
            <text:p>CF14 3QX</text:p>
          </table:table-cell>
          <table:table-cell office:value-type="string" calcext:value-type="string">
            <text:p>0845 371 9311</text:p>
          </table:table-cell>
          <table:table-cell office:value-type="float" office:value="51.502993" calcext:value-type="float">
            <text:p>51.502993</text:p>
          </table:table-cell>
          <table:table-cell office:value-type="float" office:value="-3.176452" calcext:value-type="float">
            <text:p>-3.176452</text:p>
          </table:table-cell>
          <table:table-cell office:value-type="string" calcext:value-type="string">
            <text:p>ST 184 789</text:p>
          </table:table-cell>
          <table:table-cell office:value-type="float" office:value="171" calcext:value-type="float">
            <text:p>171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cardiff@yha.org.uk</text:p>
          </table:table-cell>
          <table:table-cell office:value-type="string" calcext:value-type="string">
            <text:p>http://www.yha.org.uk/hostel/cardiff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Conwy</text:p>
          </table:table-cell>
          <table:table-cell office:value-type="string" calcext:value-type="string">
            <text:p>Larkhill, Sychnant Pass Road</text:p>
          </table:table-cell>
          <table:table-cell office:value-type="string" calcext:value-type="string">
            <text:p>Conwy</text:p>
          </table:table-cell>
          <table:table-cell office:value-type="string" calcext:value-type="string">
            <text:p>LL32 8AJ</text:p>
          </table:table-cell>
          <table:table-cell office:value-type="string" calcext:value-type="string">
            <text:p>0845 371 9732</text:p>
          </table:table-cell>
          <table:table-cell office:value-type="float" office:value="53.278562" calcext:value-type="float">
            <text:p>53.278562</text:p>
          </table:table-cell>
          <table:table-cell office:value-type="float" office:value="-3.838888" calcext:value-type="float">
            <text:p>-3.838888</text:p>
          </table:table-cell>
          <table:table-cell office:value-type="string" calcext:value-type="string">
            <text:p>SH 775 773</text:p>
          </table:table-cell>
          <table:table-cell office:value-type="float" office:value="115" calcext:value-type="float">
            <text:p>11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onwy@yha.org.uk</text:p>
          </table:table-cell>
          <table:table-cell office:value-type="string" calcext:value-type="string">
            <text:p>http://www.yha.org.uk/hostel/conwy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Danywenallt National Park Study Centre</text:p>
          </table:table-cell>
          <table:table-cell office:value-type="string" calcext:value-type="string">
            <text:p>Talybont-on-Usk, Brecon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LD3 7YS</text:p>
          </table:table-cell>
          <table:table-cell office:value-type="string" calcext:value-type="string">
            <text:p>0845 371 9548</text:p>
          </table:table-cell>
          <table:table-cell office:value-type="float" office:value="51.87657" calcext:value-type="float">
            <text:p>51.876570</text:p>
          </table:table-cell>
          <table:table-cell office:value-type="float" office:value="-3.297848" calcext:value-type="float">
            <text:p>-3.297848</text:p>
          </table:table-cell>
          <table:table-cell office:value-type="string" calcext:value-type="string">
            <text:p>SO 108 206</text:p>
          </table:table-cell>
          <table:table-cell office:value-type="float" office:value="161" calcext:value-type="float">
            <text:p>16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anywenallt@yha.org.uk</text:p>
          </table:table-cell>
          <table:table-cell office:value-type="string" calcext:value-type="string">
            <text:p>http://www.yha.org.uk/hostel/danywenallt-national-park-study-centre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Dolgoch Bunkhouse</text:p>
          </table:table-cell>
          <table:table-cell office:value-type="string" calcext:value-type="string">
            <text:p>Dolgoch, Tregaron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Y25 6NR</text:p>
          </table:table-cell>
          <table:table-cell office:value-type="string" calcext:value-type="string">
            <text:p>0845 371 9631</text:p>
          </table:table-cell>
          <table:table-cell office:value-type="float" office:value="52.191029" calcext:value-type="float">
            <text:p>52.191029</text:p>
          </table:table-cell>
          <table:table-cell office:value-type="float" office:value="-3.747679" calcext:value-type="float">
            <text:p>-3.747679</text:p>
          </table:table-cell>
          <table:table-cell office:value-type="string" calcext:value-type="string">
            <text:p>SN 806 562</text:p>
          </table:table-cell>
          <table:table-cell office:value-type="float" office:value="147" calcext:value-type="float">
            <text:p>14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olgoch@yha.org.uk</text:p>
          </table:table-cell>
          <table:table-cell office:value-type="string" calcext:value-type="string">
            <text:p>http://www.yha.org.uk/hostel/dolgoch-bunkhouse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Gower Bunkhouse</text:p>
          </table:table-cell>
          <table:table-cell office:value-type="string" calcext:value-type="string">
            <text:p>Borfa House Activity Centre, Port Eynon, Swansea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A3 1NN</text:p>
          </table:table-cell>
          <table:table-cell office:value-type="string" calcext:value-type="string">
            <text:p>01792 401548</text:p>
          </table:table-cell>
          <table:table-cell office:value-type="float" office:value="51.546104" calcext:value-type="float">
            <text:p>51.546104</text:p>
          </table:table-cell>
          <table:table-cell office:value-type="float" office:value="-4.210468" calcext:value-type="float">
            <text:p>-4.210468</text:p>
          </table:table-cell>
          <table:table-cell office:value-type="string" calcext:value-type="string">
            <text:p>SS 468 853</text:p>
          </table:table-cell>
          <table:table-cell office:value-type="float" office:value="159" calcext:value-type="float">
            <text:p>15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ower@yha.org.uk</text:p>
          </table:table-cell>
          <table:table-cell office:value-type="string" calcext:value-type="string">
            <text:p>http://www.yha.org.uk/hostel/gower-bunkhouse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Idwal</text:p>
          </table:table-cell>
          <table:table-cell office:value-type="string" calcext:value-type="string">
            <text:p>Nant Ffrancon, Bethesda, Bangor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3LZ</text:p>
          </table:table-cell>
          <table:table-cell office:value-type="string" calcext:value-type="string">
            <text:p>0845 371 9744</text:p>
          </table:table-cell>
          <table:table-cell office:value-type="float" office:value="53.123287" calcext:value-type="float">
            <text:p>53.123287</text:p>
          </table:table-cell>
          <table:table-cell office:value-type="float" office:value="-4.020508" calcext:value-type="float">
            <text:p>-4.020508</text:p>
          </table:table-cell>
          <table:table-cell office:value-type="string" calcext:value-type="string">
            <text:p>SH 649 604</text:p>
          </table:table-cell>
          <table:table-cell office:value-type="float" office:value="115" calcext:value-type="float">
            <text:p>11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dwal@yha.org.uk</text:p>
          </table:table-cell>
          <table:table-cell office:value-type="string" calcext:value-type="string">
            <text:p>http://www.yha.org.uk/hostel/idwal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Kings, Penmaenpool, Dolgellau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40 1TB</text:p>
          </table:table-cell>
          <table:table-cell office:value-type="string" calcext:value-type="string">
            <text:p>0845 371 9327</text:p>
          </table:table-cell>
          <table:table-cell office:value-type="float" office:value="52.725661" calcext:value-type="float">
            <text:p>52.725661</text:p>
          </table:table-cell>
          <table:table-cell office:value-type="float" office:value="-3.950776" calcext:value-type="float">
            <text:p>-3.950776</text:p>
          </table:table-cell>
          <table:table-cell office:value-type="string" calcext:value-type="string">
            <text:p>SH 684 160</text:p>
          </table:table-cell>
          <table:table-cell office:value-type="float" office:value="124" calcext:value-type="float">
            <text:p>124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ings@yha.org.uk</text:p>
          </table:table-cell>
          <table:table-cell office:value-type="string" calcext:value-type="string">
            <text:p>http://www.yha.org.uk/hostel/kings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Llanberis</text:p>
          </table:table-cell>
          <table:table-cell office:value-type="string" calcext:value-type="string">
            <text:p>Llwyn Celyn, Llanberis, Caernarfo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5 4SR</text:p>
          </table:table-cell>
          <table:table-cell office:value-type="string" calcext:value-type="string">
            <text:p>0845 371 9645</text:p>
          </table:table-cell>
          <table:table-cell office:value-type="float" office:value="53.115312" calcext:value-type="float">
            <text:p>53.115312</text:p>
          </table:table-cell>
          <table:table-cell office:value-type="float" office:value="-4.132104" calcext:value-type="float">
            <text:p>-4.132104</text:p>
          </table:table-cell>
          <table:table-cell office:value-type="string" calcext:value-type="string">
            <text:p>SH 574 597</text:p>
          </table:table-cell>
          <table:table-cell office:value-type="float" office:value="115" calcext:value-type="float">
            <text:p>11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lanberis@yha.org.uk</text:p>
          </table:table-cell>
          <table:table-cell office:value-type="string" calcext:value-type="string">
            <text:p>http://www.yha.org.uk/hostel/llanberis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Llanddeusant</text:p>
          </table:table-cell>
          <table:table-cell office:value-type="string" calcext:value-type="string">
            <text:p>The Old Red Lion, Llanddeusant</text:p>
          </table:table-cell>
          <table:table-cell office:value-type="string" calcext:value-type="string">
            <text:p>Camarthenshire</text:p>
          </table:table-cell>
          <table:table-cell office:value-type="string" calcext:value-type="string">
            <text:p>SA19 9UL</text:p>
          </table:table-cell>
          <table:table-cell office:value-type="string" calcext:value-type="string">
            <text:p>0845 371 9750</text:p>
          </table:table-cell>
          <table:table-cell office:value-type="float" office:value="51.90579" calcext:value-type="float">
            <text:p>51.905790</text:p>
          </table:table-cell>
          <table:table-cell office:value-type="float" office:value="-3.77857" calcext:value-type="float">
            <text:p>-3.778570</text:p>
          </table:table-cell>
          <table:table-cell office:value-type="string" calcext:value-type="string">
            <text:p>SN 777 245</text:p>
          </table:table-cell>
          <table:table-cell office:value-type="float" office:value="160" calcext:value-type="float">
            <text:p>16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landdeusant@yha.org.uk</text:p>
          </table:table-cell>
          <table:table-cell office:value-type="string" calcext:value-type="string">
            <text:p>http://www.yha.org.uk/hostel/llanddeusant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Llangattock Mountain Bunkhouse</text:p>
          </table:table-cell>
          <table:table-cell office:value-type="string" calcext:value-type="string">
            <text:p>Wern Watkin, Hillside, Llangattock, Crickhowell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NP8 1LG</text:p>
          </table:table-cell>
          <table:table-cell office:value-type="string" calcext:value-type="string">
            <text:p>01873 812307</text:p>
          </table:table-cell>
          <table:table-cell office:value-type="float" office:value="51.831097" calcext:value-type="float">
            <text:p>51.831097</text:p>
          </table:table-cell>
          <table:table-cell office:value-type="float" office:value="-3.140727" calcext:value-type="float">
            <text:p>-3.140727</text:p>
          </table:table-cell>
          <table:table-cell office:value-type="string" calcext:value-type="string">
            <text:p>SO 215 153</text:p>
          </table:table-cell>
          <table:table-cell office:value-type="float" office:value="161" calcext:value-type="float">
            <text:p>16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langattock@yha.org.uk</text:p>
          </table:table-cell>
          <table:table-cell office:value-type="string" calcext:value-type="string">
            <text:p>http://www.yha.org.uk/hostel/llangattock-mountain-bunkhouse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Llwyn-y-Celyn</text:p>
          </table:table-cell>
          <table:table-cell office:value-type="string" calcext:value-type="string">
            <text:p>Libanus, Brecon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LD3 8NH</text:p>
          </table:table-cell>
          <table:table-cell office:value-type="string" calcext:value-type="string">
            <text:p>0845 371 9029</text:p>
          </table:table-cell>
          <table:table-cell office:value-type="float" office:value="51.891676" calcext:value-type="float">
            <text:p>51.891676</text:p>
          </table:table-cell>
          <table:table-cell office:value-type="float" office:value="-3.493255" calcext:value-type="float">
            <text:p>-3.493255</text:p>
          </table:table-cell>
          <table:table-cell office:value-type="string" calcext:value-type="string">
            <text:p>SN 973 225</text:p>
          </table:table-cell>
          <table:table-cell office:value-type="float" office:value="160" calcext:value-type="float">
            <text:p>16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llwynycelyn@yha.org.uk</text:p>
          </table:table-cell>
          <table:table-cell office:value-type="string" calcext:value-type="string">
            <text:p>http://www.yha.org.uk/hostel/llwyn-y-celyn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anorbier</text:p>
          </table:table-cell>
          <table:table-cell office:value-type="string" calcext:value-type="string">
            <text:p>Manorbier, nr Tenby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70 7TT</text:p>
          </table:table-cell>
          <table:table-cell office:value-type="string" calcext:value-type="string">
            <text:p>0845 371 9031</text:p>
          </table:table-cell>
          <table:table-cell office:value-type="float" office:value="51.644801" calcext:value-type="float">
            <text:p>51.644801</text:p>
          </table:table-cell>
          <table:table-cell office:value-type="float" office:value="-4.77636" calcext:value-type="float">
            <text:p>-4.776360</text:p>
          </table:table-cell>
          <table:table-cell office:value-type="string" calcext:value-type="string">
            <text:p>SS 080 977</text:p>
          </table:table-cell>
          <table:table-cell office:value-type="float" office:value="158" calcext:value-type="float">
            <text:p>15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manorbier@yha.org.uk</text:p>
          </table:table-cell>
          <table:table-cell office:value-type="string" calcext:value-type="string">
            <text:p>http://www.yha.org.uk/hostel/manorbier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arloes Sands</text:p>
          </table:table-cell>
          <table:table-cell office:value-type="string" calcext:value-type="string">
            <text:p>Runwayskiln, Marloes, Haverfordwest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62 3BH</text:p>
          </table:table-cell>
          <table:table-cell office:value-type="string" calcext:value-type="string">
            <text:p>0845 371 9333</text:p>
          </table:table-cell>
          <table:table-cell office:value-type="float" office:value="51.726955" calcext:value-type="float">
            <text:p>51.726955</text:p>
          </table:table-cell>
          <table:table-cell office:value-type="float" office:value="-5.218742" calcext:value-type="float">
            <text:p>-5.218742</text:p>
          </table:table-cell>
          <table:table-cell office:value-type="string" calcext:value-type="string">
            <text:p>SM 778 080</text:p>
          </table:table-cell>
          <table:table-cell office:value-type="float" office:value="157" calcext:value-type="float">
            <text:p>15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marloessands@yha.org.uk</text:p>
          </table:table-cell>
          <table:table-cell office:value-type="string" calcext:value-type="string">
            <text:p>http://www.yha.org.uk/hostel/marloes-sands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Lower St Mary Street, Newport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42 0TS</text:p>
          </table:table-cell>
          <table:table-cell office:value-type="string" calcext:value-type="string">
            <text:p>0845 371 9543</text:p>
          </table:table-cell>
          <table:table-cell office:value-type="float" office:value="52.017354" calcext:value-type="float">
            <text:p>52.017354</text:p>
          </table:table-cell>
          <table:table-cell office:value-type="float" office:value="-4.830712" calcext:value-type="float">
            <text:p>-4.830712</text:p>
          </table:table-cell>
          <table:table-cell office:value-type="string" calcext:value-type="string">
            <text:p>SN 059 392</text:p>
          </table:table-cell>
          <table:table-cell office:value-type="float" office:value="145" calcext:value-type="float">
            <text:p>14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ewport@yha.org.uk</text:p>
          </table:table-cell>
          <table:table-cell office:value-type="string" calcext:value-type="string">
            <text:p>http://www.yha.org.uk/hostel/newport</text:p>
          </table:table-cell>
          <table:table-cell office:value-type="string" calcext:value-type="string">
            <text:p>Trefdreath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Pen-y-Pass</text:p>
          </table:table-cell>
          <table:table-cell office:value-type="string" calcext:value-type="string">
            <text:p>Pen-y-Pass, Nantgwynant, Caernarfo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5 4NY</text:p>
          </table:table-cell>
          <table:table-cell office:value-type="string" calcext:value-type="string">
            <text:p>0845 371 9534</text:p>
          </table:table-cell>
          <table:table-cell office:value-type="float" office:value="53.080876" calcext:value-type="float">
            <text:p>53.080876</text:p>
          </table:table-cell>
          <table:table-cell office:value-type="float" office:value="-4.020846" calcext:value-type="float">
            <text:p>-4.020846</text:p>
          </table:table-cell>
          <table:table-cell office:value-type="string" calcext:value-type="string">
            <text:p>SH 647 556</text:p>
          </table:table-cell>
          <table:table-cell office:value-type="float" office:value="115" calcext:value-type="float">
            <text:p>11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enypass@yha.org.uk</text:p>
          </table:table-cell>
          <table:table-cell office:value-type="string" calcext:value-type="string">
            <text:p>http://www.yha.org.uk/hostel/pen-y-pass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Poppit Sands</text:p>
          </table:table-cell>
          <table:table-cell office:value-type="string" calcext:value-type="string">
            <text:p>Sea View, Poppit, Cardigan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43 3LP</text:p>
          </table:table-cell>
          <table:table-cell office:value-type="string" calcext:value-type="string">
            <text:p>0845 371 9037</text:p>
          </table:table-cell>
          <table:table-cell office:value-type="float" office:value="52.106396" calcext:value-type="float">
            <text:p>52.106396</text:p>
          </table:table-cell>
          <table:table-cell office:value-type="float" office:value="-4.710276" calcext:value-type="float">
            <text:p>-4.710276</text:p>
          </table:table-cell>
          <table:table-cell office:value-type="string" calcext:value-type="string">
            <text:p>SN 145 488</text:p>
          </table:table-cell>
          <table:table-cell office:value-type="float" office:value="145" calcext:value-type="float">
            <text:p>14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oppit@yha.org.uk</text:p>
          </table:table-cell>
          <table:table-cell office:value-type="string" calcext:value-type="string">
            <text:p>http://www.yha.org.uk/hostel/poppit-sands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Port Eynon</text:p>
          </table:table-cell>
          <table:table-cell office:value-type="string" calcext:value-type="string">
            <text:p>Old Lifeboat House, Port Eynon, Swansea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A3 1NN</text:p>
          </table:table-cell>
          <table:table-cell office:value-type="string" calcext:value-type="string">
            <text:p>0845 371 9135</text:p>
          </table:table-cell>
          <table:table-cell office:value-type="float" office:value="51.541374" calcext:value-type="float">
            <text:p>51.541374</text:p>
          </table:table-cell>
          <table:table-cell office:value-type="float" office:value="-4.209829" calcext:value-type="float">
            <text:p>-4.209829</text:p>
          </table:table-cell>
          <table:table-cell office:value-type="string" calcext:value-type="string">
            <text:p>SS 468 848</text:p>
          </table:table-cell>
          <table:table-cell office:value-type="float" office:value="159" calcext:value-type="float">
            <text:p>159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orteynon@yha.org.uk</text:p>
          </table:table-cell>
          <table:table-cell office:value-type="string" calcext:value-type="string">
            <text:p>http://www.yha.org.uk/hostel/port-eynon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Pwll Deri</text:p>
          </table:table-cell>
          <table:table-cell office:value-type="string" calcext:value-type="string">
            <text:p>Castell Mawr, Trefasser, Goodwick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64 0LR</text:p>
          </table:table-cell>
          <table:table-cell office:value-type="string" calcext:value-type="string">
            <text:p>0845 371 9536</text:p>
          </table:table-cell>
          <table:table-cell office:value-type="float" office:value="52.007073" calcext:value-type="float">
            <text:p>52.007073</text:p>
          </table:table-cell>
          <table:table-cell office:value-type="float" office:value="-5.072266" calcext:value-type="float">
            <text:p>-5.072266</text:p>
          </table:table-cell>
          <table:table-cell office:value-type="string" calcext:value-type="string">
            <text:p>SM 892 388</text:p>
          </table:table-cell>
          <table:table-cell office:value-type="float" office:value="157" calcext:value-type="float">
            <text:p>15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pwllderi@yha.org.uk</text:p>
          </table:table-cell>
          <table:table-cell office:value-type="string" calcext:value-type="string">
            <text:p>http://www.yha.org.uk/hostel/pwll-deri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Rhossili Bunkhouse</text:p>
          </table:table-cell>
          <table:table-cell office:value-type="string" calcext:value-type="string">
            <text:p>Rhossili Activity Centre, Middleton, Rhossili, Swansea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A3 1PJ</text:p>
          </table:table-cell>
          <table:table-cell office:value-type="string" calcext:value-type="string">
            <text:p>01792 401548</text:p>
          </table:table-cell>
          <table:table-cell office:value-type="float" office:value="51.56964" calcext:value-type="float">
            <text:p>51.569640</text:p>
          </table:table-cell>
          <table:table-cell office:value-type="float" office:value="-4.274508" calcext:value-type="float">
            <text:p>-4.274508</text:p>
          </table:table-cell>
          <table:table-cell office:value-type="string" calcext:value-type="string">
            <text:p>SS 425 881</text:p>
          </table:table-cell>
          <table:table-cell office:value-type="float" office:value="145" calcext:value-type="float">
            <text:p>14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hossili@yha.org.uk</text:p>
          </table:table-cell>
          <table:table-cell office:value-type="string" calcext:value-type="string">
            <text:p>http://www.yha.org.uk/hostel/rhossili-bunkhouse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Rowen</text:p>
          </table:table-cell>
          <table:table-cell office:value-type="string" calcext:value-type="string">
            <text:p>Rhiw Farm, Rowen</text:p>
          </table:table-cell>
          <table:table-cell office:value-type="string" calcext:value-type="string">
            <text:p>Conwy</text:p>
          </table:table-cell>
          <table:table-cell office:value-type="string" calcext:value-type="string">
            <text:p>LL32 8YW</text:p>
          </table:table-cell>
          <table:table-cell office:value-type="string" calcext:value-type="string">
            <text:p>0845 371 9038</text:p>
          </table:table-cell>
          <table:table-cell office:value-type="float" office:value="53.23098" calcext:value-type="float">
            <text:p>53.230980</text:p>
          </table:table-cell>
          <table:table-cell office:value-type="float" office:value="-3.879091" calcext:value-type="float">
            <text:p>-3.879091</text:p>
          </table:table-cell>
          <table:table-cell office:value-type="string" calcext:value-type="string">
            <text:p>SH 747 721</text:p>
          </table:table-cell>
          <table:table-cell office:value-type="float" office:value="115" calcext:value-type="float">
            <text:p>11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onwy@yha.org.uk</text:p>
          </table:table-cell>
          <table:table-cell office:value-type="string" calcext:value-type="string">
            <text:p>http://www.yha.org.uk/hostel/rowen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Snowdon Ranger</text:p>
          </table:table-cell>
          <table:table-cell office:value-type="string" calcext:value-type="string">
            <text:p>Rhyd Ddu, Caernarfo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YS</text:p>
          </table:table-cell>
          <table:table-cell office:value-type="string" calcext:value-type="string">
            <text:p>0845 371 9659</text:p>
          </table:table-cell>
          <table:table-cell office:value-type="float" office:value="53.073296" calcext:value-type="float">
            <text:p>53.073296</text:p>
          </table:table-cell>
          <table:table-cell office:value-type="float" office:value="-4.143262" calcext:value-type="float">
            <text:p>-4.143262</text:p>
          </table:table-cell>
          <table:table-cell office:value-type="string" calcext:value-type="string">
            <text:p>SH 565 550</text:p>
          </table:table-cell>
          <table:table-cell office:value-type="float" office:value="115" calcext:value-type="float">
            <text:p>11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nowdon@yha.org.uk</text:p>
          </table:table-cell>
          <table:table-cell office:value-type="string" calcext:value-type="string">
            <text:p>http://www.yha.org.uk/hostel/snowdon-ranger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St Davids</text:p>
          </table:table-cell>
          <table:table-cell office:value-type="string" calcext:value-type="string">
            <text:p>Llaethdy, Whitesands, St David's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62 6PR</text:p>
          </table:table-cell>
          <table:table-cell office:value-type="string" calcext:value-type="string">
            <text:p>0845 371 9141</text:p>
          </table:table-cell>
          <table:table-cell office:value-type="float" office:value="51.90216" calcext:value-type="float">
            <text:p>51.902160</text:p>
          </table:table-cell>
          <table:table-cell office:value-type="float" office:value="-5.286795" calcext:value-type="float">
            <text:p>-5.286795</text:p>
          </table:table-cell>
          <table:table-cell office:value-type="string" calcext:value-type="string">
            <text:p>SM 740 277</text:p>
          </table:table-cell>
          <table:table-cell office:value-type="float" office:value="157" calcext:value-type="float">
            <text:p>157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davids@yha.org.uk</text:p>
          </table:table-cell>
          <table:table-cell office:value-type="string" calcext:value-type="string">
            <text:p>http://www.yha.org.uk/hostel/st-davids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Swansea Bunkhouse</text:p>
          </table:table-cell>
          <table:table-cell office:value-type="string" calcext:value-type="string">
            <text:p>Dan-y-Coed House, Huntington Close, West Cross, Swansea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A3 5AL</text:p>
          </table:table-cell>
          <table:table-cell office:value-type="string" calcext:value-type="string">
            <text:p>01792 401548</text:p>
          </table:table-cell>
          <table:table-cell office:value-type="float" office:value="51.5912" calcext:value-type="float">
            <text:p>51.591200</text:p>
          </table:table-cell>
          <table:table-cell office:value-type="float" office:value="-3.9993" calcext:value-type="float">
            <text:p>-3.999300</text:p>
          </table:table-cell>
          <table:table-cell office:value-type="string" calcext:value-type="string">
            <text:p>SS 616 899</text:p>
          </table:table-cell>
          <table:table-cell office:value-type="float" office:value="159" calcext:value-type="float">
            <text:p>15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wansea@yha.org.uk</text:p>
          </table:table-cell>
          <table:table-cell office:value-type="string" calcext:value-type="string">
            <text:p>http://www.yha.org.uk/hostel/swansea-bunkhouse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Sychpwll <text:s/>Camping Barn</text:p>
          </table:table-cell>
          <table:table-cell office:value-type="string" calcext:value-type="string">
            <text:p>Sychpwll, Llandrinio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SY22 6SH</text:p>
          </table:table-cell>
          <table:table-cell office:value-type="string" calcext:value-type="string">
            <text:p>0800 0191 700</text:p>
          </table:table-cell>
          <table:table-cell office:value-type="float" office:value="52.7527021538" calcext:value-type="float">
            <text:p>52.752702</text:p>
          </table:table-cell>
          <table:table-cell office:value-type="float" office:value="-3.0229139328" calcext:value-type="float">
            <text:p>-3.022914</text:p>
          </table:table-cell>
          <table:table-cell office:value-type="string" calcext:value-type="string">
            <text:p>SJ 311 177</text:p>
          </table:table-cell>
          <table:table-cell table:number-columns-repeated="2"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sychpwll-camping-barn</text:p>
          </table:table-cell>
          <table:table-cell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Tyncornel Bunkhouse</text:p>
          </table:table-cell>
          <table:table-cell office:value-type="string" calcext:value-type="string">
            <text:p>Llanddewi-Brefi, Tregaron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Y25 6PH</text:p>
          </table:table-cell>
          <table:table-cell office:value-type="string" calcext:value-type="string">
            <text:p>0870 770 8868</text:p>
          </table:table-cell>
          <table:table-cell office:value-type="float" office:value="52.165525" calcext:value-type="float">
            <text:p>52.165525</text:p>
          </table:table-cell>
          <table:table-cell office:value-type="float" office:value="-3.828126" calcext:value-type="float">
            <text:p>-3.828126</text:p>
          </table:table-cell>
          <table:table-cell office:value-type="string" calcext:value-type="string">
            <text:p>SN 751 535</text:p>
          </table:table-cell>
          <table:table-cell office:value-type="float" office:value="147" calcext:value-type="float">
            <text:p>14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yncornel@yha.org.uk</text:p>
          </table:table-cell>
          <table:table-cell office:value-type="string" calcext:value-type="string">
            <text:p>http://www.yha.org.uk/hostel/tyncornel-bunkhouse</text:p>
          </table:table-cell>
          <table:table-cell office:value-type="string" calcext:value-type="string">
            <text:p>Most remote hostel</text:p>
          </table:table-cell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Beverley Friary</text:p>
          </table:table-cell>
          <table:table-cell office:value-type="string" calcext:value-type="string">
            <text:p>Friar's Lane, Beverley</text:p>
          </table:table-cell>
          <table:table-cell office:value-type="string" calcext:value-type="string">
            <text:p>East Yorkshire</text:p>
          </table:table-cell>
          <table:table-cell office:value-type="string" calcext:value-type="string">
            <text:p>HU17 0DF</text:p>
          </table:table-cell>
          <table:table-cell office:value-type="string" calcext:value-type="string">
            <text:p>0845 371 9004</text:p>
          </table:table-cell>
          <table:table-cell office:value-type="float" office:value="53.83969" calcext:value-type="float">
            <text:p>53.839690</text:p>
          </table:table-cell>
          <table:table-cell office:value-type="float" office:value="-0.42285" calcext:value-type="float">
            <text:p>-0.422850</text:p>
          </table:table-cell>
          <table:table-cell office:value-type="string" calcext:value-type="string">
            <text:p>TA 039 393</text:p>
          </table:table-cell>
          <table:table-cell office:value-type="float" office:value="107" calcext:value-type="float">
            <text:p>10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beverleyfriary@yha.org.uk</text:p>
          </table:table-cell>
          <table:table-cell office:value-type="string" calcext:value-type="string">
            <text:p>http://www.yha.org.uk/hostel/beverley-friary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Bivouac Camping Barn</text:p>
          </table:table-cell>
          <table:table-cell office:value-type="string" calcext:value-type="string">
            <text:p>Druids Temple Masham, Ripon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HG4 4JZ</text:p>
          </table:table-cell>
          <table:table-cell office:value-type="string" calcext:value-type="string">
            <text:p>0800 0191 700</text:p>
          </table:table-cell>
          <table:table-cell office:value-type="float" office:value="54.203646" calcext:value-type="float">
            <text:p>54.203646</text:p>
          </table:table-cell>
          <table:table-cell office:value-type="float" office:value="-1.72627" calcext:value-type="float">
            <text:p>-1.726270</text:p>
          </table:table-cell>
          <table:table-cell office:value-type="string" calcext:value-type="string">
            <text:p>SE 180 7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bivouac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Boggle Hole</text:p>
          </table:table-cell>
          <table:table-cell office:value-type="string" calcext:value-type="string">
            <text:p>Mill Beck, Fylingthorpe, Whitby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22 4UQ</text:p>
          </table:table-cell>
          <table:table-cell office:value-type="string" calcext:value-type="string">
            <text:p>0845 371 9504</text:p>
          </table:table-cell>
          <table:table-cell office:value-type="float" office:value="54.422785" calcext:value-type="float">
            <text:p>54.422785</text:p>
          </table:table-cell>
          <table:table-cell office:value-type="float" office:value="-0.531346" calcext:value-type="float">
            <text:p>-0.531346</text:p>
          </table:table-cell>
          <table:table-cell office:value-type="string" calcext:value-type="string">
            <text:p>NZ 954 040</text:p>
          </table:table-cell>
          <table:table-cell office:value-type="float" office:value="94" calcext:value-type="float">
            <text:p>9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ogglehole@yha.org.uk</text:p>
          </table:table-cell>
          <table:table-cell office:value-type="string" calcext:value-type="string">
            <text:p>http://www.yha.org.uk/hostel/boggle-hole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Brompton Camping Barn</text:p>
          </table:table-cell>
          <table:table-cell office:value-type="string" calcext:value-type="string">
            <text:p>Village Farm, 24 Richmond Road, Brompton-on-Swale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HE</text:p>
          </table:table-cell>
          <table:table-cell office:value-type="string" calcext:value-type="string">
            <text:p>0800 0191700</text:p>
          </table:table-cell>
          <table:table-cell office:value-type="float" office:value="54.39281" calcext:value-type="float">
            <text:p>54.392810</text:p>
          </table:table-cell>
          <table:table-cell office:value-type="float" office:value="-1.66767" calcext:value-type="float">
            <text:p>-1.667670</text:p>
          </table:table-cell>
          <table:table-cell office:value-type="string" calcext:value-type="string">
            <text:p>SE 217 9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brompton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Dalby Forest</text:p>
          </table:table-cell>
          <table:table-cell office:value-type="string" calcext:value-type="string">
            <text:p>Old School, Lockton, Pickering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18 7PY</text:p>
          </table:table-cell>
          <table:table-cell office:value-type="string" calcext:value-type="string">
            <text:p>0845 371 9128</text:p>
          </table:table-cell>
          <table:table-cell office:value-type="float" office:value="54.29866" calcext:value-type="float">
            <text:p>54.298660</text:p>
          </table:table-cell>
          <table:table-cell office:value-type="float" office:value="-0.704949" calcext:value-type="float">
            <text:p>-0.704949</text:p>
          </table:table-cell>
          <table:table-cell office:value-type="string" calcext:value-type="string">
            <text:p>SE 844 9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lockton@yha.org.uk</text:p>
          </table:table-cell>
          <table:table-cell office:value-type="string" calcext:value-type="string">
            <text:p>http://www.yha.org.uk/hostel/dalby-forest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Earby</text:p>
          </table:table-cell>
          <table:table-cell office:value-type="string" calcext:value-type="string">
            <text:p>9-11 Birch Lane, Earby, Barnoldswick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18 6JX</text:p>
          </table:table-cell>
          <table:table-cell office:value-type="string" calcext:value-type="string">
            <text:p>0845 371 9016</text:p>
          </table:table-cell>
          <table:table-cell office:value-type="float" office:value="53.918079" calcext:value-type="float">
            <text:p>53.918079</text:p>
          </table:table-cell>
          <table:table-cell office:value-type="float" office:value="-2.130656" calcext:value-type="float">
            <text:p>-2.130656</text:p>
          </table:table-cell>
          <table:table-cell office:value-type="string" calcext:value-type="string">
            <text:p>SD 915 469</text:p>
          </table:table-cell>
          <table:table-cell office:value-type="float" office:value="103" calcext:value-type="float">
            <text:p>10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earby@yha.org.uk</text:p>
          </table:table-cell>
          <table:table-cell office:value-type="string" calcext:value-type="string">
            <text:p>http://www.yha.org.uk/hostel/earby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Farndale Camping Barn</text:p>
          </table:table-cell>
          <table:table-cell office:value-type="string" calcext:value-type="string">
            <text:p>Oak House, Farndale, Kirkbymoorside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62 7LH</text:p>
          </table:table-cell>
          <table:table-cell office:value-type="string" calcext:value-type="string">
            <text:p>0800 0191 700</text:p>
          </table:table-cell>
          <table:table-cell office:value-type="float" office:value="54.37836" calcext:value-type="float">
            <text:p>54.378360</text:p>
          </table:table-cell>
          <table:table-cell office:value-type="float" office:value="-0.98673" calcext:value-type="float">
            <text:p>-0.986730</text:p>
          </table:table-cell>
          <table:table-cell office:value-type="string" calcext:value-type="string">
            <text:p>SE 659 98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farndale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Grinton Lodge</text:p>
          </table:table-cell>
          <table:table-cell office:value-type="string" calcext:value-type="string">
            <text:p>Grinton, Richmond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1 6HS</text:p>
          </table:table-cell>
          <table:table-cell office:value-type="string" calcext:value-type="string">
            <text:p>0845 371 9636</text:p>
          </table:table-cell>
          <table:table-cell office:value-type="float" office:value="54.373774" calcext:value-type="float">
            <text:p>54.373774</text:p>
          </table:table-cell>
          <table:table-cell office:value-type="float" office:value="-1.927156" calcext:value-type="float">
            <text:p>-1.927156</text:p>
          </table:table-cell>
          <table:table-cell office:value-type="string" calcext:value-type="string">
            <text:p>SE 048 976</text:p>
          </table:table-cell>
          <table:table-cell office:value-type="float" office:value="98" calcext:value-type="float">
            <text:p>9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rinton@yha.org.uk</text:p>
          </table:table-cell>
          <table:table-cell office:value-type="string" calcext:value-type="string">
            <text:p>http://www.yha.org.uk/hostel/grinton-lodge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Hawes</text:p>
          </table:table-cell>
          <table:table-cell office:value-type="string" calcext:value-type="string">
            <text:p>Lancaster Terrace, Hawes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8 3LQ</text:p>
          </table:table-cell>
          <table:table-cell office:value-type="string" calcext:value-type="string">
            <text:p>0845 371 9120</text:p>
          </table:table-cell>
          <table:table-cell office:value-type="float" office:value="54.303579" calcext:value-type="float">
            <text:p>54.303579</text:p>
          </table:table-cell>
          <table:table-cell office:value-type="float" office:value="-2.203832" calcext:value-type="float">
            <text:p>-2.203832</text:p>
          </table:table-cell>
          <table:table-cell office:value-type="string" calcext:value-type="string">
            <text:p>SD 868 898</text:p>
          </table:table-cell>
          <table:table-cell office:value-type="float" office:value="98" calcext:value-type="float">
            <text:p>98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awes@yha.org.uk</text:p>
          </table:table-cell>
          <table:table-cell office:value-type="string" calcext:value-type="string">
            <text:p>http://www.yha.org.uk/hostel/hawes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Haworth</text:p>
          </table:table-cell>
          <table:table-cell office:value-type="string" calcext:value-type="string">
            <text:p>Longlands Drive, Lees Lane, Haworth, Keighley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BD22 8RT</text:p>
          </table:table-cell>
          <table:table-cell office:value-type="string" calcext:value-type="string">
            <text:p>0845 371 9520</text:p>
          </table:table-cell>
          <table:table-cell office:value-type="float" office:value="53.83684" calcext:value-type="float">
            <text:p>53.836840</text:p>
          </table:table-cell>
          <table:table-cell office:value-type="float" office:value="-1.942332" calcext:value-type="float">
            <text:p>-1.942332</text:p>
          </table:table-cell>
          <table:table-cell office:value-type="string" calcext:value-type="string">
            <text:p>SE 039 378</text:p>
          </table:table-cell>
          <table:table-cell office:value-type="float" office:value="104" calcext:value-type="float">
            <text:p>10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haworth@yha.org.uk</text:p>
          </table:table-cell>
          <table:table-cell office:value-type="string" calcext:value-type="string">
            <text:p>http://www.yha.org.uk/hostel/haworth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Helmsley</text:p>
          </table:table-cell>
          <table:table-cell office:value-type="string" calcext:value-type="string">
            <text:p>Carlton Lane, Helmsley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62 5HB</text:p>
          </table:table-cell>
          <table:table-cell office:value-type="string" calcext:value-type="string">
            <text:p>0845 371 9638</text:p>
          </table:table-cell>
          <table:table-cell office:value-type="float" office:value="54.248285" calcext:value-type="float">
            <text:p>54.248285</text:p>
          </table:table-cell>
          <table:table-cell office:value-type="float" office:value="-1.05722" calcext:value-type="float">
            <text:p>-1.057220</text:p>
          </table:table-cell>
          <table:table-cell office:value-type="string" calcext:value-type="string">
            <text:p>SE 615 840</text:p>
          </table:table-cell>
          <table:table-cell office:value-type="float" office:value="100" calcext:value-type="float">
            <text:p>10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elmsley@yha.org.uk</text:p>
          </table:table-cell>
          <table:table-cell office:value-type="string" calcext:value-type="string">
            <text:p>http://www.yha.org.uk/hostel/helmsley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Ingleton</text:p>
          </table:table-cell>
          <table:table-cell office:value-type="string" calcext:value-type="string">
            <text:p>Sammy Lane, Ingleton, Carnforth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6 3EG</text:p>
          </table:table-cell>
          <table:table-cell office:value-type="string" calcext:value-type="string">
            <text:p>0845 371 9124</text:p>
          </table:table-cell>
          <table:table-cell office:value-type="float" office:value="54.155057" calcext:value-type="float">
            <text:p>54.155057</text:p>
          </table:table-cell>
          <table:table-cell office:value-type="float" office:value="-2.467694" calcext:value-type="float">
            <text:p>-2.467694</text:p>
          </table:table-cell>
          <table:table-cell office:value-type="string" calcext:value-type="string">
            <text:p>SD 696 734</text:p>
          </table:table-cell>
          <table:table-cell office:value-type="float" office:value="98" calcext:value-type="float">
            <text:p>9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ingleton@yha.org.uk</text:p>
          </table:table-cell>
          <table:table-cell office:value-type="string" calcext:value-type="string">
            <text:p>http://www.yha.org.uk/hostel/ingleto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Kettlewell</text:p>
          </table:table-cell>
          <table:table-cell office:value-type="string" calcext:value-type="string">
            <text:p>Kettlewell, Skipton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BD23 5QU</text:p>
          </table:table-cell>
          <table:table-cell office:value-type="string" calcext:value-type="string">
            <text:p>0845 371 9025</text:p>
          </table:table-cell>
          <table:table-cell office:value-type="float" office:value="54.14733" calcext:value-type="float">
            <text:p>54.147330</text:p>
          </table:table-cell>
          <table:table-cell office:value-type="float" office:value="-2.04659" calcext:value-type="float">
            <text:p>-2.046590</text:p>
          </table:table-cell>
          <table:table-cell office:value-type="string" calcext:value-type="string">
            <text:p>SD 971 724</text:p>
          </table:table-cell>
          <table:table-cell office:value-type="float" office:value="98" calcext:value-type="float">
            <text:p>9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kettlewell@yha.org.uk</text:p>
          </table:table-cell>
          <table:table-cell office:value-type="string" calcext:value-type="string">
            <text:p>http://www.yha.org.uk/hostel/kettlewell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Kildale Camping Barn</text:p>
          </table:table-cell>
          <table:table-cell office:value-type="string" calcext:value-type="string">
            <text:p>Park Farm, Kildale, Whitby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21 2RN</text:p>
          </table:table-cell>
          <table:table-cell office:value-type="string" calcext:value-type="string">
            <text:p>0800 0191 700</text:p>
          </table:table-cell>
          <table:table-cell office:value-type="float" office:value="54.46768" calcext:value-type="float">
            <text:p>54.467680</text:p>
          </table:table-cell>
          <table:table-cell office:value-type="float" office:value="-1.07165" calcext:value-type="float">
            <text:p>-1.071650</text:p>
          </table:table-cell>
          <table:table-cell office:value-type="string" calcext:value-type="string">
            <text:p>NZ 603 08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kildale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Leeds Carnegie Village</text:p>
          </table:table-cell>
          <table:table-cell office:value-type="string" calcext:value-type="string">
            <text:p>Carnegie Village, Leeds Metropolitan University, Headingley Campus, Leeds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6 3GZ</text:p>
          </table:table-cell>
          <table:table-cell/>
          <table:table-cell office:value-type="float" office:value="53.826281" calcext:value-type="float">
            <text:p>53.826281</text:p>
          </table:table-cell>
          <table:table-cell office:value-type="float" office:value="-1.595369" calcext:value-type="float">
            <text:p>-1.595369</text:p>
          </table:table-cell>
          <table:table-cell office:value-type="string" calcext:value-type="string">
            <text:p>SE 267 36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onferences@leedsmet.ac.uk</text:p>
          </table:table-cell>
          <table:table-cell office:value-type="string" calcext:value-type="string">
            <text:p>http://www.yha.org.uk/hostel/leeds-carnegie-village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Leeds Kirkstall Brewery</text:p>
          </table:table-cell>
          <table:table-cell office:value-type="string" calcext:value-type="string">
            <text:p>Kirkstall Brewery, Leeds Metropolitan University, Broad Lane, Leeds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5 3RX</text:p>
          </table:table-cell>
          <table:table-cell/>
          <table:table-cell office:value-type="float" office:value="53.815434" calcext:value-type="float">
            <text:p>53.815434</text:p>
          </table:table-cell>
          <table:table-cell office:value-type="float" office:value="-1.609386" calcext:value-type="float">
            <text:p>-1.609386</text:p>
          </table:table-cell>
          <table:table-cell office:value-type="string" calcext:value-type="string">
            <text:p>SE 258 35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onferences@leedsmet.ac.uk</text:p>
          </table:table-cell>
          <table:table-cell office:value-type="string" calcext:value-type="string">
            <text:p>http://www.yha.org.uk/hostel/leeds-kirkstall-brewery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Leeds Opal</text:p>
          </table:table-cell>
          <table:table-cell office:value-type="string" calcext:value-type="string">
            <text:p>Opal One, Leeds Metropolitan University 1-3 Burley Road, Leeds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3 1LS</text:p>
          </table:table-cell>
          <table:table-cell/>
          <table:table-cell office:value-type="float" office:value="53.801095" calcext:value-type="float">
            <text:p>53.801095</text:p>
          </table:table-cell>
          <table:table-cell office:value-type="float" office:value="-1.564091" calcext:value-type="float">
            <text:p>-1.564091</text:p>
          </table:table-cell>
          <table:table-cell office:value-type="string" calcext:value-type="string">
            <text:p>SE 288 3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onferences@leedsmet.ac.uk</text:p>
          </table:table-cell>
          <table:table-cell office:value-type="string" calcext:value-type="string">
            <text:p>http://www.yha.org.uk/hostel/leeds-opal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Low Row Camping Barn</text:p>
          </table:table-cell>
          <table:table-cell office:value-type="string" calcext:value-type="string">
            <text:p>Low Whita Farm Low Row Richmond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1 6NT</text:p>
          </table:table-cell>
          <table:table-cell office:value-type="string" calcext:value-type="string">
            <text:p>0800 0191 700</text:p>
          </table:table-cell>
          <table:table-cell office:value-type="float" office:value="54.37946" calcext:value-type="float">
            <text:p>54.379460</text:p>
          </table:table-cell>
          <table:table-cell office:value-type="float" office:value="-1.99626" calcext:value-type="float">
            <text:p>-1.996260</text:p>
          </table:table-cell>
          <table:table-cell office:value-type="string" calcext:value-type="string">
            <text:p>SE 003 98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low-row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Malham</text:p>
          </table:table-cell>
          <table:table-cell office:value-type="string" calcext:value-type="string">
            <text:p>Malham, Skipton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BD23 4DB</text:p>
          </table:table-cell>
          <table:table-cell office:value-type="string" calcext:value-type="string">
            <text:p>0845 371 9529</text:p>
          </table:table-cell>
          <table:table-cell office:value-type="float" office:value="54.062513" calcext:value-type="float">
            <text:p>54.062513</text:p>
          </table:table-cell>
          <table:table-cell office:value-type="float" office:value="-2.152044" calcext:value-type="float">
            <text:p>-2.152044</text:p>
          </table:table-cell>
          <table:table-cell office:value-type="string" calcext:value-type="string">
            <text:p>SD 901 630</text:p>
          </table:table-cell>
          <table:table-cell office:value-type="float" office:value="98" calcext:value-type="float">
            <text:p>9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lham@yha.org.uk</text:p>
          </table:table-cell>
          <table:table-cell office:value-type="string" calcext:value-type="string">
            <text:p>http://www.yha.org.uk/hostel/malham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Mankinholes</text:p>
          </table:table-cell>
          <table:table-cell office:value-type="string" calcext:value-type="string">
            <text:p>Mankinholes, Todmorden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OL14 6HR</text:p>
          </table:table-cell>
          <table:table-cell office:value-type="string" calcext:value-type="string">
            <text:p>0845 371 9751</text:p>
          </table:table-cell>
          <table:table-cell office:value-type="float" office:value="53.708477" calcext:value-type="float">
            <text:p>53.708477</text:p>
          </table:table-cell>
          <table:table-cell office:value-type="float" office:value="-2.061909" calcext:value-type="float">
            <text:p>-2.061909</text:p>
          </table:table-cell>
          <table:table-cell office:value-type="string" calcext:value-type="string">
            <text:p>SD 960 236</text:p>
          </table:table-cell>
          <table:table-cell office:value-type="float" office:value="103" calcext:value-type="float">
            <text:p>10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mankinholes@yha.org.uk</text:p>
          </table:table-cell>
          <table:table-cell office:value-type="string" calcext:value-type="string">
            <text:p>http://www.yha.org.uk/hostel/mankinholes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Osmotherley</text:p>
          </table:table-cell>
          <table:table-cell office:value-type="string" calcext:value-type="string">
            <text:p>Cote Ghyll Mill, Osmotherley, Northallerton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6 3AH</text:p>
          </table:table-cell>
          <table:table-cell office:value-type="string" calcext:value-type="string">
            <text:p>01609 883425</text:p>
          </table:table-cell>
          <table:table-cell office:value-type="float" office:value="54.376449" calcext:value-type="float">
            <text:p>54.376449</text:p>
          </table:table-cell>
          <table:table-cell office:value-type="float" office:value="-1.291559" calcext:value-type="float">
            <text:p>-1.291559</text:p>
          </table:table-cell>
          <table:table-cell office:value-type="string" calcext:value-type="string">
            <text:p>SE 461 981</text:p>
          </table:table-cell>
          <table:table-cell office:value-type="float" office:value="100" calcext:value-type="float">
            <text:p>10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mill@coteghyll.com</text:p>
          </table:table-cell>
          <table:table-cell office:value-type="string" calcext:value-type="string">
            <text:p>http://www.yha.org.uk/hostel/osmotherley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Richmond Camping Barn</text:p>
          </table:table-cell>
          <table:table-cell office:value-type="string" calcext:value-type="string">
            <text:p>East Applegarth Farm, Westfields, Richmond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4SD</text:p>
          </table:table-cell>
          <table:table-cell/>
          <table:table-cell office:value-type="float" office:value="54.410658" calcext:value-type="float">
            <text:p>54.410658</text:p>
          </table:table-cell>
          <table:table-cell office:value-type="float" office:value="-1.79461" calcext:value-type="float">
            <text:p>-1.794610</text:p>
          </table:table-cell>
          <table:table-cell office:value-type="string" calcext:value-type="string">
            <text:p>NZ 134 01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richmond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Burniston Road, Scarborough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13 0DA</text:p>
          </table:table-cell>
          <table:table-cell office:value-type="string" calcext:value-type="string">
            <text:p>0845 371 9657</text:p>
          </table:table-cell>
          <table:table-cell office:value-type="float" office:value="54.302293" calcext:value-type="float">
            <text:p>54.302293</text:p>
          </table:table-cell>
          <table:table-cell office:value-type="float" office:value="-0.424379" calcext:value-type="float">
            <text:p>-0.424379</text:p>
          </table:table-cell>
          <table:table-cell office:value-type="string" calcext:value-type="string">
            <text:p>TA 026 908</text:p>
          </table:table-cell>
          <table:table-cell office:value-type="float" office:value="101" calcext:value-type="float">
            <text:p>10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carborough@yha.org.uk</text:p>
          </table:table-cell>
          <table:table-cell office:value-type="string" calcext:value-type="string">
            <text:p>http://www.yha.org.uk/hostel/scarborough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Sinnington Camping Barn</text:p>
          </table:table-cell>
          <table:table-cell office:value-type="string" calcext:value-type="string">
            <text:p>Cliff Farm, Sinnington, York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YO6 6SS</text:p>
          </table:table-cell>
          <table:table-cell office:value-type="string" calcext:value-type="string">
            <text:p>0800 0191 700</text:p>
          </table:table-cell>
          <table:table-cell office:value-type="float" office:value="54.25479" calcext:value-type="float">
            <text:p>54.254790</text:p>
          </table:table-cell>
          <table:table-cell office:value-type="float" office:value="-0.8485" calcext:value-type="float">
            <text:p>-0.848500</text:p>
          </table:table-cell>
          <table:table-cell office:value-type="string" calcext:value-type="string">
            <text:p>SE 751 85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ampingbarns@yha.org.uk</text:p>
          </table:table-cell>
          <table:table-cell office:value-type="string" calcext:value-type="string">
            <text:p>http://www.yha.org.uk/barn/sinnington-camping-barn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Whitby</text:p>
          </table:table-cell>
          <table:table-cell office:value-type="string" calcext:value-type="string">
            <text:p>Abbey House, East Cliff, Whitby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22 4JT</text:p>
          </table:table-cell>
          <table:table-cell office:value-type="string" calcext:value-type="string">
            <text:p>0845 371 9049</text:p>
          </table:table-cell>
          <table:table-cell office:value-type="float" office:value="54.487423" calcext:value-type="float">
            <text:p>54.487423</text:p>
          </table:table-cell>
          <table:table-cell office:value-type="float" office:value="-0.608271" calcext:value-type="float">
            <text:p>-0.608271</text:p>
          </table:table-cell>
          <table:table-cell office:value-type="string" calcext:value-type="string">
            <text:p>NZ 903 111</text:p>
          </table:table-cell>
          <table:table-cell office:value-type="float" office:value="94" calcext:value-type="float">
            <text:p>9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whitby@yha.org.uk</text:p>
          </table:table-cell>
          <table:table-cell office:value-type="string" calcext:value-type="string">
            <text:p>http://www.yha.org.uk/hostel/whitby</text:p>
          </table:table-cell>
          <table:table-cell/>
        </table:table-row>
        <table:table-row table:style-name="ro1">
          <table:table-cell office:value-type="string" calcext:value-type="string">
            <text:p>Yorkshir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ater End, Clifton, Yor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YO30 6LP</text:p>
          </table:table-cell>
          <table:table-cell office:value-type="string" calcext:value-type="string">
            <text:p>0845 371 9051</text:p>
          </table:table-cell>
          <table:table-cell office:value-type="float" office:value="53.968511" calcext:value-type="float">
            <text:p>53.968511</text:p>
          </table:table-cell>
          <table:table-cell office:value-type="float" office:value="-1.102822" calcext:value-type="float">
            <text:p>-1.102822</text:p>
          </table:table-cell>
          <table:table-cell office:value-type="string" calcext:value-type="string">
            <text:p>SE 590 529</text:p>
          </table:table-cell>
          <table:table-cell office:value-type="float" office:value="105" calcext:value-type="float">
            <text:p>10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york@yha.org.uk</text:p>
          </table:table-cell>
          <table:table-cell office:value-type="string" calcext:value-type="string">
            <text:p>http://www.yha.org.uk/hostel/york</text:p>
          </table:table-cell>
          <table:table-cell/>
        </table:table-row>
        <table:table-row table:style-name="ro1" table:number-rows-repeated="10482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6" number:min-integer-digits="1"/>
    </number:number-style>
    <number:number-style style:name="N112">
      <number:number number:decimal-places="0" number:min-integer-digits="2"/>
    </number:number-style>
    <number:number-style style:name="N113">
      <number:number number:decimal-places="0" number:min-integer-digits="3"/>
    </number:number-style>
    <number:number-style style:name="N114">
      <number:number number:decimal-places="0" number:min-integer-digits="6">
        <number:embedded-text number:position="3"> </number:embedded-text>
      </number:number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/00/0000</text:date>, <text:time style:data-style-name="N2" text:time-value="01:33:24.753769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Russon</meta:initial-creator>
    <meta:creation-date>2013-06-26T14:07:31</meta:creation-date>
    <dc:date>2015-01-24T01:34:23.205905842</dc:date>
    <dc:creator>Richard Russon</dc:creator>
    <meta:editing-duration>PT3M54S</meta:editing-duration>
    <meta:editing-cycles>7</meta:editing-cycles>
    <meta:generator>LibreOffice/4.3.5.2.0$Linux_X86_64 LibreOffice_project/430$Build-2</meta:generator>
    <meta:document-statistic meta:table-count="1" meta:cell-count="3510" meta:object-count="0"/>
  </office:meta>
</office:document-meta>
</file>